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1.0827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372in"/>
    </style:style>
    <style:style style:name="co16" style:family="table-column">
      <style:table-column-properties fo:break-before="auto" style:column-width="1.4256in"/>
    </style:style>
    <style:style style:name="co17" style:family="table-column">
      <style:table-column-properties fo:break-before="auto" style:column-width="1.0181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0.9543in"/>
    </style:style>
    <style:style style:name="co20" style:family="table-column">
      <style:table-column-properties fo:break-before="auto" style:column-width="1.0646in"/>
    </style:style>
    <style:style style:name="co21" style:family="table-column">
      <style:table-column-properties fo:break-before="auto" style:column-width="1.211in"/>
    </style:style>
    <style:style style:name="co22" style:family="table-column">
      <style:table-column-properties fo:break-before="auto" style:column-width="0.9465in"/>
    </style:style>
    <style:style style:name="co23" style:family="table-column">
      <style:table-column-properties fo:break-before="auto" style:column-width="1.2756in"/>
    </style:style>
    <style:style style:name="co24" style:family="table-column">
      <style:table-column-properties fo:break-before="auto" style:column-width="1.4043in"/>
    </style:style>
    <style:style style:name="co25" style:family="table-column">
      <style:table-column-properties fo:break-before="auto" style:column-width="1.0398in"/>
    </style:style>
    <style:style style:name="co26" style:family="table-column">
      <style:table-column-properties fo:break-before="auto" style:column-width="1.3075in"/>
    </style:style>
    <style:style style:name="co27" style:family="table-column">
      <style:table-column-properties fo:break-before="auto" style:column-width="1.2862in"/>
    </style:style>
    <style:style style:name="co28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808080"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cccc" fo:border="0.06pt solid #000000"/>
    </style:style>
    <style:style style:name="ce6" style:family="table-cell" style:parent-style-name="Default">
      <style:table-cell-properties fo:background-color="#ccffcc" fo:border="0.06pt solid #000000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>
      <style:table-cell-properties fo:background-color="#ff9900" fo:border="0.06pt solid #000000"/>
    </style:style>
    <style:style style:name="ce9" style:family="table-cell" style:parent-style-name="Default">
      <style:table-cell-properties fo:background-color="#ff3300" fo:border="0.06pt solid #000000"/>
    </style:style>
    <style:style style:name="ce10" style:family="table-cell" style:parent-style-name="Default">
      <style:table-cell-properties fo:background-color="#cccccc" fo:border="0.06pt solid #000000"/>
    </style:style>
    <style:style style:name="ce11" style:family="table-cell" style:parent-style-name="Default">
      <style:table-cell-properties fo:background-color="#0066cc" fo:border="0.06pt solid #000000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#ffcccc"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000000" fo:border="0.06pt solid #00000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339966" fo:border="0.06pt solid #000000"/>
    </style:style>
    <style:style style:name="ce16" style:family="table-cell" style:parent-style-name="Default">
      <style:table-cell-properties fo:background-color="#000000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6" table:default-cell-style-name="ce4"/>
        <table:table-column table:style-name="co5" table:default-cell-style-name="ce7"/>
        <table:table-column table:style-name="co7" table:default-cell-style-name="ce7"/>
        <table:table-column table:style-name="co7" table:default-cell-style-name="ce4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2" table:default-cell-style-name="ce5"/>
        <table:table-column table:style-name="co9" table:default-cell-style-name="ce5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2"/>
        <table:table-column table:style-name="co15" table:default-cell-style-name="ce2"/>
        <table:table-column table:style-name="co16" table:default-cell-style-name="ce5"/>
        <table:table-column table:style-name="co9" table:number-columns-repeated="2" table:default-cell-style-name="ce5"/>
        <table:table-column table:style-name="co17" table:default-cell-style-name="ce10"/>
        <table:table-column table:style-name="co10" table:default-cell-style-name="ce5"/>
        <table:table-column table:style-name="co18" table:number-columns-repeated="2" table:default-cell-style-name="ce5"/>
        <table:table-column table:style-name="co2" table:default-cell-style-name="ce5"/>
        <table:table-column table:style-name="co19" table:default-cell-style-name="ce10"/>
        <table:table-column table:style-name="co19" table:default-cell-style-name="ce11"/>
        <table:table-column table:style-name="co14" table:default-cell-style-name="ce10"/>
        <table:table-column table:style-name="co20" table:default-cell-style-name="ce5"/>
        <table:table-column table:style-name="co20" table:default-cell-style-name="ce9"/>
        <table:table-column table:style-name="co21" table:default-cell-style-name="ce5"/>
        <table:table-column table:style-name="co22" table:default-cell-style-name="ce12"/>
        <table:table-column table:style-name="co23" table:default-cell-style-name="ce13"/>
        <table:table-column table:style-name="co24" table:default-cell-style-name="ce12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number-columns-repeated="2" table:default-cell-style-name="ce14"/>
        <table:table-column table:style-name="co2" table:default-cell-style-name="Default"/>
        <table:table-column table:style-name="co2" table:default-cell-style-name="ce15"/>
        <table:table-column table:style-name="co4" table:default-cell-style-name="ce11"/>
        <table:table-column table:style-name="co25" table:default-cell-style-name="Default"/>
        <table:table-column table:style-name="co26" table:default-cell-style-name="ce18"/>
        <table:table-column table:style-name="co2" table:default-cell-style-name="Default"/>
        <table:table-column table:style-name="co2" table:default-cell-style-name="ce12"/>
        <table:table-column table:style-name="co23" table:default-cell-style-name="Default"/>
        <table:table-column table:style-name="co27" table:default-cell-style-name="ce9"/>
        <table:table-column table:style-name="co2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 of Test</text:p>
          </table:table-cell>
          <table:table-cell table:style-name="ce1" office:value-type="string" calcext:value-type="string">
            <text:p>Board tim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Delay shift</text:p>
          </table:table-cell>
          <table:table-cell table:style-name="ce1" office:value-type="string" calcext:value-type="string">
            <text:p>Bytes before</text:p>
          </table:table-cell>
          <table:table-cell table:style-name="ce1" office:value-type="string" calcext:value-type="string">
            <text:p>Bytes after</text:p>
          </table:table-cell>
          <table:table-cell table:style-name="ce1" office:value-type="string" calcext:value-type="string">
            <text:p>TOTAL start time</text:p>
          </table:table-cell>
          <table:table-cell table:style-name="ce1" office:value-type="string" calcext:value-type="string">
            <text:p>Test start time</text:p>
          </table:table-cell>
          <table:table-cell table:style-name="ce1" office:value-type="string" calcext:value-type="string">
            <text:p>-&gt;fixed</text:p>
          </table:table-cell>
          <table:table-cell table:style-name="ce1" office:value-type="string" calcext:value-type="string">
            <text:p>Peak start time</text:p>
          </table:table-cell>
          <table:table-cell table:style-name="ce1" office:value-type="string" calcext:value-type="string">
            <text:p>Test end time</text:p>
          </table:table-cell>
          <table:table-cell table:style-name="ce1" office:value-type="string" calcext:value-type="string">
            <text:p>-&gt;fixed</text:p>
          </table:table-cell>
          <table:table-cell table:style-name="ce1" office:value-type="string" calcext:value-type="string">
            <text:p>Peak end time</text:p>
          </table:table-cell>
          <table:table-cell table:style-name="ce1" office:value-type="string" calcext:value-type="string">
            <text:p>TOTAL end time</text:p>
          </table:table-cell>
          <table:table-cell table:style-name="ce1" office:value-type="string" calcext:value-type="string">
            <text:p>RA_active</text:p>
          </table:table-cell>
          <table:table-cell table:style-name="ce1" office:value-type="string" calcext:value-type="string">
            <text:p>-&gt;fixed</text:p>
          </table:table-cell>
          <table:table-cell table:style-name="ce1" office:value-type="string" calcext:value-type="string">
            <text:p>RA_total</text:p>
          </table:table-cell>
          <table:table-cell table:style-name="ce1" office:value-type="string" calcext:value-type="string">
            <text:p>-&gt;fixed</text:p>
          </table:table-cell>
          <table:table-cell table:style-name="ce1" office:value-type="string" calcext:value-type="string">
            <text:p>HW idle</text:p>
          </table:table-cell>
          <table:table-cell table:style-name="ce1" office:value-type="string" calcext:value-type="string">
            <text:p>HW peak avg</text:p>
          </table:table-cell>
          <table:table-cell table:style-name="ce1" office:value-type="string" calcext:value-type="string">
            <text:p>HW TOTAL avg</text:p>
          </table:table-cell>
          <table:table-cell table:style-name="ce1" office:value-type="string" calcext:value-type="string">
            <text:p>HW CPU extra</text:p>
          </table:table-cell>
          <table:table-cell table:style-name="ce1" office:value-type="string" calcext:value-type="string">
            <text:p>Android rate 1 (bps)</text:p>
          </table:table-cell>
          <table:table-cell table:style-name="ce1" office:value-type="string" calcext:value-type="string">
            <text:p>Android rate 2 (bps)</text:p>
          </table:table-cell>
          <table:table-cell table:style-name="ce1" office:value-type="string" calcext:value-type="string">
            <text:p>-&gt;fixed</text:p>
          </table:table-cell>
          <table:table-cell table:style-name="ce1" office:value-type="string" calcext:value-type="string">
            <text:p>wifi tx power</text:p>
          </table:table-cell>
          <table:table-cell table:style-name="ce1" office:value-type="string" calcext:value-type="string">
            <text:p>wifi profiler</text:p>
          </table:table-cell>
          <table:table-cell table:style-name="ce1" office:value-type="string" calcext:value-type="string">
            <text:p>RA_Utilization</text:p>
          </table:table-cell>
          <table:table-cell table:style-name="ce1" office:value-type="string" calcext:value-type="string">
            <text:p>-&gt;fixed</text:p>
          </table:table-cell>
          <table:table-cell table:style-name="ce1" office:value-type="string" calcext:value-type="string">
            <text:p>RA_Raw</text:p>
          </table:table-cell>
          <table:table-cell table:style-name="ce1" office:value-type="string" calcext:value-type="string">
            <text:p>RA_coeff</text:p>
          </table:table-cell>
          <table:table-cell table:style-name="ce1" office:value-type="string" calcext:value-type="string">
            <text:p>RA_fact</text:p>
          </table:table-cell>
          <table:table-cell table:style-name="ce1" office:value-type="string" calcext:value-type="string">
            <text:p>Ground Truth</text:p>
          </table:table-cell>
          <table:table-cell table:style-name="ce1" office:value-type="string" calcext:value-type="string">
            <text:p>GT avg</text:p>
          </table:table-cell>
          <table:table-cell table:style-name="ce1" office:value-type="string" calcext:value-type="string">
            <text:p>GT error %</text:p>
          </table:table-cell>
          <table:table-cell table:style-name="ce1" office:value-type="string" calcext:value-type="string">
            <text:p>Android const</text:p>
          </table:table-cell>
          <table:table-cell table:style-name="ce1" office:value-type="string" calcext:value-type="string">
            <text:p>Android 1 err %</text:p>
          </table:table-cell>
          <table:table-cell table:style-name="ce1" office:value-type="string" calcext:value-type="string">
            <text:p>Android rate</text:p>
          </table:table-cell>
          <table:table-cell table:style-name="ce1" office:value-type="string" calcext:value-type="string">
            <text:p>Android 2 err %</text:p>
          </table:table-cell>
          <table:table-cell table:style-name="ce1" office:value-type="string" calcext:value-type="string">
            <text:p>Android rate fixed</text:p>
          </table:table-cell>
          <table:table-cell table:style-name="ce1" office:value-type="string" calcext:value-type="string">
            <text:p>-&gt;err %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A err %</text:p>
          </table:table-cell>
          <table:table-cell table:style-name="ce16" table:number-columns-repeated="2"/>
          <table:table-cell table:style-name="ce1" office:value-type="string" calcext:value-type="string">
            <text:p>RA err %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Ground Truth</text:p>
          </table:table-cell>
          <table:table-cell table:style-name="ce1" office:value-type="string" calcext:value-type="string">
            <text:p>GT error %</text:p>
          </table:table-cell>
          <table:table-cell table:style-name="ce1" office:value-type="string" calcext:value-type="string">
            <text:p>Android rate fixed</text:p>
          </table:table-cell>
          <table:table-cell table:style-name="ce1" office:value-type="string" calcext:value-type="string">
            <text:p>-&gt;err %</text:p>
          </table:table-cell>
          <table:table-cell table:style-name="ce1" office:value-type="string" calcext:value-type="string">
            <text:p>Android rate</text:p>
          </table:table-cell>
          <table:table-cell table:style-name="ce1" office:value-type="string" calcext:value-type="string">
            <text:p>Android 2 err %</text:p>
          </table:table-cell>
          <table:table-cell table:style-name="ce1" office:value-type="string" calcext:value-type="string">
            <text:p>Android const</text:p>
          </table:table-cell>
          <table:table-cell table:style-name="ce1" office:value-type="string" calcext:value-type="string">
            <text:p>Android 1 err %</text:p>
          </table:table-cell>
          <table:table-cell/>
        </table:table-row>
        <table:table-row table:style-name="ro1">
          <table:table-cell office:value-type="string" calcext:value-type="string">
            <text:p>SAMPLE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table:formula="of:=[.B2]-[.C2]-[.D2]"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0000" calcext:value-type="float">
            <text:p>100000000</text:p>
          </table:table-cell>
          <table:table-cell table:formula="of:=[.I2]-5+[.E2]" office:value-type="float" office:value="205" calcext:value-type="float">
            <text:p>205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table:formula="of:=[.N2]+10" office:value-type="float" office:value="345" calcext:value-type="float">
            <text:p>34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L2]-[.I2]" office:value-type="float" office:value="125" calcext:value-type="float">
            <text:p>125</text:p>
          </table:table-cell>
          <table:table-cell table:formula="of:=[.M2]-[.J2]" office:value-type="float" office:value="125" calcext:value-type="float">
            <text:p>125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]-[.F2])*8/[.R2]" office:value-type="float" office:value="6399872" calcext:value-type="float">
            <text:p>6399872</text:p>
          </table:table-cell>
          <table:table-cell table:formula="of:=([.G2]-[.F2])*8/[.S2]" office:value-type="float" office:value="6399872" calcext:value-type="float">
            <text:p>6399872</text:p>
          </table:table-cell>
          <table:table-cell table:formula="of:=[.U2]-[.T2]-[.W2]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[.P2]/[.R2]" office:value-type="float" office:value="0.52" calcext:value-type="float">
            <text:p>0.52</text:p>
          </table:table-cell>
          <table:table-cell table:formula="of:=[.P2]/[.S2]" office:value-type="float" office:value="0.52" calcext:value-type="float">
            <text:p>0.52</text:p>
          </table:table-cell>
          <table:table-cell table:formula="of:=[.P2]*[.AB2]/3600" office:value-type="float" office:value="0.830555555555556" calcext:value-type="float">
            <text:p>0.8305555556</text:p>
          </table:table-cell>
          <table:table-cell table:formula="of:=[.AH2]/[.AE2]" office:value-type="float" office:value="1.90903010033445" calcext:value-type="float">
            <text:p>1.9090301003</text:p>
          </table:table-cell>
          <table:table-cell office:value-type="float" office:value="1.7" calcext:value-type="float">
            <text:p>1.7</text:p>
          </table:table-cell>
          <table:table-cell table:formula="of:=(([.V2]-[.T2])*([.O2]-[.H2])-[.W2]*([.N2]-[.K2]))/3600" office:value-type="float" office:value="1.58555555555556" calcext:value-type="float">
            <text:p>1.5855555556</text:p>
          </table:table-cell>
          <table:table-cell office:value-type="float" office:value="1.7" calcext:value-type="float">
            <text:p>1.7</text:p>
          </table:table-cell>
          <table:table-cell table:formula="of:=100*([.AH2]-[.AI2])/[.AI2]" office:value-type="float" office:value="-6.73202614379086" calcext:value-type="float">
            <text:p>-6.7320261438</text:p>
          </table:table-cell>
          <table:table-cell table:formula="of:=([.AB2]*([.G2]-[.F2])*8/[.X2])/3600" office:value-type="float" office:value="10.2220177777778" calcext:value-type="float">
            <text:p>10.2220177778</text:p>
          </table:table-cell>
          <table:table-cell table:formula="of:=100*([.AK2]-[.AH2])/[.AH2]" office:value-type="float" office:value="544.696285914506" calcext:value-type="float">
            <text:p>544.6962859145</text:p>
          </table:table-cell>
          <table:table-cell table:formula="of:=([.AB2]*([.G2]-[.F2])*8/[.Y2])/3600" office:value-type="float" office:value="1.59722222222222" calcext:value-type="float">
            <text:p>1.5972222222</text:p>
          </table:table-cell>
          <table:table-cell table:formula="of:=100*([.AM2]-[.AH2])/[.AH2]" office:value-type="float" office:value="0.735809390329365" calcext:value-type="float">
            <text:p>0.7358093903</text:p>
          </table:table-cell>
          <table:table-cell table:formula="of:=([.AB2]*([.G2]-[.F2])*8/[.Z2])/3600" office:value-type="float" office:value="1.59722222222222" calcext:value-type="float">
            <text:p>1.5972222222</text:p>
          </table:table-cell>
          <table:table-cell table:formula="of:=100*([.AO2]-[.AH2])/[.AH2]" office:value-type="float" office:value="0.735809390329365" calcext:value-type="float">
            <text:p>0.7358093903</text:p>
          </table:table-cell>
          <table:table-cell table:formula="of:=[.AE2]*[.AG2]" office:value-type="float" office:value="1.41194444444444" calcext:value-type="float">
            <text:p>1.4119444444</text:p>
          </table:table-cell>
          <table:table-cell table:formula="of:=100*([.AQ2]-[.AH2])/[.AH2]" office:value-type="float" office:value="-10.9495444989488" calcext:value-type="float">
            <text:p>-10.9495444989</text:p>
          </table:table-cell>
          <table:table-cell table:number-columns-repeated="2"/>
          <table:table-cell table:style-name="ce17"/>
          <table:table-cell table:style-name="ce3" table:number-columns-repeated="2"/>
          <table:table-cell table:style-name="ce17" table:number-columns-repeated="3"/>
          <table:table-cell table:style-name="ce3"/>
          <table:table-cell table:style-name="ce17"/>
          <table:table-cell table:style-name="ce3"/>
          <table:table-cell table:style-name="ce17"/>
          <table:table-cell/>
        </table:table-row>
        <table:table-row table:style-name="ro1">
          <table:table-cell table:style-name="ce3" table:number-columns-repeated="39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number-columns-repeated="2"/>
          <table:table-cell table:style-name="ce17"/>
          <table:table-cell table:style-name="ce3" table:number-columns-repeated="2"/>
          <table:table-cell table:style-name="ce17" table:number-columns-repeated="3"/>
          <table:table-cell table:style-name="ce3"/>
          <table:table-cell table:style-name="ce17"/>
          <table:table-cell table:style-name="ce3"/>
          <table:table-cell table:style-name="ce17"/>
          <table:table-cell/>
        </table:table-row>
        <table:table-row table:style-name="ro1">
          <table:table-cell office:value-type="string" calcext:value-type="string">
            <text:p>A-100MB</text:p>
          </table:table-cell>
          <table:table-cell office:value-type="float" office:value="664.93" calcext:value-type="float">
            <text:p>664.93</text:p>
          </table:table-cell>
          <table:table-cell office:value-type="float" office:value="401.5" calcext:value-type="float">
            <text:p>401.5</text:p>
          </table:table-cell>
          <table:table-cell office:value-type="float" office:value="251" calcext:value-type="float">
            <text:p>251</text:p>
          </table:table-cell>
          <table:table-cell table:formula="of:=[.B4]-[.C4]-[.D4]" office:value-type="float" office:value="12.43" calcext:value-type="float">
            <text:p>12.43</text:p>
          </table:table-cell>
          <table:table-cell office:value-type="float" office:value="1976" calcext:value-type="float">
            <text:p>1976</text:p>
          </table:table-cell>
          <table:table-cell office:value-type="float" office:value="103809024" calcext:value-type="float">
            <text:p>103809024</text:p>
          </table:table-cell>
          <table:table-cell table:formula="of:=[.I4]-5+[.E4]" office:value-type="float" office:value="195.610596" calcext:value-type="float">
            <text:p>195.610596</text:p>
          </table:table-cell>
          <table:table-cell table:style-name="ce8" office:value-type="float" office:value="188.180596" calcext:value-type="float">
            <text:p>188.180596</text:p>
          </table:table-cell>
          <table:table-cell table:style-name="ce8" office:value-type="float" office:value="190.686323" calcext:value-type="float">
            <text:p>190.686323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315.497347" calcext:value-type="float">
            <text:p>315.497347</text:p>
          </table:table-cell>
          <table:table-cell office:value-type="float" office:value="328" calcext:value-type="float">
            <text:p>328</text:p>
          </table:table-cell>
          <table:table-cell table:formula="of:=[.N4]+10" office:value-type="float" office:value="338" calcext:value-type="float">
            <text:p>338</text:p>
          </table:table-cell>
          <table:table-cell office:value-type="float" office:value="68.035404" calcext:value-type="float">
            <text:p>68.035404</text:p>
          </table:table-cell>
          <table:table-cell office:value-type="float" office:value="68.020104" calcext:value-type="float">
            <text:p>68.020104</text:p>
          </table:table-cell>
          <table:table-cell table:formula="of:=[.L4]-[.I4]" office:value-type="float" office:value="127.316751" calcext:value-type="float">
            <text:p>127.316751</text:p>
          </table:table-cell>
          <table:table-cell table:formula="of:=[.M4]-[.J4]" office:value-type="float" office:value="124.811024" calcext:value-type="float">
            <text:p>124.811024</text:p>
          </table:table-cell>
          <table:table-cell office:value-type="float" office:value="205.45" calcext:value-type="float">
            <text:p>205.45</text:p>
          </table:table-cell>
          <table:table-cell office:value-type="float" office:value="257.04" calcext:value-type="float">
            <text:p>257.04</text:p>
          </table:table-cell>
          <table:table-cell office:value-type="float" office:value="250.87" calcext:value-type="float">
            <text:p>250.87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4]-[.F4])*8/[.R4]" office:value-type="float" office:value="6522758.21898723" calcext:value-type="float">
            <text:p>6522758.21898723</text:p>
          </table:table-cell>
          <table:table-cell table:formula="of:=([.G4]-[.F4])*8/[.S4]" office:value-type="float" office:value="6653710.20431657" calcext:value-type="float">
            <text:p>6653710.20431657</text:p>
          </table:table-cell>
          <table:table-cell table:formula="of:=[.U4]-[.T4]-[.W4]" office:value-type="float" office:value="45.59" calcext:value-type="float">
            <text:p>45.59</text:p>
          </table:table-cell>
          <table:table-cell office:value-type="float" office:value="46" calcext:value-type="float">
            <text:p>46</text:p>
          </table:table-cell>
          <table:table-cell table:formula="of:=[.P4]/[.R4]" office:value-type="float" office:value="0.534379046477553" calcext:value-type="float">
            <text:p>0.5343790465</text:p>
          </table:table-cell>
          <table:table-cell table:formula="of:=[.P4]/[.S4]" office:value-type="float" office:value="0.545107329621781" calcext:value-type="float">
            <text:p>0.5451073296</text:p>
          </table:table-cell>
          <table:table-cell table:formula="of:=[.P4]*[.AB4]/3600" office:value-type="float" office:value="0.869341273333333" calcext:value-type="float">
            <text:p>0.8693412733</text:p>
          </table:table-cell>
          <table:table-cell table:formula="of:=[.AH4]/[.AE4]" office:value-type="float" office:value="1.82683873700203" calcext:value-type="float">
            <text:p>1.826838737</text:p>
          </table:table-cell>
          <table:table-cell office:value-type="float" office:value="1.7" calcext:value-type="float">
            <text:p>1.7</text:p>
          </table:table-cell>
          <table:table-cell table:formula="of:=(([.V4]-[.T4])*([.O4]-[.H4])-[.W4]*([.N4]-[.K4]))/3600" office:value-type="float" office:value="1.5881463138" calcext:value-type="float">
            <text:p>1.5881463138</text:p>
          </table:table-cell>
          <table:table-cell office:value-type="float" office:value="1.619750712" calcext:value-type="float">
            <text:p>1.619750712</text:p>
          </table:table-cell>
          <table:table-cell table:formula="of:=100*([.AH4]-[.AI4])/[.AI4]" office:value-type="float" office:value="-1.95118902963624" calcext:value-type="float">
            <text:p>-1.9511890296</text:p>
          </table:table-cell>
          <table:table-cell table:formula="of:=([.AB4]*([.G4]-[.F4])*8/[.X4])/3600" office:value-type="float" office:value="10.6113871288889" calcext:value-type="float">
            <text:p>10.6113871289</text:p>
          </table:table-cell>
          <table:table-cell table:formula="of:=100*([.AK4]-[.AH4])/[.AH4]" office:value-type="float" office:value="568.161808309634" calcext:value-type="float">
            <text:p>568.1618083096</text:p>
          </table:table-cell>
          <table:table-cell table:formula="of:=([.AB4]*([.G4]-[.F4])*8/[.Y4])/3600" office:value-type="float" office:value="1.62682515166667" calcext:value-type="float">
            <text:p>1.6268251517</text:p>
          </table:table-cell>
          <table:table-cell table:formula="of:=100*([.AM4]-[.AH4])/[.AH4]" office:value-type="float" office:value="2.43547068242835" calcext:value-type="float">
            <text:p>2.4354706824</text:p>
          </table:table-cell>
          <table:table-cell table:formula="of:=([.AB4]*([.G4]-[.F4])*8/[.Z4])/3600" office:value-type="float" office:value="1.59480752888889" calcext:value-type="float">
            <text:p>1.5948075289</text:p>
          </table:table-cell>
          <table:table-cell table:formula="of:=100*([.AO4]-[.AH4])/[.AH4]" office:value-type="float" office:value="0.419433337533564" calcext:value-type="float">
            <text:p>0.4194333375</text:p>
          </table:table-cell>
          <table:table-cell table:formula="of:=[.AE4]*[.AG4]" office:value-type="float" office:value="1.47788016466667" calcext:value-type="float">
            <text:p>1.4778801647</text:p>
          </table:table-cell>
          <table:table-cell table:formula="of:=100*([.AQ4]-[.AH4])/[.AH4]" office:value-type="float" office:value="-6.94307244711588" calcext:value-type="float">
            <text:p>-6.9430724471</text:p>
          </table:table-cell>
          <table:table-cell table:number-columns-repeated="2"/>
          <table:table-cell table:formula="of:=[.AR4]" office:value-type="float" office:value="-6.94307244711588" calcext:value-type="float">
            <text:p>-6.9430724471</text:p>
          </table:table-cell>
          <table:table-cell table:formula="of:=[.AQ4]" office:value-type="float" office:value="1.47788016466667" calcext:value-type="float">
            <text:p>1.4778801647</text:p>
          </table:table-cell>
          <table:table-cell table:formula="of:=[.AH4]" office:value-type="float" office:value="1.5881463138" calcext:value-type="float">
            <text:p>1.5881463138</text:p>
          </table:table-cell>
          <table:table-cell table:formula="of:=[.AJ4]" office:value-type="float" office:value="-1.95118902963624" calcext:value-type="float">
            <text:p>-1.9511890296</text:p>
          </table:table-cell>
          <table:table-cell table:formula="of:=[.AO4]" office:value-type="float" office:value="1.59480752888889" calcext:value-type="float">
            <text:p>1.5948075289</text:p>
          </table:table-cell>
          <table:table-cell table:formula="of:=[.AP4]" office:value-type="float" office:value="0.419433337533564" calcext:value-type="float">
            <text:p>0.4194333375</text:p>
          </table:table-cell>
          <table:table-cell table:formula="of:=[.AM4]" office:value-type="float" office:value="1.62682515166667" calcext:value-type="float">
            <text:p>1.6268251517</text:p>
          </table:table-cell>
          <table:table-cell table:formula="of:=[.AN4]" office:value-type="float" office:value="2.43547068242835" calcext:value-type="float">
            <text:p>2.4354706824</text:p>
          </table:table-cell>
          <table:table-cell table:formula="of:=[.AK4]" office:value-type="float" office:value="10.6113871288889" calcext:value-type="float">
            <text:p>10.6113871289</text:p>
          </table:table-cell>
          <table:table-cell table:formula="of:=[.AL4]" office:value-type="float" office:value="568.161808309634" calcext:value-type="float">
            <text:p>568.1618083096</text:p>
          </table:table-cell>
          <table:table-cell/>
        </table:table-row>
        <table:table-row table:style-name="ro1">
          <table:table-cell office:value-type="string" calcext:value-type="string">
            <text:p>B-100MB</text:p>
          </table:table-cell>
          <table:table-cell office:value-type="float" office:value="4100.58" calcext:value-type="float">
            <text:p>4100.58</text:p>
          </table:table-cell>
          <table:table-cell office:value-type="float" office:value="438.3" calcext:value-type="float">
            <text:p>438.3</text:p>
          </table:table-cell>
          <table:table-cell office:value-type="float" office:value="3649" calcext:value-type="float">
            <text:p>3649</text:p>
          </table:table-cell>
          <table:table-cell table:formula="of:=[.B5]-[.C5]-[.D5]" office:value-type="float" office:value="13.2799999999997" calcext:value-type="float">
            <text:p>13.28</text:p>
          </table:table-cell>
          <table:table-cell office:value-type="float" office:value="1741" calcext:value-type="float">
            <text:p>1741</text:p>
          </table:table-cell>
          <table:table-cell office:value-type="float" office:value="103809024" calcext:value-type="float">
            <text:p>103809024</text:p>
          </table:table-cell>
          <table:table-cell table:formula="of:=[.I5]-5+[.E5]" office:value-type="float" office:value="196.212047" calcext:value-type="float">
            <text:p>196.212047</text:p>
          </table:table-cell>
          <table:table-cell table:style-name="ce8" office:value-type="float" office:value="187.932047" calcext:value-type="float">
            <text:p>187.932047</text:p>
          </table:table-cell>
          <table:table-cell table:style-name="ce8" office:value-type="float" office:value="190.089824" calcext:value-type="float">
            <text:p>190.089824</text:p>
          </table:table-cell>
          <table:table-cell office:value-type="float" office:value="203.5" calcext:value-type="float">
            <text:p>203.5</text:p>
          </table:table-cell>
          <table:table-cell table:number-columns-repeated="2" office:value-type="float" office:value="317.299089" calcext:value-type="float">
            <text:p>317.299089</text:p>
          </table:table-cell>
          <table:table-cell office:value-type="float" office:value="328" calcext:value-type="float">
            <text:p>328</text:p>
          </table:table-cell>
          <table:table-cell table:formula="of:=[.N5]+10" office:value-type="float" office:value="338" calcext:value-type="float">
            <text:p>338</text:p>
          </table:table-cell>
          <table:table-cell office:value-type="float" office:value="67.526988" calcext:value-type="float">
            <text:p>67.526988</text:p>
          </table:table-cell>
          <table:table-cell office:value-type="float" office:value="67.511592" calcext:value-type="float">
            <text:p>67.511592</text:p>
          </table:table-cell>
          <table:table-cell table:formula="of:=[.L5]-[.I5]" office:value-type="float" office:value="129.367042" calcext:value-type="float">
            <text:p>129.367042</text:p>
          </table:table-cell>
          <table:table-cell table:formula="of:=[.M5]-[.J5]" office:value-type="float" office:value="127.209265" calcext:value-type="float">
            <text:p>127.209265</text:p>
          </table:table-cell>
          <table:table-cell office:value-type="float" office:value="204.37" calcext:value-type="float">
            <text:p>204.37</text:p>
          </table:table-cell>
          <table:table-cell office:value-type="float" office:value="258.88" calcext:value-type="float">
            <text:p>258.88</text:p>
          </table:table-cell>
          <table:table-cell office:value-type="float" office:value="252.4" calcext:value-type="float">
            <text:p>252.4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5]-[.F5])*8/[.R5]" office:value-type="float" office:value="6419395.93857298" calcext:value-type="float">
            <text:p>6419395.93857298</text:p>
          </table:table-cell>
          <table:table-cell table:formula="of:=([.G5]-[.F5])*8/[.S5]" office:value-type="float" office:value="6528284.42959717" calcext:value-type="float">
            <text:p>6528284.42959717</text:p>
          </table:table-cell>
          <table:table-cell table:formula="of:=[.U5]-[.T5]-[.W5]" office:value-type="float" office:value="48.51" calcext:value-type="float">
            <text:p>48.51</text:p>
          </table:table-cell>
          <table:table-cell office:value-type="float" office:value="46" calcext:value-type="float">
            <text:p>46</text:p>
          </table:table-cell>
          <table:table-cell table:formula="of:=[.P5]/[.R5]" office:value-type="float" office:value="0.521979840893324" calcext:value-type="float">
            <text:p>0.5219798409</text:p>
          </table:table-cell>
          <table:table-cell table:formula="of:=[.P5]/[.S5]" office:value-type="float" office:value="0.530833882264786" calcext:value-type="float">
            <text:p>0.5308338823</text:p>
          </table:table-cell>
          <table:table-cell table:formula="of:=[.P5]*[.AB5]/3600" office:value-type="float" office:value="0.862844846666667" calcext:value-type="float">
            <text:p>0.8628448467</text:p>
          </table:table-cell>
          <table:table-cell table:formula="of:=[.AH5]/[.AE5]" office:value-type="float" office:value="1.95190086929457" calcext:value-type="float">
            <text:p>1.9519008693</text:p>
          </table:table-cell>
          <table:table-cell office:value-type="float" office:value="1.7" calcext:value-type="float">
            <text:p>1.7</text:p>
          </table:table-cell>
          <table:table-cell table:formula="of:=(([.V5]-[.T5])*([.O5]-[.H5])-[.W5]*([.N5]-[.K5]))/3600" office:value-type="float" office:value="1.684187606275" calcext:value-type="float">
            <text:p>1.6841876063</text:p>
          </table:table-cell>
          <table:table-cell office:value-type="float" office:value="1.619750712" calcext:value-type="float">
            <text:p>1.619750712</text:p>
          </table:table-cell>
          <table:table-cell table:formula="of:=100*([.AH5]-[.AI5])/[.AI5]" office:value-type="float" office:value="3.97819823739663" calcext:value-type="float">
            <text:p>3.9781982374</text:p>
          </table:table-cell>
          <table:table-cell table:formula="of:=([.AB5]*([.G5]-[.F5])*8/[.X5])/3600" office:value-type="float" office:value="10.6114111511111" calcext:value-type="float">
            <text:p>10.6114111511</text:p>
          </table:table-cell>
          <table:table-cell table:formula="of:=100*([.AK5]-[.AH5])/[.AH5]" office:value-type="float" office:value="530.061111456631" calcext:value-type="float">
            <text:p>530.0611114566</text:p>
          </table:table-cell>
          <table:table-cell table:formula="of:=([.AB5]*([.G5]-[.F5])*8/[.Y5])/3600" office:value-type="float" office:value="1.65302331444444" calcext:value-type="float">
            <text:p>1.6530233144</text:p>
          </table:table-cell>
          <table:table-cell table:formula="of:=100*([.AM5]-[.AH5])/[.AH5]" office:value-type="float" office:value="-1.85040500918343" calcext:value-type="float">
            <text:p>-1.8504050092</text:p>
          </table:table-cell>
          <table:table-cell table:formula="of:=([.AB5]*([.G5]-[.F5])*8/[.Z5])/3600" office:value-type="float" office:value="1.62545171944444" calcext:value-type="float">
            <text:p>1.6254517194</text:p>
          </table:table-cell>
          <table:table-cell table:formula="of:=100*([.AO5]-[.AH5])/[.AH5]" office:value-type="float" office:value="-3.48749074103853" calcext:value-type="float">
            <text:p>-3.487490741</text:p>
          </table:table-cell>
          <table:table-cell table:formula="of:=[.AE5]*[.AG5]" office:value-type="float" office:value="1.46683623933333" calcext:value-type="float">
            <text:p>1.4668362393</text:p>
          </table:table-cell>
          <table:table-cell table:formula="of:=100*([.AQ5]-[.AH5])/[.AH5]" office:value-type="float" office:value="-12.9054130390139" calcext:value-type="float">
            <text:p>-12.905413039</text:p>
          </table:table-cell>
          <table:table-cell table:number-columns-repeated="2"/>
          <table:table-cell table:formula="of:=[.AR5]" office:value-type="float" office:value="-12.9054130390139" calcext:value-type="float">
            <text:p>-12.905413039</text:p>
          </table:table-cell>
          <table:table-cell table:formula="of:=[.AQ5]" office:value-type="float" office:value="1.46683623933333" calcext:value-type="float">
            <text:p>1.4668362393</text:p>
          </table:table-cell>
          <table:table-cell table:formula="of:=[.AH5]" office:value-type="float" office:value="1.684187606275" calcext:value-type="float">
            <text:p>1.6841876063</text:p>
          </table:table-cell>
          <table:table-cell table:formula="of:=[.AJ5]" office:value-type="float" office:value="3.97819823739663" calcext:value-type="float">
            <text:p>3.9781982374</text:p>
          </table:table-cell>
          <table:table-cell table:formula="of:=[.AO5]" office:value-type="float" office:value="1.62545171944444" calcext:value-type="float">
            <text:p>1.6254517194</text:p>
          </table:table-cell>
          <table:table-cell table:formula="of:=[.AP5]" office:value-type="float" office:value="-3.48749074103853" calcext:value-type="float">
            <text:p>-3.487490741</text:p>
          </table:table-cell>
          <table:table-cell table:formula="of:=[.AM5]" office:value-type="float" office:value="1.65302331444444" calcext:value-type="float">
            <text:p>1.6530233144</text:p>
          </table:table-cell>
          <table:table-cell table:formula="of:=[.AN5]" office:value-type="float" office:value="-1.85040500918343" calcext:value-type="float">
            <text:p>-1.8504050092</text:p>
          </table:table-cell>
          <table:table-cell table:formula="of:=[.AK5]" office:value-type="float" office:value="10.6114111511111" calcext:value-type="float">
            <text:p>10.6114111511</text:p>
          </table:table-cell>
          <table:table-cell table:formula="of:=[.AL5]" office:value-type="float" office:value="530.061111456631" calcext:value-type="float">
            <text:p>530.0611114566</text:p>
          </table:table-cell>
          <table:table-cell/>
        </table:table-row>
        <table:table-row table:style-name="ro1">
          <table:table-cell office:value-type="string" calcext:value-type="string">
            <text:p>C-100MB</text:p>
          </table:table-cell>
          <table:table-cell office:value-type="float" office:value="666.34" calcext:value-type="float">
            <text:p>666.34</text:p>
          </table:table-cell>
          <table:table-cell office:value-type="float" office:value="436.75" calcext:value-type="float">
            <text:p>436.75</text:p>
          </table:table-cell>
          <table:table-cell office:value-type="float" office:value="217" calcext:value-type="float">
            <text:p>217</text:p>
          </table:table-cell>
          <table:table-cell table:formula="of:=[.B6]-[.C6]-[.D6]" office:value-type="float" office:value="12.59" calcext:value-type="float">
            <text:p>12.59</text:p>
          </table:table-cell>
          <table:table-cell office:value-type="float" office:value="1741" calcext:value-type="float">
            <text:p>1741</text:p>
          </table:table-cell>
          <table:table-cell office:value-type="float" office:value="103809024" calcext:value-type="float">
            <text:p>103809024</text:p>
          </table:table-cell>
          <table:table-cell table:formula="of:=[.I6]-5+[.E6]" office:value-type="float" office:value="196.149327" calcext:value-type="float">
            <text:p>196.149327</text:p>
          </table:table-cell>
          <table:table-cell table:style-name="ce8" office:value-type="float" office:value="188.559327" calcext:value-type="float">
            <text:p>188.559327</text:p>
          </table:table-cell>
          <table:table-cell table:style-name="ce8" office:value-type="float" office:value="189.560435" calcext:value-type="float">
            <text:p>189.560435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313.776335" calcext:value-type="float">
            <text:p>313.776335</text:p>
          </table:table-cell>
          <table:table-cell office:value-type="float" office:value="326" calcext:value-type="float">
            <text:p>326</text:p>
          </table:table-cell>
          <table:table-cell table:formula="of:=[.N6]+10" office:value-type="float" office:value="336" calcext:value-type="float">
            <text:p>336</text:p>
          </table:table-cell>
          <table:table-cell office:value-type="float" office:value="68.448265" calcext:value-type="float">
            <text:p>68.448265</text:p>
          </table:table-cell>
          <table:table-cell office:value-type="float" office:value="68.446338" calcext:value-type="float">
            <text:p>68.446338</text:p>
          </table:table-cell>
          <table:table-cell table:formula="of:=[.L6]-[.I6]" office:value-type="float" office:value="125.217008" calcext:value-type="float">
            <text:p>125.217008</text:p>
          </table:table-cell>
          <table:table-cell table:formula="of:=[.M6]-[.J6]" office:value-type="float" office:value="124.2159" calcext:value-type="float">
            <text:p>124.2159</text:p>
          </table:table-cell>
          <table:table-cell office:value-type="float" office:value="205.74" calcext:value-type="float">
            <text:p>205.74</text:p>
          </table:table-cell>
          <table:table-cell office:value-type="float" office:value="257.55" calcext:value-type="float">
            <text:p>257.55</text:p>
          </table:table-cell>
          <table:table-cell office:value-type="float" office:value="251.91" calcext:value-type="float">
            <text:p>251.91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6]-[.F6])*8/[.R6]" office:value-type="float" office:value="6632152.27119945" calcext:value-type="float">
            <text:p>6632152.27119945</text:p>
          </table:table-cell>
          <table:table-cell table:formula="of:=([.G6]-[.F6])*8/[.S6]" office:value-type="float" office:value="6685603.56604911" calcext:value-type="float">
            <text:p>6685603.56604911</text:p>
          </table:table-cell>
          <table:table-cell table:formula="of:=[.U6]-[.T6]-[.W6]" office:value-type="float" office:value="45.81" calcext:value-type="float">
            <text:p>45.81</text:p>
          </table:table-cell>
          <table:table-cell office:value-type="float" office:value="46" calcext:value-type="float">
            <text:p>46</text:p>
          </table:table-cell>
          <table:table-cell table:formula="of:=[.P6]/[.R6]" office:value-type="float" office:value="0.546637122969749" calcext:value-type="float">
            <text:p>0.546637123</text:p>
          </table:table-cell>
          <table:table-cell table:formula="of:=[.P6]/[.S6]" office:value-type="float" office:value="0.551042700652654" calcext:value-type="float">
            <text:p>0.5510427007</text:p>
          </table:table-cell>
          <table:table-cell table:formula="of:=[.P6]*[.AB6]/3600" office:value-type="float" office:value="0.874616719444444" calcext:value-type="float">
            <text:p>0.8746167194</text:p>
          </table:table-cell>
          <table:table-cell table:formula="of:=[.AH6]/[.AE6]" office:value-type="float" office:value="1.81441559402882" calcext:value-type="float">
            <text:p>1.814415594</text:p>
          </table:table-cell>
          <table:table-cell office:value-type="float" office:value="1.7" calcext:value-type="float">
            <text:p>1.7</text:p>
          </table:table-cell>
          <table:table-cell table:formula="of:=(([.V6]-[.T6])*([.O6]-[.H6])-[.W6]*([.N6]-[.K6]))/3600" office:value-type="float" office:value="1.58691821455833" calcext:value-type="float">
            <text:p>1.5869182146</text:p>
          </table:table-cell>
          <table:table-cell office:value-type="float" office:value="1.619750712" calcext:value-type="float">
            <text:p>1.619750712</text:p>
          </table:table-cell>
          <table:table-cell table:formula="of:=100*([.AH6]-[.AI6])/[.AI6]" office:value-type="float" office:value="-2.0270092921353" calcext:value-type="float">
            <text:p>-2.0270092921</text:p>
          </table:table-cell>
          <table:table-cell table:formula="of:=([.AB6]*([.G6]-[.F6])*8/[.X6])/3600" office:value-type="float" office:value="10.6114111511111" calcext:value-type="float">
            <text:p>10.6114111511</text:p>
          </table:table-cell>
          <table:table-cell table:formula="of:=100*([.AK6]-[.AH6])/[.AH6]" office:value-type="float" office:value="568.680405440078" calcext:value-type="float">
            <text:p>568.6804054401</text:p>
          </table:table-cell>
          <table:table-cell table:formula="of:=([.AB6]*([.G6]-[.F6])*8/[.Y6])/3600" office:value-type="float" office:value="1.59999510222222" calcext:value-type="float">
            <text:p>1.5999951022</text:p>
          </table:table-cell>
          <table:table-cell table:formula="of:=100*([.AM6]-[.AH6])/[.AH6]" office:value-type="float" office:value="0.824042949656973" calcext:value-type="float">
            <text:p>0.8240429497</text:p>
          </table:table-cell>
          <table:table-cell table:formula="of:=([.AB6]*([.G6]-[.F6])*8/[.Z6])/3600" office:value-type="float" office:value="1.58720316666667" calcext:value-type="float">
            <text:p>1.5872031667</text:p>
          </table:table-cell>
          <table:table-cell table:formula="of:=100*([.AO6]-[.AH6])/[.AH6]" office:value-type="float" office:value="0.0179563197221007" calcext:value-type="float">
            <text:p>0.0179563197</text:p>
          </table:table-cell>
          <table:table-cell table:formula="of:=[.AE6]*[.AG6]" office:value-type="float" office:value="1.48684842305556" calcext:value-type="float">
            <text:p>1.4868484231</text:p>
          </table:table-cell>
          <table:table-cell table:formula="of:=100*([.AQ6]-[.AH6])/[.AH6]" office:value-type="float" office:value="-6.30591990089595" calcext:value-type="float">
            <text:p>-6.3059199009</text:p>
          </table:table-cell>
          <table:table-cell table:number-columns-repeated="2"/>
          <table:table-cell table:formula="of:=[.AR6]" office:value-type="float" office:value="-6.30591990089595" calcext:value-type="float">
            <text:p>-6.3059199009</text:p>
          </table:table-cell>
          <table:table-cell table:formula="of:=[.AQ6]" office:value-type="float" office:value="1.48684842305556" calcext:value-type="float">
            <text:p>1.4868484231</text:p>
          </table:table-cell>
          <table:table-cell table:formula="of:=[.AH6]" office:value-type="float" office:value="1.58691821455833" calcext:value-type="float">
            <text:p>1.5869182146</text:p>
          </table:table-cell>
          <table:table-cell table:formula="of:=[.AJ6]" office:value-type="float" office:value="-2.0270092921353" calcext:value-type="float">
            <text:p>-2.0270092921</text:p>
          </table:table-cell>
          <table:table-cell table:formula="of:=[.AO6]" office:value-type="float" office:value="1.58720316666667" calcext:value-type="float">
            <text:p>1.5872031667</text:p>
          </table:table-cell>
          <table:table-cell table:formula="of:=[.AP6]" office:value-type="float" office:value="0.0179563197221007" calcext:value-type="float">
            <text:p>0.0179563197</text:p>
          </table:table-cell>
          <table:table-cell table:formula="of:=[.AM6]" office:value-type="float" office:value="1.59999510222222" calcext:value-type="float">
            <text:p>1.5999951022</text:p>
          </table:table-cell>
          <table:table-cell table:formula="of:=[.AN6]" office:value-type="float" office:value="0.824042949656973" calcext:value-type="float">
            <text:p>0.8240429497</text:p>
          </table:table-cell>
          <table:table-cell table:formula="of:=[.AK6]" office:value-type="float" office:value="10.6114111511111" calcext:value-type="float">
            <text:p>10.6114111511</text:p>
          </table:table-cell>
          <table:table-cell table:formula="of:=[.AL6]" office:value-type="float" office:value="568.680405440078" calcext:value-type="float">
            <text:p>568.6804054401</text:p>
          </table:table-cell>
          <table:table-cell/>
        </table:table-row>
        <table:table-row table:style-name="ro1">
          <table:table-cell office:value-type="string" calcext:value-type="string">
            <text:p>D-</text:p>
          </table:table-cell>
          <table:table-cell table:number-columns-repeated="3"/>
          <table:table-cell table:formula="of:=[.B7]-[.C7]-[.D7]" office:value-type="float" office:value="0" calcext:value-type="float">
            <text:p>0</text:p>
          </table:table-cell>
          <table:table-cell table:number-columns-repeated="2"/>
          <table:table-cell table:formula="of:=[.I7]-5+[.E7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7]+10" office:value-type="float" office:value="10" calcext:value-type="float">
            <text:p>10</text:p>
          </table:table-cell>
          <table:table-cell table:number-columns-repeated="2"/>
          <table:table-cell table:formula="of:=[.L7]-[.I7]" office:value-type="float" office:value="0" calcext:value-type="float">
            <text:p>0</text:p>
          </table:table-cell>
          <table:table-cell table:formula="of:=[.M7]-[.J7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7]-[.F7])*8/[.R7]" office:value-type="string" office:string-value="" calcext:value-type="error">
            <text:p>#DIV/0!</text:p>
          </table:table-cell>
          <table:table-cell table:formula="of:=([.G7]-[.F7])*8/[.S7]" office:value-type="string" office:string-value="" calcext:value-type="error">
            <text:p>#DIV/0!</text:p>
          </table:table-cell>
          <table:table-cell table:formula="of:=[.U7]-[.T7]-[.W7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7]/[.R7]" office:value-type="string" office:string-value="" calcext:value-type="error">
            <text:p>#DIV/0!</text:p>
          </table:table-cell>
          <table:table-cell table:formula="of:=[.P7]/[.S7]" office:value-type="string" office:string-value="" calcext:value-type="error">
            <text:p>#DIV/0!</text:p>
          </table:table-cell>
          <table:table-cell table:formula="of:=[.P7]*[.AB7]/3600" office:value-type="float" office:value="0" calcext:value-type="float">
            <text:p>0</text:p>
          </table:table-cell>
          <table:table-cell table:formula="of:=[.AH7]/[.AE7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7]-[.T7])*([.O7]-[.H7])-[.W7]*([.N7]-[.K7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7]-[.AI7])/[.AI7]" office:value-type="float" office:value="-100" calcext:value-type="float">
            <text:p>-100</text:p>
          </table:table-cell>
          <table:table-cell table:formula="of:=([.AB7]*([.G7]-[.F7])*8/[.X7])/3600" office:value-type="float" office:value="0" calcext:value-type="float">
            <text:p>0</text:p>
          </table:table-cell>
          <table:table-cell table:formula="of:=100*([.AK7]-[.AH7])/[.AH7]" office:value-type="string" office:string-value="" calcext:value-type="error">
            <text:p>#DIV/0!</text:p>
          </table:table-cell>
          <table:table-cell table:formula="of:=([.AB7]*([.G7]-[.F7])*8/[.Y7])/3600" office:value-type="string" office:string-value="" calcext:value-type="error">
            <text:p>#DIV/0!</text:p>
          </table:table-cell>
          <table:table-cell table:formula="of:=100*([.AM7]-[.AH7])/[.AH7]" office:value-type="string" office:string-value="" calcext:value-type="error">
            <text:p>#DIV/0!</text:p>
          </table:table-cell>
          <table:table-cell table:formula="of:=([.AB7]*([.G7]-[.F7])*8/[.Z7])/3600" office:value-type="string" office:string-value="" calcext:value-type="error">
            <text:p>#DIV/0!</text:p>
          </table:table-cell>
          <table:table-cell table:formula="of:=100*([.AO7]-[.AH7])/[.AH7]" office:value-type="string" office:string-value="" calcext:value-type="error">
            <text:p>#DIV/0!</text:p>
          </table:table-cell>
          <table:table-cell table:formula="of:=[.AE7]*[.AG7]" office:value-type="float" office:value="0" calcext:value-type="float">
            <text:p>0</text:p>
          </table:table-cell>
          <table:table-cell table:formula="of:=100*([.AQ7]-[.AH7])/[.AH7]" office:value-type="string" office:string-value="" calcext:value-type="error">
            <text:p>#DIV/0!</text:p>
          </table:table-cell>
          <table:table-cell table:number-columns-repeated="2"/>
          <table:table-cell table:formula="of:=[.AR7]" office:value-type="string" office:string-value="" calcext:value-type="error">
            <text:p>#DIV/0!</text:p>
          </table:table-cell>
          <table:table-cell table:formula="of:=[.AQ7]" office:value-type="float" office:value="0" calcext:value-type="float">
            <text:p>0</text:p>
          </table:table-cell>
          <table:table-cell table:formula="of:=[.AH7]" office:value-type="float" office:value="0" calcext:value-type="float">
            <text:p>0</text:p>
          </table:table-cell>
          <table:table-cell table:formula="of:=[.AJ7]" office:value-type="float" office:value="-100" calcext:value-type="float">
            <text:p>-100</text:p>
          </table:table-cell>
          <table:table-cell table:formula="of:=[.AO7]" office:value-type="string" office:string-value="" calcext:value-type="error">
            <text:p>#DIV/0!</text:p>
          </table:table-cell>
          <table:table-cell table:formula="of:=[.AP7]" office:value-type="string" office:string-value="" calcext:value-type="error">
            <text:p>#DIV/0!</text:p>
          </table:table-cell>
          <table:table-cell table:formula="of:=[.AM7]" office:value-type="string" office:string-value="" calcext:value-type="error">
            <text:p>#DIV/0!</text:p>
          </table:table-cell>
          <table:table-cell table:formula="of:=[.AN7]" office:value-type="string" office:string-value="" calcext:value-type="error">
            <text:p>#DIV/0!</text:p>
          </table:table-cell>
          <table:table-cell table:formula="of:=[.AK7]" office:value-type="float" office:value="0" calcext:value-type="float">
            <text:p>0</text:p>
          </table:table-cell>
          <table:table-cell table:formula="of:=[.AL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E-</text:p>
          </table:table-cell>
          <table:table-cell table:number-columns-repeated="3"/>
          <table:table-cell table:formula="of:=[.B8]-[.C8]-[.D8]" office:value-type="float" office:value="0" calcext:value-type="float">
            <text:p>0</text:p>
          </table:table-cell>
          <table:table-cell table:number-columns-repeated="2"/>
          <table:table-cell table:formula="of:=[.I8]-5+[.E8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8]+10" office:value-type="float" office:value="10" calcext:value-type="float">
            <text:p>10</text:p>
          </table:table-cell>
          <table:table-cell table:number-columns-repeated="2"/>
          <table:table-cell table:formula="of:=[.L8]-[.I8]" office:value-type="float" office:value="0" calcext:value-type="float">
            <text:p>0</text:p>
          </table:table-cell>
          <table:table-cell table:formula="of:=[.M8]-[.J8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8]-[.F8])*8/[.R8]" office:value-type="string" office:string-value="" calcext:value-type="error">
            <text:p>#DIV/0!</text:p>
          </table:table-cell>
          <table:table-cell table:formula="of:=([.G8]-[.F8])*8/[.S8]" office:value-type="string" office:string-value="" calcext:value-type="error">
            <text:p>#DIV/0!</text:p>
          </table:table-cell>
          <table:table-cell table:formula="of:=[.U8]-[.T8]-[.W8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8]/[.R8]" office:value-type="string" office:string-value="" calcext:value-type="error">
            <text:p>#DIV/0!</text:p>
          </table:table-cell>
          <table:table-cell table:formula="of:=[.P8]/[.S8]" office:value-type="string" office:string-value="" calcext:value-type="error">
            <text:p>#DIV/0!</text:p>
          </table:table-cell>
          <table:table-cell table:formula="of:=[.P8]*[.AB8]/3600" office:value-type="float" office:value="0" calcext:value-type="float">
            <text:p>0</text:p>
          </table:table-cell>
          <table:table-cell table:formula="of:=[.AH8]/[.AE8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8]-[.T8])*([.O8]-[.H8])-[.W8]*([.N8]-[.K8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8]-[.AI8])/[.AI8]" office:value-type="float" office:value="-100" calcext:value-type="float">
            <text:p>-100</text:p>
          </table:table-cell>
          <table:table-cell table:formula="of:=([.AB8]*([.G8]-[.F8])*8/[.X8])/3600" office:value-type="float" office:value="0" calcext:value-type="float">
            <text:p>0</text:p>
          </table:table-cell>
          <table:table-cell table:formula="of:=100*([.AK8]-[.AH8])/[.AH8]" office:value-type="string" office:string-value="" calcext:value-type="error">
            <text:p>#DIV/0!</text:p>
          </table:table-cell>
          <table:table-cell table:formula="of:=([.AB8]*([.G8]-[.F8])*8/[.Y8])/3600" office:value-type="string" office:string-value="" calcext:value-type="error">
            <text:p>#DIV/0!</text:p>
          </table:table-cell>
          <table:table-cell table:formula="of:=100*([.AM8]-[.AH8])/[.AH8]" office:value-type="string" office:string-value="" calcext:value-type="error">
            <text:p>#DIV/0!</text:p>
          </table:table-cell>
          <table:table-cell table:formula="of:=([.AB8]*([.G8]-[.F8])*8/[.Z8])/3600" office:value-type="string" office:string-value="" calcext:value-type="error">
            <text:p>#DIV/0!</text:p>
          </table:table-cell>
          <table:table-cell table:formula="of:=100*([.AO8]-[.AH8])/[.AH8]" office:value-type="string" office:string-value="" calcext:value-type="error">
            <text:p>#DIV/0!</text:p>
          </table:table-cell>
          <table:table-cell table:formula="of:=[.AE8]*[.AG8]" office:value-type="float" office:value="0" calcext:value-type="float">
            <text:p>0</text:p>
          </table:table-cell>
          <table:table-cell table:formula="of:=100*([.AQ8]-[.AH8])/[.AH8]" office:value-type="string" office:string-value="" calcext:value-type="error">
            <text:p>#DIV/0!</text:p>
          </table:table-cell>
          <table:table-cell table:number-columns-repeated="2"/>
          <table:table-cell table:formula="of:=[.AR8]" office:value-type="string" office:string-value="" calcext:value-type="error">
            <text:p>#DIV/0!</text:p>
          </table:table-cell>
          <table:table-cell table:formula="of:=[.AQ8]" office:value-type="float" office:value="0" calcext:value-type="float">
            <text:p>0</text:p>
          </table:table-cell>
          <table:table-cell table:formula="of:=[.AH8]" office:value-type="float" office:value="0" calcext:value-type="float">
            <text:p>0</text:p>
          </table:table-cell>
          <table:table-cell table:formula="of:=[.AJ8]" office:value-type="float" office:value="-100" calcext:value-type="float">
            <text:p>-100</text:p>
          </table:table-cell>
          <table:table-cell table:formula="of:=[.AO8]" office:value-type="string" office:string-value="" calcext:value-type="error">
            <text:p>#DIV/0!</text:p>
          </table:table-cell>
          <table:table-cell table:formula="of:=[.AP8]" office:value-type="string" office:string-value="" calcext:value-type="error">
            <text:p>#DIV/0!</text:p>
          </table:table-cell>
          <table:table-cell table:formula="of:=[.AM8]" office:value-type="string" office:string-value="" calcext:value-type="error">
            <text:p>#DIV/0!</text:p>
          </table:table-cell>
          <table:table-cell table:formula="of:=[.AN8]" office:value-type="string" office:string-value="" calcext:value-type="error">
            <text:p>#DIV/0!</text:p>
          </table:table-cell>
          <table:table-cell table:formula="of:=[.AK8]" office:value-type="float" office:value="0" calcext:value-type="float">
            <text:p>0</text:p>
          </table:table-cell>
          <table:table-cell table:formula="of:=[.AL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B9]-[.C9]-[.D9]" office:value-type="float" office:value="0" calcext:value-type="float">
            <text:p>0</text:p>
          </table:table-cell>
          <table:table-cell table:number-columns-repeated="2"/>
          <table:table-cell table:formula="of:=[.I9]-5+[.E9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9]+10" office:value-type="float" office:value="10" calcext:value-type="float">
            <text:p>10</text:p>
          </table:table-cell>
          <table:table-cell table:number-columns-repeated="2"/>
          <table:table-cell table:formula="of:=[.L9]-[.I9]" office:value-type="float" office:value="0" calcext:value-type="float">
            <text:p>0</text:p>
          </table:table-cell>
          <table:table-cell table:formula="of:=[.M9]-[.J9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9]-[.F9])*8/[.R9]" office:value-type="string" office:string-value="" calcext:value-type="error">
            <text:p>#DIV/0!</text:p>
          </table:table-cell>
          <table:table-cell table:formula="of:=([.G9]-[.F9])*8/[.S9]" office:value-type="string" office:string-value="" calcext:value-type="error">
            <text:p>#DIV/0!</text:p>
          </table:table-cell>
          <table:table-cell table:formula="of:=[.U9]-[.T9]-[.W9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9]/[.R9]" office:value-type="string" office:string-value="" calcext:value-type="error">
            <text:p>#DIV/0!</text:p>
          </table:table-cell>
          <table:table-cell table:formula="of:=[.P9]/[.S9]" office:value-type="string" office:string-value="" calcext:value-type="error">
            <text:p>#DIV/0!</text:p>
          </table:table-cell>
          <table:table-cell table:formula="of:=[.P9]*[.AB9]/3600" office:value-type="float" office:value="0" calcext:value-type="float">
            <text:p>0</text:p>
          </table:table-cell>
          <table:table-cell table:formula="of:=[.AH9]/[.AE9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9]-[.T9])*([.O9]-[.H9])-[.W9]*([.N9]-[.K9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9]-[.AI9])/[.AI9]" office:value-type="float" office:value="-100" calcext:value-type="float">
            <text:p>-100</text:p>
          </table:table-cell>
          <table:table-cell table:formula="of:=([.AB9]*([.G9]-[.F9])*8/[.X9])/3600" office:value-type="float" office:value="0" calcext:value-type="float">
            <text:p>0</text:p>
          </table:table-cell>
          <table:table-cell table:formula="of:=100*([.AK9]-[.AH9])/[.AH9]" office:value-type="string" office:string-value="" calcext:value-type="error">
            <text:p>#DIV/0!</text:p>
          </table:table-cell>
          <table:table-cell table:formula="of:=([.AB9]*([.G9]-[.F9])*8/[.Y9])/3600" office:value-type="string" office:string-value="" calcext:value-type="error">
            <text:p>#DIV/0!</text:p>
          </table:table-cell>
          <table:table-cell table:formula="of:=100*([.AM9]-[.AH9])/[.AH9]" office:value-type="string" office:string-value="" calcext:value-type="error">
            <text:p>#DIV/0!</text:p>
          </table:table-cell>
          <table:table-cell table:formula="of:=([.AB9]*([.G9]-[.F9])*8/[.Z9])/3600" office:value-type="string" office:string-value="" calcext:value-type="error">
            <text:p>#DIV/0!</text:p>
          </table:table-cell>
          <table:table-cell table:formula="of:=100*([.AO9]-[.AH9])/[.AH9]" office:value-type="string" office:string-value="" calcext:value-type="error">
            <text:p>#DIV/0!</text:p>
          </table:table-cell>
          <table:table-cell table:formula="of:=[.AE9]*[.AG9]" office:value-type="float" office:value="0" calcext:value-type="float">
            <text:p>0</text:p>
          </table:table-cell>
          <table:table-cell table:formula="of:=100*([.AQ9]-[.AH9])/[.AH9]" office:value-type="string" office:string-value="" calcext:value-type="error">
            <text:p>#DIV/0!</text:p>
          </table:table-cell>
          <table:table-cell table:number-columns-repeated="2"/>
          <table:table-cell table:formula="of:=[.AR9]" office:value-type="string" office:string-value="" calcext:value-type="error">
            <text:p>#DIV/0!</text:p>
          </table:table-cell>
          <table:table-cell table:formula="of:=[.AQ9]" office:value-type="float" office:value="0" calcext:value-type="float">
            <text:p>0</text:p>
          </table:table-cell>
          <table:table-cell table:formula="of:=[.AH9]" office:value-type="float" office:value="0" calcext:value-type="float">
            <text:p>0</text:p>
          </table:table-cell>
          <table:table-cell table:formula="of:=[.AJ9]" office:value-type="float" office:value="-100" calcext:value-type="float">
            <text:p>-100</text:p>
          </table:table-cell>
          <table:table-cell table:formula="of:=[.AO9]" office:value-type="string" office:string-value="" calcext:value-type="error">
            <text:p>#DIV/0!</text:p>
          </table:table-cell>
          <table:table-cell table:formula="of:=[.AP9]" office:value-type="string" office:string-value="" calcext:value-type="error">
            <text:p>#DIV/0!</text:p>
          </table:table-cell>
          <table:table-cell table:formula="of:=[.AM9]" office:value-type="string" office:string-value="" calcext:value-type="error">
            <text:p>#DIV/0!</text:p>
          </table:table-cell>
          <table:table-cell table:formula="of:=[.AN9]" office:value-type="string" office:string-value="" calcext:value-type="error">
            <text:p>#DIV/0!</text:p>
          </table:table-cell>
          <table:table-cell table:formula="of:=[.AK9]" office:value-type="float" office:value="0" calcext:value-type="float">
            <text:p>0</text:p>
          </table:table-cell>
          <table:table-cell table:formula="of:=[.AL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F-10MB</text:p>
          </table:table-cell>
          <table:table-cell office:value-type="float" office:value="354.47" calcext:value-type="float">
            <text:p>354.47</text:p>
          </table:table-cell>
          <table:table-cell office:value-type="float" office:value="277.22" calcext:value-type="float">
            <text:p>277.22</text:p>
          </table:table-cell>
          <table:table-cell office:value-type="float" office:value="65" calcext:value-type="float">
            <text:p>65</text:p>
          </table:table-cell>
          <table:table-cell table:formula="of:=[.B10]-[.C10]-[.D10]" office:value-type="float" office:value="12.25" calcext:value-type="float">
            <text:p>12.25</text:p>
          </table:table-cell>
          <table:table-cell office:value-type="float" office:value="1679" calcext:value-type="float">
            <text:p>1679</text:p>
          </table:table-cell>
          <table:table-cell office:value-type="float" office:value="10380902" calcext:value-type="float">
            <text:p>10380902</text:p>
          </table:table-cell>
          <table:table-cell table:formula="of:=[.I10]-5+[.E10]" office:value-type="float" office:value="197.01518" calcext:value-type="float">
            <text:p>197.01518</text:p>
          </table:table-cell>
          <table:table-cell table:style-name="ce8" office:value-type="float" office:value="189.76518" calcext:value-type="float">
            <text:p>189.76518</text:p>
          </table:table-cell>
          <table:table-cell table:style-name="ce8" office:value-type="float" office:value="192.686496" calcext:value-type="float">
            <text:p>192.686496</text:p>
          </table:table-cell>
          <table:table-cell office:value-type="float" office:value="205" calcext:value-type="float">
            <text:p>205</text:p>
          </table:table-cell>
          <table:table-cell table:style-name="ce9" office:value-type="float" office:value="215.703085" calcext:value-type="float">
            <text:p>215.703085</text:p>
          </table:table-cell>
          <table:table-cell table:style-name="ce9" office:value-type="float" office:value="204.857624" calcext:value-type="float">
            <text:p>204.857624</text:p>
          </table:table-cell>
          <table:table-cell office:value-type="float" office:value="217" calcext:value-type="float">
            <text:p>217</text:p>
          </table:table-cell>
          <table:table-cell table:formula="of:=[.N10]+10" office:value-type="float" office:value="227" calcext:value-type="float">
            <text:p>227</text:p>
          </table:table-cell>
          <table:table-cell office:value-type="float" office:value="7.153698" calcext:value-type="float">
            <text:p>7.153698</text:p>
          </table:table-cell>
          <table:table-cell office:value-type="float" office:value="7.111018" calcext:value-type="float">
            <text:p>7.111018</text:p>
          </table:table-cell>
          <table:table-cell table:formula="of:=[.L10]-[.I10]" office:value-type="float" office:value="25.937905" calcext:value-type="float">
            <text:p>25.937905</text:p>
          </table:table-cell>
          <table:table-cell table:formula="of:=[.M10]-[.J10]" office:value-type="float" office:value="12.171128" calcext:value-type="float">
            <text:p>12.171128</text:p>
          </table:table-cell>
          <table:table-cell office:value-type="float" office:value="238.77" calcext:value-type="float">
            <text:p>238.77</text:p>
          </table:table-cell>
          <table:table-cell office:value-type="float" office:value="291.42" calcext:value-type="float">
            <text:p>291.42</text:p>
          </table:table-cell>
          <table:table-cell office:value-type="float" office:value="260.35" calcext:value-type="float">
            <text:p>260.35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0]-[.F10])*8/[.R10]" office:value-type="float" office:value="3201252.52984002" calcext:value-type="float">
            <text:p>3201252.52984002</text:p>
          </table:table-cell>
          <table:table-cell table:formula="of:=([.G10]-[.F10])*8/[.S10]" office:value-type="float" office:value="6822192.97997689" calcext:value-type="float">
            <text:p>6822192.97997689</text:p>
          </table:table-cell>
          <table:table-cell table:formula="of:=[.U10]-[.T10]-[.W10]" office:value-type="float" office:value="46.65" calcext:value-type="float">
            <text:p>46.65</text:p>
          </table:table-cell>
          <table:table-cell office:value-type="float" office:value="46" calcext:value-type="float">
            <text:p>46</text:p>
          </table:table-cell>
          <table:table-cell table:formula="of:=[.P10]/[.R10]" office:value-type="float" office:value="0.275800917614588" calcext:value-type="float">
            <text:p>0.2758009176</text:p>
          </table:table-cell>
          <table:table-cell table:formula="of:=[.P10]/[.S10]" office:value-type="float" office:value="0.587759655473183" calcext:value-type="float">
            <text:p>0.5877596555</text:p>
          </table:table-cell>
          <table:table-cell table:formula="of:=[.P10]*[.AB10]/3600" office:value-type="float" office:value="0.0914083633333333" calcext:value-type="float">
            <text:p>0.0914083633</text:p>
          </table:table-cell>
          <table:table-cell table:formula="of:=[.AH10]/[.AE10]" office:value-type="float" office:value="1.74756807628361" calcext:value-type="float">
            <text:p>1.7475680763</text:p>
          </table:table-cell>
          <table:table-cell office:value-type="float" office:value="1.7" calcext:value-type="float">
            <text:p>1.7</text:p>
          </table:table-cell>
          <table:table-cell table:formula="of:=(([.V10]-[.T10])*([.O10]-[.H10])-[.W10]*([.N10]-[.K10]))/3600" office:value-type="float" office:value="0.159742337666667" calcext:value-type="float">
            <text:p>0.1597423377</text:p>
          </table:table-cell>
          <table:table-cell office:value-type="float" office:value="0.157752163" calcext:value-type="float">
            <text:p>0.157752163</text:p>
          </table:table-cell>
          <table:table-cell table:formula="of:=100*([.AH10]-[.AI10])/[.AI10]" office:value-type="float" office:value="1.26158312432575" calcext:value-type="float">
            <text:p>1.2615831243</text:p>
          </table:table-cell>
          <table:table-cell table:formula="of:=([.AB10]*([.G10]-[.F10])*8/[.X10])/3600" office:value-type="float" office:value="1.06098724" calcext:value-type="float">
            <text:p>1.06098724</text:p>
          </table:table-cell>
          <table:table-cell table:formula="of:=100*([.AK10]-[.AH10])/[.AH10]" office:value-type="float" office:value="564.186624221034" calcext:value-type="float">
            <text:p>564.186624221</text:p>
          </table:table-cell>
          <table:table-cell table:formula="of:=([.AB10]*([.G10]-[.F10])*8/[.Y10])/3600" office:value-type="float" office:value="0.331428786111111" calcext:value-type="float">
            <text:p>0.3314287861</text:p>
          </table:table-cell>
          <table:table-cell table:formula="of:=100*([.AM10]-[.AH10])/[.AH10]" office:value-type="float" office:value="107.477110296646" calcext:value-type="float">
            <text:p>107.4771102966</text:p>
          </table:table-cell>
          <table:table-cell table:formula="of:=([.AB10]*([.G10]-[.F10])*8/[.Z10])/3600" office:value-type="float" office:value="0.155519968888889" calcext:value-type="float">
            <text:p>0.1555199689</text:p>
          </table:table-cell>
          <table:table-cell table:formula="of:=100*([.AO10]-[.AH10])/[.AH10]" office:value-type="float" office:value="-2.64323712764802" calcext:value-type="float">
            <text:p>-2.6432371276</text:p>
          </table:table-cell>
          <table:table-cell table:formula="of:=[.AE10]*[.AG10]" office:value-type="float" office:value="0.155394217666667" calcext:value-type="float">
            <text:p>0.1553942177</text:p>
          </table:table-cell>
          <table:table-cell table:formula="of:=100*([.AQ10]-[.AH10])/[.AH10]" office:value-type="float" office:value="-2.72195841347542" calcext:value-type="float">
            <text:p>-2.7219584135</text:p>
          </table:table-cell>
          <table:table-cell table:number-columns-repeated="2"/>
          <table:table-cell table:formula="of:=[.AR10]" office:value-type="float" office:value="-2.72195841347542" calcext:value-type="float">
            <text:p>-2.7219584135</text:p>
          </table:table-cell>
          <table:table-cell table:formula="of:=[.AQ10]" office:value-type="float" office:value="0.155394217666667" calcext:value-type="float">
            <text:p>0.1553942177</text:p>
          </table:table-cell>
          <table:table-cell table:formula="of:=[.AH10]" office:value-type="float" office:value="0.159742337666667" calcext:value-type="float">
            <text:p>0.1597423377</text:p>
          </table:table-cell>
          <table:table-cell table:formula="of:=[.AJ10]" office:value-type="float" office:value="1.26158312432575" calcext:value-type="float">
            <text:p>1.2615831243</text:p>
          </table:table-cell>
          <table:table-cell table:formula="of:=[.AO10]" office:value-type="float" office:value="0.155519968888889" calcext:value-type="float">
            <text:p>0.1555199689</text:p>
          </table:table-cell>
          <table:table-cell table:formula="of:=[.AP10]" office:value-type="float" office:value="-2.64323712764802" calcext:value-type="float">
            <text:p>-2.6432371276</text:p>
          </table:table-cell>
          <table:table-cell table:formula="of:=[.AM10]" office:value-type="float" office:value="0.331428786111111" calcext:value-type="float">
            <text:p>0.3314287861</text:p>
          </table:table-cell>
          <table:table-cell table:formula="of:=[.AN10]" office:value-type="float" office:value="107.477110296646" calcext:value-type="float">
            <text:p>107.4771102966</text:p>
          </table:table-cell>
          <table:table-cell table:formula="of:=[.AK10]" office:value-type="float" office:value="1.06098724" calcext:value-type="float">
            <text:p>1.06098724</text:p>
          </table:table-cell>
          <table:table-cell table:formula="of:=[.AL10]" office:value-type="float" office:value="564.186624221034" calcext:value-type="float">
            <text:p>564.186624221</text:p>
          </table:table-cell>
          <table:table-cell/>
        </table:table-row>
        <table:table-row table:style-name="ro1">
          <table:table-cell office:value-type="string" calcext:value-type="string">
            <text:p>G-10MB</text:p>
          </table:table-cell>
          <table:table-cell office:value-type="float" office:value="789.02" calcext:value-type="float">
            <text:p>789.02</text:p>
          </table:table-cell>
          <table:table-cell office:value-type="float" office:value="269.04" calcext:value-type="float">
            <text:p>269.04</text:p>
          </table:table-cell>
          <table:table-cell office:value-type="float" office:value="508" calcext:value-type="float">
            <text:p>508</text:p>
          </table:table-cell>
          <table:table-cell table:formula="of:=[.B11]-[.C11]-[.D11]" office:value-type="float" office:value="11.98" calcext:value-type="float">
            <text:p>11.98</text:p>
          </table:table-cell>
          <table:table-cell office:value-type="float" office:value="1741" calcext:value-type="float">
            <text:p>1741</text:p>
          </table:table-cell>
          <table:table-cell office:value-type="float" office:value="10380902" calcext:value-type="float">
            <text:p>10380902</text:p>
          </table:table-cell>
          <table:table-cell table:formula="of:=[.I11]-5+[.E11]" office:value-type="float" office:value="195.662169" calcext:value-type="float">
            <text:p>195.662169</text:p>
          </table:table-cell>
          <table:table-cell table:style-name="ce8" office:value-type="float" office:value="188.682169" calcext:value-type="float">
            <text:p>188.682169</text:p>
          </table:table-cell>
          <table:table-cell table:style-name="ce8" office:value-type="float" office:value="190.589912" calcext:value-type="float">
            <text:p>190.589912</text:p>
          </table:table-cell>
          <table:table-cell office:value-type="float" office:value="202.5" calcext:value-type="float">
            <text:p>202.5</text:p>
          </table:table-cell>
          <table:table-cell table:style-name="ce9" office:value-type="float" office:value="213.765386" calcext:value-type="float">
            <text:p>213.765386</text:p>
          </table:table-cell>
          <table:table-cell table:style-name="ce9" office:value-type="float" office:value="203.016368" calcext:value-type="float">
            <text:p>203.016368</text:p>
          </table:table-cell>
          <table:table-cell office:value-type="float" office:value="214.5" calcext:value-type="float">
            <text:p>214.5</text:p>
          </table:table-cell>
          <table:table-cell table:formula="of:=[.N11]+10" office:value-type="float" office:value="224.5" calcext:value-type="float">
            <text:p>224.5</text:p>
          </table:table-cell>
          <table:table-cell office:value-type="float" office:value="7.693191" calcext:value-type="float">
            <text:p>7.693191</text:p>
          </table:table-cell>
          <table:table-cell office:value-type="float" office:value="7.656917" calcext:value-type="float">
            <text:p>7.656917</text:p>
          </table:table-cell>
          <table:table-cell table:formula="of:=[.L11]-[.I11]" office:value-type="float" office:value="25.083217" calcext:value-type="float">
            <text:p>25.083217</text:p>
          </table:table-cell>
          <table:table-cell table:formula="of:=[.M11]-[.J11]" office:value-type="float" office:value="12.426456" calcext:value-type="float">
            <text:p>12.426456</text:p>
          </table:table-cell>
          <table:table-cell office:value-type="float" office:value="205.76" calcext:value-type="float">
            <text:p>205.76</text:p>
          </table:table-cell>
          <table:table-cell office:value-type="float" office:value="256.58" calcext:value-type="float">
            <text:p>256.58</text:p>
          </table:table-cell>
          <table:table-cell office:value-type="float" office:value="228.1" calcext:value-type="float">
            <text:p>228.1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1]-[.F11])*8/[.R11]" office:value-type="float" office:value="3310312.54882497" calcext:value-type="float">
            <text:p>3310312.54882497</text:p>
          </table:table-cell>
          <table:table-cell table:formula="of:=([.G11]-[.F11])*8/[.S11]" office:value-type="float" office:value="6681976.58286482" calcext:value-type="float">
            <text:p>6681976.58286482</text:p>
          </table:table-cell>
          <table:table-cell table:formula="of:=[.U11]-[.T11]-[.W11]" office:value-type="float" office:value="44.82" calcext:value-type="float">
            <text:p>44.82</text:p>
          </table:table-cell>
          <table:table-cell office:value-type="float" office:value="46" calcext:value-type="float">
            <text:p>46</text:p>
          </table:table-cell>
          <table:table-cell table:formula="of:=[.P11]/[.R11]" office:value-type="float" office:value="0.306706711503552" calcext:value-type="float">
            <text:p>0.3067067115</text:p>
          </table:table-cell>
          <table:table-cell table:formula="of:=[.P11]/[.S11]" office:value-type="float" office:value="0.619097754017718" calcext:value-type="float">
            <text:p>0.619097754</text:p>
          </table:table-cell>
          <table:table-cell table:formula="of:=[.P11]*[.AB11]/3600" office:value-type="float" office:value="0.098301885" calcext:value-type="float">
            <text:p>0.098301885</text:p>
          </table:table-cell>
          <table:table-cell table:formula="of:=[.AH11]/[.AE11]" office:value-type="float" office:value="1.61700624939412" calcext:value-type="float">
            <text:p>1.6170062494</text:p>
          </table:table-cell>
          <table:table-cell office:value-type="float" office:value="1.7" calcext:value-type="float">
            <text:p>1.7</text:p>
          </table:table-cell>
          <table:table-cell table:formula="of:=(([.V11]-[.T11])*([.O11]-[.H11])-[.W11]*([.N11]-[.K11]))/3600" office:value-type="float" office:value="0.158954762372222" calcext:value-type="float">
            <text:p>0.1589547624</text:p>
          </table:table-cell>
          <table:table-cell office:value-type="float" office:value="0.157752163" calcext:value-type="float">
            <text:p>0.157752163</text:p>
          </table:table-cell>
          <table:table-cell table:formula="of:=100*([.AH11]-[.AI11])/[.AI11]" office:value-type="float" office:value="0.762334632598474" calcext:value-type="float">
            <text:p>0.7623346326</text:p>
          </table:table-cell>
          <table:table-cell table:formula="of:=([.AB11]*([.G11]-[.F11])*8/[.X11])/3600" office:value-type="float" office:value="1.06098090222222" calcext:value-type="float">
            <text:p>1.0609809022</text:p>
          </table:table-cell>
          <table:table-cell table:formula="of:=100*([.AK11]-[.AH11])/[.AH11]" office:value-type="float" office:value="567.473491443898" calcext:value-type="float">
            <text:p>567.4734914439</text:p>
          </table:table-cell>
          <table:table-cell table:formula="of:=([.AB11]*([.G11]-[.F11])*8/[.Y11])/3600" office:value-type="float" office:value="0.320507772777778" calcext:value-type="float">
            <text:p>0.3205077728</text:p>
          </table:table-cell>
          <table:table-cell table:formula="of:=100*([.AM11]-[.AH11])/[.AH11]" office:value-type="float" office:value="101.634583320787" calcext:value-type="float">
            <text:p>101.6345833208</text:p>
          </table:table-cell>
          <table:table-cell table:formula="of:=([.AB11]*([.G11]-[.F11])*8/[.Z11])/3600" office:value-type="float" office:value="0.158782493333333" calcext:value-type="float">
            <text:p>0.1587824933</text:p>
          </table:table-cell>
          <table:table-cell table:formula="of:=100*([.AO11]-[.AH11])/[.AH11]" office:value-type="float" office:value="-0.108376141939973" calcext:value-type="float">
            <text:p>-0.1083761419</text:p>
          </table:table-cell>
          <table:table-cell table:formula="of:=[.AE11]*[.AG11]" office:value-type="float" office:value="0.1671132045" calcext:value-type="float">
            <text:p>0.1671132045</text:p>
          </table:table-cell>
          <table:table-cell table:formula="of:=100*([.AQ11]-[.AH11])/[.AH11]" office:value-type="float" office:value="5.13255595870308" calcext:value-type="float">
            <text:p>5.1325559587</text:p>
          </table:table-cell>
          <table:table-cell table:number-columns-repeated="2"/>
          <table:table-cell table:formula="of:=[.AR11]" office:value-type="float" office:value="5.13255595870308" calcext:value-type="float">
            <text:p>5.1325559587</text:p>
          </table:table-cell>
          <table:table-cell table:formula="of:=[.AQ11]" office:value-type="float" office:value="0.1671132045" calcext:value-type="float">
            <text:p>0.1671132045</text:p>
          </table:table-cell>
          <table:table-cell table:formula="of:=[.AH11]" office:value-type="float" office:value="0.158954762372222" calcext:value-type="float">
            <text:p>0.1589547624</text:p>
          </table:table-cell>
          <table:table-cell table:formula="of:=[.AJ11]" office:value-type="float" office:value="0.762334632598474" calcext:value-type="float">
            <text:p>0.7623346326</text:p>
          </table:table-cell>
          <table:table-cell table:formula="of:=[.AO11]" office:value-type="float" office:value="0.158782493333333" calcext:value-type="float">
            <text:p>0.1587824933</text:p>
          </table:table-cell>
          <table:table-cell table:formula="of:=[.AP11]" office:value-type="float" office:value="-0.108376141939973" calcext:value-type="float">
            <text:p>-0.1083761419</text:p>
          </table:table-cell>
          <table:table-cell table:formula="of:=[.AM11]" office:value-type="float" office:value="0.320507772777778" calcext:value-type="float">
            <text:p>0.3205077728</text:p>
          </table:table-cell>
          <table:table-cell table:formula="of:=[.AN11]" office:value-type="float" office:value="101.634583320787" calcext:value-type="float">
            <text:p>101.6345833208</text:p>
          </table:table-cell>
          <table:table-cell table:formula="of:=[.AK11]" office:value-type="float" office:value="1.06098090222222" calcext:value-type="float">
            <text:p>1.0609809022</text:p>
          </table:table-cell>
          <table:table-cell table:formula="of:=[.AL11]" office:value-type="float" office:value="567.473491443898" calcext:value-type="float">
            <text:p>567.4734914439</text:p>
          </table:table-cell>
          <table:table-cell/>
        </table:table-row>
        <table:table-row table:style-name="ro1">
          <table:table-cell office:value-type="string" calcext:value-type="string">
            <text:p>H-10MB</text:p>
          </table:table-cell>
          <table:table-cell office:value-type="float" office:value="1388.58" calcext:value-type="float">
            <text:p>1388.58</text:p>
          </table:table-cell>
          <table:table-cell office:value-type="float" office:value="256.82" calcext:value-type="float">
            <text:p>256.82</text:p>
          </table:table-cell>
          <table:table-cell office:value-type="float" office:value="1118" calcext:value-type="float">
            <text:p>1118</text:p>
          </table:table-cell>
          <table:table-cell table:formula="of:=[.B12]-[.C12]-[.D12]" office:value-type="float" office:value="13.76" calcext:value-type="float">
            <text:p>13.76</text:p>
          </table:table-cell>
          <table:table-cell office:value-type="float" office:value="1741" calcext:value-type="float">
            <text:p>1741</text:p>
          </table:table-cell>
          <table:table-cell office:value-type="float" office:value="10380902" calcext:value-type="float">
            <text:p>10380902</text:p>
          </table:table-cell>
          <table:table-cell table:formula="of:=[.I12]-5+[.E12]" office:value-type="float" office:value="196.186896" calcext:value-type="float">
            <text:p>196.186896</text:p>
          </table:table-cell>
          <table:table-cell table:style-name="ce8" office:value-type="float" office:value="187.426896" calcext:value-type="float">
            <text:p>187.426896</text:p>
          </table:table-cell>
          <table:table-cell table:style-name="ce8" office:value-type="float" office:value="189.209514" calcext:value-type="float">
            <text:p>189.209514</text:p>
          </table:table-cell>
          <table:table-cell office:value-type="float" office:value="203" calcext:value-type="float">
            <text:p>203</text:p>
          </table:table-cell>
          <table:table-cell table:style-name="ce9" office:value-type="float" office:value="212.057323" calcext:value-type="float">
            <text:p>212.057323</text:p>
          </table:table-cell>
          <table:table-cell table:style-name="ce9" office:value-type="float" office:value="201.168789" calcext:value-type="float">
            <text:p>201.168789</text:p>
          </table:table-cell>
          <table:table-cell office:value-type="float" office:value="215" calcext:value-type="float">
            <text:p>215</text:p>
          </table:table-cell>
          <table:table-cell table:formula="of:=[.N12]+10" office:value-type="float" office:value="225" calcext:value-type="float">
            <text:p>225</text:p>
          </table:table-cell>
          <table:table-cell office:value-type="float" office:value="7.153716" calcext:value-type="float">
            <text:p>7.153716</text:p>
          </table:table-cell>
          <table:table-cell office:value-type="float" office:value="7.125877" calcext:value-type="float">
            <text:p>7.125877</text:p>
          </table:table-cell>
          <table:table-cell table:formula="of:=[.L12]-[.I12]" office:value-type="float" office:value="24.630427" calcext:value-type="float">
            <text:p>24.630427</text:p>
          </table:table-cell>
          <table:table-cell table:formula="of:=[.M12]-[.J12]" office:value-type="float" office:value="11.959275" calcext:value-type="float">
            <text:p>11.959275</text:p>
          </table:table-cell>
          <table:table-cell office:value-type="float" office:value="205.65" calcext:value-type="float">
            <text:p>205.65</text:p>
          </table:table-cell>
          <table:table-cell office:value-type="float" office:value="257.65" calcext:value-type="float">
            <text:p>257.65</text:p>
          </table:table-cell>
          <table:table-cell office:value-type="float" office:value="227.46" calcext:value-type="float">
            <text:p>227.46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2]-[.F12])*8/[.R12]" office:value-type="float" office:value="3371167.21524966" calcext:value-type="float">
            <text:p>3371167.21524966</text:p>
          </table:table-cell>
          <table:table-cell table:formula="of:=([.G12]-[.F12])*8/[.S12]" office:value-type="float" office:value="6943003.48474302" calcext:value-type="float">
            <text:p>6943003.48474302</text:p>
          </table:table-cell>
          <table:table-cell table:formula="of:=[.U12]-[.T12]-[.W12]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formula="of:=[.P12]/[.R12]" office:value-type="float" office:value="0.290442224164445" calcext:value-type="float">
            <text:p>0.2904422242</text:p>
          </table:table-cell>
          <table:table-cell table:formula="of:=[.P12]/[.S12]" office:value-type="float" office:value="0.598173049787718" calcext:value-type="float">
            <text:p>0.5981730498</text:p>
          </table:table-cell>
          <table:table-cell table:formula="of:=[.P12]*[.AB12]/3600" office:value-type="float" office:value="0.0914085933333334" calcext:value-type="float">
            <text:p>0.0914085933</text:p>
          </table:table-cell>
          <table:table-cell table:formula="of:=[.AH12]/[.AE12]" office:value-type="float" office:value="1.69086278175597" calcext:value-type="float">
            <text:p>1.6908627818</text:p>
          </table:table-cell>
          <table:table-cell office:value-type="float" office:value="1.7" calcext:value-type="float">
            <text:p>1.7</text:p>
          </table:table-cell>
          <table:table-cell table:formula="of:=(([.V12]-[.T12])*([.O12]-[.H12])-[.W12]*([.N12]-[.K12]))/3600" office:value-type="float" office:value="0.1545593884" calcext:value-type="float">
            <text:p>0.1545593884</text:p>
          </table:table-cell>
          <table:table-cell office:value-type="float" office:value="0.157752163" calcext:value-type="float">
            <text:p>0.157752163</text:p>
          </table:table-cell>
          <table:table-cell table:formula="of:=100*([.AH12]-[.AI12])/[.AI12]" office:value-type="float" office:value="-2.02391811261564" calcext:value-type="float">
            <text:p>-2.0239181126</text:p>
          </table:table-cell>
          <table:table-cell table:formula="of:=([.AB12]*([.G12]-[.F12])*8/[.X12])/3600" office:value-type="float" office:value="1.06098090222222" calcext:value-type="float">
            <text:p>1.0609809022</text:p>
          </table:table-cell>
          <table:table-cell table:formula="of:=100*([.AK12]-[.AH12])/[.AH12]" office:value-type="float" office:value="586.455163420032" calcext:value-type="float">
            <text:p>586.45516342</text:p>
          </table:table-cell>
          <table:table-cell table:formula="of:=([.AB12]*([.G12]-[.F12])*8/[.Y12])/3600" office:value-type="float" office:value="0.314722122777778" calcext:value-type="float">
            <text:p>0.3147221228</text:p>
          </table:table-cell>
          <table:table-cell table:formula="of:=100*([.AM12]-[.AH12])/[.AH12]" office:value-type="float" office:value="103.625367592214" calcext:value-type="float">
            <text:p>103.6253675922</text:p>
          </table:table-cell>
          <table:table-cell table:formula="of:=([.AB12]*([.G12]-[.F12])*8/[.Z12])/3600" office:value-type="float" office:value="0.152812958333333" calcext:value-type="float">
            <text:p>0.1528129583</text:p>
          </table:table-cell>
          <table:table-cell table:formula="of:=100*([.AO12]-[.AH12])/[.AH12]" office:value-type="float" office:value="-1.12994110855762" calcext:value-type="float">
            <text:p>-1.1299411086</text:p>
          </table:table-cell>
          <table:table-cell table:formula="of:=[.AE12]*[.AG12]" office:value-type="float" office:value="0.155394608666667" calcext:value-type="float">
            <text:p>0.1553946087</text:p>
          </table:table-cell>
          <table:table-cell table:formula="of:=100*([.AQ12]-[.AH12])/[.AH12]" office:value-type="float" office:value="0.540387921635085" calcext:value-type="float">
            <text:p>0.5403879216</text:p>
          </table:table-cell>
          <table:table-cell table:number-columns-repeated="2"/>
          <table:table-cell table:formula="of:=[.AR12]" office:value-type="float" office:value="0.540387921635085" calcext:value-type="float">
            <text:p>0.5403879216</text:p>
          </table:table-cell>
          <table:table-cell table:formula="of:=[.AQ12]" office:value-type="float" office:value="0.155394608666667" calcext:value-type="float">
            <text:p>0.1553946087</text:p>
          </table:table-cell>
          <table:table-cell table:formula="of:=[.AH12]" office:value-type="float" office:value="0.1545593884" calcext:value-type="float">
            <text:p>0.1545593884</text:p>
          </table:table-cell>
          <table:table-cell table:formula="of:=[.AJ12]" office:value-type="float" office:value="-2.02391811261564" calcext:value-type="float">
            <text:p>-2.0239181126</text:p>
          </table:table-cell>
          <table:table-cell table:formula="of:=[.AO12]" office:value-type="float" office:value="0.152812958333333" calcext:value-type="float">
            <text:p>0.1528129583</text:p>
          </table:table-cell>
          <table:table-cell table:formula="of:=[.AP12]" office:value-type="float" office:value="-1.12994110855762" calcext:value-type="float">
            <text:p>-1.1299411086</text:p>
          </table:table-cell>
          <table:table-cell table:formula="of:=[.AM12]" office:value-type="float" office:value="0.314722122777778" calcext:value-type="float">
            <text:p>0.3147221228</text:p>
          </table:table-cell>
          <table:table-cell table:formula="of:=[.AN12]" office:value-type="float" office:value="103.625367592214" calcext:value-type="float">
            <text:p>103.6253675922</text:p>
          </table:table-cell>
          <table:table-cell table:formula="of:=[.AK12]" office:value-type="float" office:value="1.06098090222222" calcext:value-type="float">
            <text:p>1.0609809022</text:p>
          </table:table-cell>
          <table:table-cell table:formula="of:=[.AL12]" office:value-type="float" office:value="586.455163420032" calcext:value-type="float">
            <text:p>586.45516342</text:p>
          </table:table-cell>
          <table:table-cell/>
        </table:table-row>
        <table:table-row table:style-name="ro1">
          <table:table-cell office:value-type="string" calcext:value-type="string">
            <text:p>I-</text:p>
          </table:table-cell>
          <table:table-cell table:number-columns-repeated="3"/>
          <table:table-cell table:formula="of:=[.B13]-[.C13]-[.D13]" office:value-type="float" office:value="0" calcext:value-type="float">
            <text:p>0</text:p>
          </table:table-cell>
          <table:table-cell table:number-columns-repeated="2"/>
          <table:table-cell table:formula="of:=[.I13]-5+[.E13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13]+10" office:value-type="float" office:value="10" calcext:value-type="float">
            <text:p>10</text:p>
          </table:table-cell>
          <table:table-cell table:number-columns-repeated="2"/>
          <table:table-cell table:formula="of:=[.L13]-[.I13]" office:value-type="float" office:value="0" calcext:value-type="float">
            <text:p>0</text:p>
          </table:table-cell>
          <table:table-cell table:formula="of:=[.M13]-[.J13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3]-[.F13])*8/[.R13]" office:value-type="string" office:string-value="" calcext:value-type="error">
            <text:p>#DIV/0!</text:p>
          </table:table-cell>
          <table:table-cell table:formula="of:=([.G13]-[.F13])*8/[.S13]" office:value-type="string" office:string-value="" calcext:value-type="error">
            <text:p>#DIV/0!</text:p>
          </table:table-cell>
          <table:table-cell table:formula="of:=[.U13]-[.T13]-[.W13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13]/[.R13]" office:value-type="string" office:string-value="" calcext:value-type="error">
            <text:p>#DIV/0!</text:p>
          </table:table-cell>
          <table:table-cell table:formula="of:=[.P13]/[.S13]" office:value-type="string" office:string-value="" calcext:value-type="error">
            <text:p>#DIV/0!</text:p>
          </table:table-cell>
          <table:table-cell table:formula="of:=[.P13]*[.AB13]/3600" office:value-type="float" office:value="0" calcext:value-type="float">
            <text:p>0</text:p>
          </table:table-cell>
          <table:table-cell table:formula="of:=[.AH13]/[.AE13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13]-[.T13])*([.O13]-[.H13])-[.W13]*([.N13]-[.K13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13]-[.AI13])/[.AI13]" office:value-type="float" office:value="-100" calcext:value-type="float">
            <text:p>-100</text:p>
          </table:table-cell>
          <table:table-cell table:formula="of:=([.AB13]*([.G13]-[.F13])*8/[.X13])/3600" office:value-type="float" office:value="0" calcext:value-type="float">
            <text:p>0</text:p>
          </table:table-cell>
          <table:table-cell table:formula="of:=100*([.AK13]-[.AH13])/[.AH13]" office:value-type="string" office:string-value="" calcext:value-type="error">
            <text:p>#DIV/0!</text:p>
          </table:table-cell>
          <table:table-cell table:formula="of:=([.AB13]*([.G13]-[.F13])*8/[.Y13])/3600" office:value-type="string" office:string-value="" calcext:value-type="error">
            <text:p>#DIV/0!</text:p>
          </table:table-cell>
          <table:table-cell table:formula="of:=100*([.AM13]-[.AH13])/[.AH13]" office:value-type="string" office:string-value="" calcext:value-type="error">
            <text:p>#DIV/0!</text:p>
          </table:table-cell>
          <table:table-cell table:formula="of:=([.AB13]*([.G13]-[.F13])*8/[.Z13])/3600" office:value-type="string" office:string-value="" calcext:value-type="error">
            <text:p>#DIV/0!</text:p>
          </table:table-cell>
          <table:table-cell table:formula="of:=100*([.AO13]-[.AH13])/[.AH13]" office:value-type="string" office:string-value="" calcext:value-type="error">
            <text:p>#DIV/0!</text:p>
          </table:table-cell>
          <table:table-cell table:formula="of:=[.AE13]*[.AG13]" office:value-type="float" office:value="0" calcext:value-type="float">
            <text:p>0</text:p>
          </table:table-cell>
          <table:table-cell table:formula="of:=100*([.AQ13]-[.AH13])/[.AH13]" office:value-type="string" office:string-value="" calcext:value-type="error">
            <text:p>#DIV/0!</text:p>
          </table:table-cell>
          <table:table-cell table:number-columns-repeated="2"/>
          <table:table-cell table:formula="of:=[.AR13]" office:value-type="string" office:string-value="" calcext:value-type="error">
            <text:p>#DIV/0!</text:p>
          </table:table-cell>
          <table:table-cell table:formula="of:=[.AQ13]" office:value-type="float" office:value="0" calcext:value-type="float">
            <text:p>0</text:p>
          </table:table-cell>
          <table:table-cell table:formula="of:=[.AH13]" office:value-type="float" office:value="0" calcext:value-type="float">
            <text:p>0</text:p>
          </table:table-cell>
          <table:table-cell table:formula="of:=[.AJ13]" office:value-type="float" office:value="-100" calcext:value-type="float">
            <text:p>-100</text:p>
          </table:table-cell>
          <table:table-cell table:formula="of:=[.AO13]" office:value-type="string" office:string-value="" calcext:value-type="error">
            <text:p>#DIV/0!</text:p>
          </table:table-cell>
          <table:table-cell table:formula="of:=[.AP13]" office:value-type="string" office:string-value="" calcext:value-type="error">
            <text:p>#DIV/0!</text:p>
          </table:table-cell>
          <table:table-cell table:formula="of:=[.AM13]" office:value-type="string" office:string-value="" calcext:value-type="error">
            <text:p>#DIV/0!</text:p>
          </table:table-cell>
          <table:table-cell table:formula="of:=[.AN13]" office:value-type="string" office:string-value="" calcext:value-type="error">
            <text:p>#DIV/0!</text:p>
          </table:table-cell>
          <table:table-cell table:formula="of:=[.AK13]" office:value-type="float" office:value="0" calcext:value-type="float">
            <text:p>0</text:p>
          </table:table-cell>
          <table:table-cell table:formula="of:=[.AL1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J-</text:p>
          </table:table-cell>
          <table:table-cell table:number-columns-repeated="3"/>
          <table:table-cell table:formula="of:=[.B14]-[.C14]-[.D14]" office:value-type="float" office:value="0" calcext:value-type="float">
            <text:p>0</text:p>
          </table:table-cell>
          <table:table-cell table:number-columns-repeated="2"/>
          <table:table-cell table:formula="of:=[.I14]-5+[.E14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14]+10" office:value-type="float" office:value="10" calcext:value-type="float">
            <text:p>10</text:p>
          </table:table-cell>
          <table:table-cell table:number-columns-repeated="2"/>
          <table:table-cell table:formula="of:=[.L14]-[.I14]" office:value-type="float" office:value="0" calcext:value-type="float">
            <text:p>0</text:p>
          </table:table-cell>
          <table:table-cell table:formula="of:=[.M14]-[.J14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4]-[.F14])*8/[.R14]" office:value-type="string" office:string-value="" calcext:value-type="error">
            <text:p>#DIV/0!</text:p>
          </table:table-cell>
          <table:table-cell table:formula="of:=([.G14]-[.F14])*8/[.S14]" office:value-type="string" office:string-value="" calcext:value-type="error">
            <text:p>#DIV/0!</text:p>
          </table:table-cell>
          <table:table-cell table:formula="of:=[.U14]-[.T14]-[.W14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14]/[.R14]" office:value-type="string" office:string-value="" calcext:value-type="error">
            <text:p>#DIV/0!</text:p>
          </table:table-cell>
          <table:table-cell table:formula="of:=[.P14]/[.S14]" office:value-type="string" office:string-value="" calcext:value-type="error">
            <text:p>#DIV/0!</text:p>
          </table:table-cell>
          <table:table-cell table:formula="of:=[.P14]*[.AB14]/3600" office:value-type="float" office:value="0" calcext:value-type="float">
            <text:p>0</text:p>
          </table:table-cell>
          <table:table-cell table:formula="of:=[.AH14]/[.AE14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14]-[.T14])*([.O14]-[.H14])-[.W14]*([.N14]-[.K14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14]-[.AI14])/[.AI14]" office:value-type="float" office:value="-100" calcext:value-type="float">
            <text:p>-100</text:p>
          </table:table-cell>
          <table:table-cell table:formula="of:=([.AB14]*([.G14]-[.F14])*8/[.X14])/3600" office:value-type="float" office:value="0" calcext:value-type="float">
            <text:p>0</text:p>
          </table:table-cell>
          <table:table-cell table:formula="of:=100*([.AK14]-[.AH14])/[.AH14]" office:value-type="string" office:string-value="" calcext:value-type="error">
            <text:p>#DIV/0!</text:p>
          </table:table-cell>
          <table:table-cell table:formula="of:=([.AB14]*([.G14]-[.F14])*8/[.Y14])/3600" office:value-type="string" office:string-value="" calcext:value-type="error">
            <text:p>#DIV/0!</text:p>
          </table:table-cell>
          <table:table-cell table:formula="of:=100*([.AM14]-[.AH14])/[.AH14]" office:value-type="string" office:string-value="" calcext:value-type="error">
            <text:p>#DIV/0!</text:p>
          </table:table-cell>
          <table:table-cell table:formula="of:=([.AB14]*([.G14]-[.F14])*8/[.Z14])/3600" office:value-type="string" office:string-value="" calcext:value-type="error">
            <text:p>#DIV/0!</text:p>
          </table:table-cell>
          <table:table-cell table:formula="of:=100*([.AO14]-[.AH14])/[.AH14]" office:value-type="string" office:string-value="" calcext:value-type="error">
            <text:p>#DIV/0!</text:p>
          </table:table-cell>
          <table:table-cell table:formula="of:=[.AE14]*[.AG14]" office:value-type="float" office:value="0" calcext:value-type="float">
            <text:p>0</text:p>
          </table:table-cell>
          <table:table-cell table:formula="of:=100*([.AQ14]-[.AH14])/[.AH14]" office:value-type="string" office:string-value="" calcext:value-type="error">
            <text:p>#DIV/0!</text:p>
          </table:table-cell>
          <table:table-cell table:number-columns-repeated="2"/>
          <table:table-cell table:formula="of:=[.AR14]" office:value-type="string" office:string-value="" calcext:value-type="error">
            <text:p>#DIV/0!</text:p>
          </table:table-cell>
          <table:table-cell table:formula="of:=[.AQ14]" office:value-type="float" office:value="0" calcext:value-type="float">
            <text:p>0</text:p>
          </table:table-cell>
          <table:table-cell table:formula="of:=[.AH14]" office:value-type="float" office:value="0" calcext:value-type="float">
            <text:p>0</text:p>
          </table:table-cell>
          <table:table-cell table:formula="of:=[.AJ14]" office:value-type="float" office:value="-100" calcext:value-type="float">
            <text:p>-100</text:p>
          </table:table-cell>
          <table:table-cell table:formula="of:=[.AO14]" office:value-type="string" office:string-value="" calcext:value-type="error">
            <text:p>#DIV/0!</text:p>
          </table:table-cell>
          <table:table-cell table:formula="of:=[.AP14]" office:value-type="string" office:string-value="" calcext:value-type="error">
            <text:p>#DIV/0!</text:p>
          </table:table-cell>
          <table:table-cell table:formula="of:=[.AM14]" office:value-type="string" office:string-value="" calcext:value-type="error">
            <text:p>#DIV/0!</text:p>
          </table:table-cell>
          <table:table-cell table:formula="of:=[.AN14]" office:value-type="string" office:string-value="" calcext:value-type="error">
            <text:p>#DIV/0!</text:p>
          </table:table-cell>
          <table:table-cell table:formula="of:=[.AK14]" office:value-type="float" office:value="0" calcext:value-type="float">
            <text:p>0</text:p>
          </table:table-cell>
          <table:table-cell table:formula="of:=[.AL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B15]-[.C15]-[.D15]" office:value-type="float" office:value="0" calcext:value-type="float">
            <text:p>0</text:p>
          </table:table-cell>
          <table:table-cell table:number-columns-repeated="2"/>
          <table:table-cell table:formula="of:=[.I15]-5+[.E15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15]+10" office:value-type="float" office:value="10" calcext:value-type="float">
            <text:p>10</text:p>
          </table:table-cell>
          <table:table-cell table:number-columns-repeated="2"/>
          <table:table-cell table:formula="of:=[.L15]-[.I15]" office:value-type="float" office:value="0" calcext:value-type="float">
            <text:p>0</text:p>
          </table:table-cell>
          <table:table-cell table:formula="of:=[.M15]-[.J15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5]-[.F15])*8/[.R15]" office:value-type="string" office:string-value="" calcext:value-type="error">
            <text:p>#DIV/0!</text:p>
          </table:table-cell>
          <table:table-cell table:formula="of:=([.G15]-[.F15])*8/[.S15]" office:value-type="string" office:string-value="" calcext:value-type="error">
            <text:p>#DIV/0!</text:p>
          </table:table-cell>
          <table:table-cell table:formula="of:=[.U15]-[.T15]-[.W15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15]/[.R15]" office:value-type="string" office:string-value="" calcext:value-type="error">
            <text:p>#DIV/0!</text:p>
          </table:table-cell>
          <table:table-cell table:formula="of:=[.P15]/[.S15]" office:value-type="string" office:string-value="" calcext:value-type="error">
            <text:p>#DIV/0!</text:p>
          </table:table-cell>
          <table:table-cell table:formula="of:=[.P15]*[.AB15]/3600" office:value-type="float" office:value="0" calcext:value-type="float">
            <text:p>0</text:p>
          </table:table-cell>
          <table:table-cell table:formula="of:=[.AH15]/[.AE15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15]-[.T15])*([.O15]-[.H15])-[.W15]*([.N15]-[.K15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15]-[.AI15])/[.AI15]" office:value-type="float" office:value="-100" calcext:value-type="float">
            <text:p>-100</text:p>
          </table:table-cell>
          <table:table-cell table:formula="of:=([.AB15]*([.G15]-[.F15])*8/[.X15])/3600" office:value-type="float" office:value="0" calcext:value-type="float">
            <text:p>0</text:p>
          </table:table-cell>
          <table:table-cell table:formula="of:=100*([.AK15]-[.AH15])/[.AH15]" office:value-type="string" office:string-value="" calcext:value-type="error">
            <text:p>#DIV/0!</text:p>
          </table:table-cell>
          <table:table-cell table:formula="of:=([.AB15]*([.G15]-[.F15])*8/[.Y15])/3600" office:value-type="string" office:string-value="" calcext:value-type="error">
            <text:p>#DIV/0!</text:p>
          </table:table-cell>
          <table:table-cell table:formula="of:=100*([.AM15]-[.AH15])/[.AH15]" office:value-type="string" office:string-value="" calcext:value-type="error">
            <text:p>#DIV/0!</text:p>
          </table:table-cell>
          <table:table-cell table:formula="of:=([.AB15]*([.G15]-[.F15])*8/[.Z15])/3600" office:value-type="string" office:string-value="" calcext:value-type="error">
            <text:p>#DIV/0!</text:p>
          </table:table-cell>
          <table:table-cell table:formula="of:=100*([.AO15]-[.AH15])/[.AH15]" office:value-type="string" office:string-value="" calcext:value-type="error">
            <text:p>#DIV/0!</text:p>
          </table:table-cell>
          <table:table-cell table:formula="of:=[.AE15]*[.AG15]" office:value-type="float" office:value="0" calcext:value-type="float">
            <text:p>0</text:p>
          </table:table-cell>
          <table:table-cell table:formula="of:=100*([.AQ15]-[.AH15])/[.AH15]" office:value-type="string" office:string-value="" calcext:value-type="error">
            <text:p>#DIV/0!</text:p>
          </table:table-cell>
          <table:table-cell table:number-columns-repeated="2"/>
          <table:table-cell table:formula="of:=[.AR15]" office:value-type="string" office:string-value="" calcext:value-type="error">
            <text:p>#DIV/0!</text:p>
          </table:table-cell>
          <table:table-cell table:formula="of:=[.AQ15]" office:value-type="float" office:value="0" calcext:value-type="float">
            <text:p>0</text:p>
          </table:table-cell>
          <table:table-cell table:formula="of:=[.AH15]" office:value-type="float" office:value="0" calcext:value-type="float">
            <text:p>0</text:p>
          </table:table-cell>
          <table:table-cell table:formula="of:=[.AJ15]" office:value-type="float" office:value="-100" calcext:value-type="float">
            <text:p>-100</text:p>
          </table:table-cell>
          <table:table-cell table:formula="of:=[.AO15]" office:value-type="string" office:string-value="" calcext:value-type="error">
            <text:p>#DIV/0!</text:p>
          </table:table-cell>
          <table:table-cell table:formula="of:=[.AP15]" office:value-type="string" office:string-value="" calcext:value-type="error">
            <text:p>#DIV/0!</text:p>
          </table:table-cell>
          <table:table-cell table:formula="of:=[.AM15]" office:value-type="string" office:string-value="" calcext:value-type="error">
            <text:p>#DIV/0!</text:p>
          </table:table-cell>
          <table:table-cell table:formula="of:=[.AN15]" office:value-type="string" office:string-value="" calcext:value-type="error">
            <text:p>#DIV/0!</text:p>
          </table:table-cell>
          <table:table-cell table:formula="of:=[.AK15]" office:value-type="float" office:value="0" calcext:value-type="float">
            <text:p>0</text:p>
          </table:table-cell>
          <table:table-cell table:formula="of:=[.AL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K-1MB</text:p>
          </table:table-cell>
          <table:table-cell office:value-type="float" office:value="1131.53" calcext:value-type="float">
            <text:p>1131.53</text:p>
          </table:table-cell>
          <table:table-cell office:value-type="float" office:value="273.97" calcext:value-type="float">
            <text:p>273.97</text:p>
          </table:table-cell>
          <table:table-cell office:value-type="float" office:value="845" calcext:value-type="float">
            <text:p>845</text:p>
          </table:table-cell>
          <table:table-cell table:formula="of:=[.B16]-[.C16]-[.D16]" office:value-type="float" office:value="12.5599999999999" calcext:value-type="float">
            <text:p>12.56</text:p>
          </table:table-cell>
          <table:table-cell office:value-type="float" office:value="1679" calcext:value-type="float">
            <text:p>1679</text:p>
          </table:table-cell>
          <table:table-cell office:value-type="float" office:value="1039514" calcext:value-type="float">
            <text:p>1039514</text:p>
          </table:table-cell>
          <table:table-cell table:formula="of:=[.I16]-5+[.E16]" office:value-type="float" office:value="195.733336" calcext:value-type="float">
            <text:p>195.733336</text:p>
          </table:table-cell>
          <table:table-cell table:style-name="ce8" office:value-type="float" office:value="188.173336" calcext:value-type="float">
            <text:p>188.173336</text:p>
          </table:table-cell>
          <table:table-cell table:style-name="ce8" office:value-type="float" office:value="190.787862" calcext:value-type="float">
            <text:p>190.787862</text:p>
          </table:table-cell>
          <table:table-cell office:value-type="float" office:value="203.5" calcext:value-type="float">
            <text:p>203.5</text:p>
          </table:table-cell>
          <table:table-cell table:number-columns-repeated="2" office:value-type="float" office:value="191.979621" calcext:value-type="float">
            <text:p>191.979621</text:p>
          </table:table-cell>
          <table:table-cell office:value-type="float" office:value="204.5" calcext:value-type="float">
            <text:p>204.5</text:p>
          </table:table-cell>
          <table:table-cell table:formula="of:=[.N16]+10" office:value-type="float" office:value="214.5" calcext:value-type="float">
            <text:p>214.5</text:p>
          </table:table-cell>
          <table:table-cell office:value-type="float" office:value="0.89658" calcext:value-type="float">
            <text:p>0.89658</text:p>
          </table:table-cell>
          <table:table-cell office:value-type="float" office:value="0.866066" calcext:value-type="float">
            <text:p>0.866066</text:p>
          </table:table-cell>
          <table:table-cell table:formula="of:=[.L16]-[.I16]" office:value-type="float" office:value="3.806285" calcext:value-type="float">
            <text:p>3.806285</text:p>
          </table:table-cell>
          <table:table-cell table:formula="of:=[.M16]-[.J16]" office:value-type="float" office:value="1.19175900000002" calcext:value-type="float">
            <text:p>1.191759</text:p>
          </table:table-cell>
          <table:table-cell office:value-type="float" office:value="205.02" calcext:value-type="float">
            <text:p>205.02</text:p>
          </table:table-cell>
          <table:table-cell office:value-type="float" office:value="258.29" calcext:value-type="float">
            <text:p>258.29</text:p>
          </table:table-cell>
          <table:table-cell office:value-type="float" office:value="208.648" calcext:value-type="float">
            <text:p>208.648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6]-[.F16])*8/[.R16]" office:value-type="float" office:value="2181308.02081294" calcext:value-type="float">
            <text:p>2181308.02081294</text:p>
          </table:table-cell>
          <table:table-cell table:formula="of:=([.G16]-[.F16])*8/[.S16]" office:value-type="float" office:value="6966744.1152111" calcext:value-type="float">
            <text:p>6966744.1152111</text:p>
          </table:table-cell>
          <table:table-cell table:formula="of:=[.U16]-[.T16]-[.W16]" office:value-type="float" office:value="47.27" calcext:value-type="float">
            <text:p>47.27</text:p>
          </table:table-cell>
          <table:table-cell office:value-type="float" office:value="46" calcext:value-type="float">
            <text:p>46</text:p>
          </table:table-cell>
          <table:table-cell table:formula="of:=[.P16]/[.R16]" office:value-type="float" office:value="0.235552513802829" calcext:value-type="float">
            <text:p>0.2355525138</text:p>
          </table:table-cell>
          <table:table-cell table:formula="of:=[.P16]/[.S16]" office:value-type="float" office:value="0.752316533795831" calcext:value-type="float">
            <text:p>0.7523165338</text:p>
          </table:table-cell>
          <table:table-cell table:formula="of:=[.P16]*[.AB16]/3600" office:value-type="float" office:value="0.0114563" calcext:value-type="float">
            <text:p>0.0114563</text:p>
          </table:table-cell>
          <table:table-cell table:formula="of:=[.AH16]/[.AE16]" office:value-type="float" office:value="1.50536912227818" calcext:value-type="float">
            <text:p>1.5053691223</text:p>
          </table:table-cell>
          <table:table-cell office:value-type="float" office:value="1.7" calcext:value-type="float">
            <text:p>1.7</text:p>
          </table:table-cell>
          <table:table-cell table:formula="of:=(([.V16]-[.T16])*([.O16]-[.H16])-[.W16]*([.N16]-[.K16]))/3600" office:value-type="float" office:value="0.0172459602755555" calcext:value-type="float">
            <text:p>0.0172459603</text:p>
          </table:table-cell>
          <table:table-cell office:value-type="float" office:value="0.017479395" calcext:value-type="float">
            <text:p>0.017479395</text:p>
          </table:table-cell>
          <table:table-cell table:formula="of:=100*([.AH16]-[.AI16])/[.AI16]" office:value-type="float" office:value="-1.335485149483" calcext:value-type="float">
            <text:p>-1.3354851495</text:p>
          </table:table-cell>
          <table:table-cell table:formula="of:=([.AB16]*([.G16]-[.F16])*8/[.X16])/3600" office:value-type="float" office:value="0.1060898" calcext:value-type="float">
            <text:p>0.1060898</text:p>
          </table:table-cell>
          <table:table-cell table:formula="of:=100*([.AK16]-[.AH16])/[.AH16]" office:value-type="float" office:value="515.157395151675" calcext:value-type="float">
            <text:p>515.1573951517</text:p>
          </table:table-cell>
          <table:table-cell table:formula="of:=([.AB16]*([.G16]-[.F16])*8/[.Y16])/3600" office:value-type="float" office:value="0.0486358638888889" calcext:value-type="float">
            <text:p>0.0486358639</text:p>
          </table:table-cell>
          <table:table-cell table:formula="of:=100*([.AM16]-[.AH16])/[.AH16]" office:value-type="float" office:value="182.01308081305" calcext:value-type="float">
            <text:p>182.0130808131</text:p>
          </table:table-cell>
          <table:table-cell table:formula="of:=([.AB16]*([.G16]-[.F16])*8/[.Z16])/3600" office:value-type="float" office:value="0.0152280316666669" calcext:value-type="float">
            <text:p>0.0152280317</text:p>
          </table:table-cell>
          <table:table-cell table:formula="of:=100*([.AO16]-[.AH16])/[.AH16]" office:value-type="float" office:value="-11.7008770555319" calcext:value-type="float">
            <text:p>-11.7008770555</text:p>
          </table:table-cell>
          <table:table-cell table:formula="of:=[.AE16]*[.AG16]" office:value-type="float" office:value="0.01947571" calcext:value-type="float">
            <text:p>0.01947571</text:p>
          </table:table-cell>
          <table:table-cell table:formula="of:=100*([.AQ16]-[.AH16])/[.AH16]" office:value-type="float" office:value="12.9291131883501" calcext:value-type="float">
            <text:p>12.9291131884</text:p>
          </table:table-cell>
          <table:table-cell table:number-columns-repeated="2"/>
          <table:table-cell table:formula="of:=[.AR16]" office:value-type="float" office:value="12.9291131883501" calcext:value-type="float">
            <text:p>12.9291131884</text:p>
          </table:table-cell>
          <table:table-cell table:formula="of:=[.AQ16]" office:value-type="float" office:value="0.01947571" calcext:value-type="float">
            <text:p>0.01947571</text:p>
          </table:table-cell>
          <table:table-cell table:formula="of:=[.AH16]" office:value-type="float" office:value="0.0172459602755555" calcext:value-type="float">
            <text:p>0.0172459603</text:p>
          </table:table-cell>
          <table:table-cell table:formula="of:=[.AJ16]" office:value-type="float" office:value="-1.335485149483" calcext:value-type="float">
            <text:p>-1.3354851495</text:p>
          </table:table-cell>
          <table:table-cell table:formula="of:=[.AO16]" office:value-type="float" office:value="0.0152280316666669" calcext:value-type="float">
            <text:p>0.0152280317</text:p>
          </table:table-cell>
          <table:table-cell table:formula="of:=[.AP16]" office:value-type="float" office:value="-11.7008770555319" calcext:value-type="float">
            <text:p>-11.7008770555</text:p>
          </table:table-cell>
          <table:table-cell table:formula="of:=[.AM16]" office:value-type="float" office:value="0.0486358638888889" calcext:value-type="float">
            <text:p>0.0486358639</text:p>
          </table:table-cell>
          <table:table-cell table:formula="of:=[.AN16]" office:value-type="float" office:value="182.01308081305" calcext:value-type="float">
            <text:p>182.0130808131</text:p>
          </table:table-cell>
          <table:table-cell table:formula="of:=[.AK16]" office:value-type="float" office:value="0.1060898" calcext:value-type="float">
            <text:p>0.1060898</text:p>
          </table:table-cell>
          <table:table-cell table:formula="of:=[.AL16]" office:value-type="float" office:value="515.157395151675" calcext:value-type="float">
            <text:p>515.1573951517</text:p>
          </table:table-cell>
          <table:table-cell/>
        </table:table-row>
        <table:table-row table:style-name="ro1">
          <table:table-cell office:value-type="string" calcext:value-type="string">
            <text:p>L-1MB</text:p>
          </table:table-cell>
          <table:table-cell office:value-type="float" office:value="1812.64" calcext:value-type="float">
            <text:p>1812.64</text:p>
          </table:table-cell>
          <table:table-cell office:value-type="float" office:value="276.35" calcext:value-type="float">
            <text:p>276.35</text:p>
          </table:table-cell>
          <table:table-cell office:value-type="float" office:value="1525" calcext:value-type="float">
            <text:p>1525</text:p>
          </table:table-cell>
          <table:table-cell table:formula="of:=[.B17]-[.C17]-[.D17]" office:value-type="float" office:value="11.29" calcext:value-type="float">
            <text:p>11.29</text:p>
          </table:table-cell>
          <table:table-cell office:value-type="float" office:value="1741" calcext:value-type="float">
            <text:p>1741</text:p>
          </table:table-cell>
          <table:table-cell office:value-type="float" office:value="1039196" calcext:value-type="float">
            <text:p>1039196</text:p>
          </table:table-cell>
          <table:table-cell table:formula="of:=[.I17]-5+[.E17]" office:value-type="float" office:value="205.248682" calcext:value-type="float">
            <text:p>205.248682</text:p>
          </table:table-cell>
          <table:table-cell table:style-name="ce8" office:value-type="float" office:value="198.958682" calcext:value-type="float">
            <text:p>198.958682</text:p>
          </table:table-cell>
          <table:table-cell table:style-name="ce8" office:value-type="float" office:value="200.190566" calcext:value-type="float">
            <text:p>200.190566</text:p>
          </table:table-cell>
          <table:table-cell office:value-type="float" office:value="211.7" calcext:value-type="float">
            <text:p>211.7</text:p>
          </table:table-cell>
          <table:table-cell table:number-columns-repeated="2" office:value-type="float" office:value="201.680436" calcext:value-type="float">
            <text:p>201.680436</text:p>
          </table:table-cell>
          <table:table-cell office:value-type="float" office:value="212.9" calcext:value-type="float">
            <text:p>212.9</text:p>
          </table:table-cell>
          <table:table-cell table:formula="of:=[.N17]+10" office:value-type="float" office:value="222.9" calcext:value-type="float">
            <text:p>222.9</text:p>
          </table:table-cell>
          <table:table-cell office:value-type="float" office:value="1.082965" calcext:value-type="float">
            <text:p>1.082965</text:p>
          </table:table-cell>
          <table:table-cell office:value-type="float" office:value="1.060056" calcext:value-type="float">
            <text:p>1.060056</text:p>
          </table:table-cell>
          <table:table-cell table:formula="of:=[.L17]-[.I17]" office:value-type="float" office:value="2.72175399999998" calcext:value-type="float">
            <text:p>2.721754</text:p>
          </table:table-cell>
          <table:table-cell table:formula="of:=[.M17]-[.J17]" office:value-type="float" office:value="1.48987" calcext:value-type="float">
            <text:p>1.48987</text:p>
          </table:table-cell>
          <table:table-cell office:value-type="float" office:value="205.99" calcext:value-type="float">
            <text:p>205.99</text:p>
          </table:table-cell>
          <table:table-cell office:value-type="float" office:value="255.08" calcext:value-type="float">
            <text:p>255.08</text:p>
          </table:table-cell>
          <table:table-cell office:value-type="float" office:value="210.336" calcext:value-type="float">
            <text:p>210.336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7]-[.F17])*8/[.R17]" office:value-type="float" office:value="3049371.83889509" calcext:value-type="float">
            <text:p>3049371.83889509</text:p>
          </table:table-cell>
          <table:table-cell table:formula="of:=([.G17]-[.F17])*8/[.S17]" office:value-type="float" office:value="5570714.22338863" calcext:value-type="float">
            <text:p>5570714.22338863</text:p>
          </table:table-cell>
          <table:table-cell table:formula="of:=[.U17]-[.T17]-[.W17]" office:value-type="float" office:value="43.09" calcext:value-type="float">
            <text:p>43.09</text:p>
          </table:table-cell>
          <table:table-cell office:value-type="float" office:value="46" calcext:value-type="float">
            <text:p>46</text:p>
          </table:table-cell>
          <table:table-cell table:formula="of:=[.P17]/[.R17]" office:value-type="float" office:value="0.397892315029209" calcext:value-type="float">
            <text:p>0.397892315</text:p>
          </table:table-cell>
          <table:table-cell table:formula="of:=[.P17]/[.S17]" office:value-type="float" office:value="0.72688556719714" calcext:value-type="float">
            <text:p>0.7268855672</text:p>
          </table:table-cell>
          <table:table-cell table:formula="of:=[.P17]*[.AB17]/3600" office:value-type="float" office:value="0.0138378861111111" calcext:value-type="float">
            <text:p>0.0138378861</text:p>
          </table:table-cell>
          <table:table-cell table:formula="of:=[.AH17]/[.AE17]" office:value-type="float" office:value="1.39537666274092" calcext:value-type="float">
            <text:p>1.3953766627</text:p>
          </table:table-cell>
          <table:table-cell office:value-type="float" office:value="1.7" calcext:value-type="float">
            <text:p>1.7</text:p>
          </table:table-cell>
          <table:table-cell table:formula="of:=(([.V17]-[.T17])*([.O17]-[.H17])-[.W17]*([.N17]-[.K17]))/3600" office:value-type="float" office:value="0.0193090633411111" calcext:value-type="float">
            <text:p>0.0193090633</text:p>
          </table:table-cell>
          <table:table-cell office:value-type="float" office:value="0.017479395" calcext:value-type="float">
            <text:p>0.017479395</text:p>
          </table:table-cell>
          <table:table-cell table:formula="of:=100*([.AH17]-[.AI17])/[.AI17]" office:value-type="float" office:value="10.4675724824065" calcext:value-type="float">
            <text:p>10.4675724824</text:p>
          </table:table-cell>
          <table:table-cell table:formula="of:=([.AB17]*([.G17]-[.F17])*8/[.X17])/3600" office:value-type="float" office:value="0.106050955555556" calcext:value-type="float">
            <text:p>0.1060509556</text:p>
          </table:table-cell>
          <table:table-cell table:formula="of:=100*([.AK17]-[.AH17])/[.AH17]" office:value-type="float" office:value="449.228896721061" calcext:value-type="float">
            <text:p>449.2288967211</text:p>
          </table:table-cell>
          <table:table-cell table:formula="of:=([.AB17]*([.G17]-[.F17])*8/[.Y17])/3600" office:value-type="float" office:value="0.0347779677777775" calcext:value-type="float">
            <text:p>0.0347779678</text:p>
          </table:table-cell>
          <table:table-cell table:formula="of:=100*([.AM17]-[.AH17])/[.AH17]" office:value-type="float" office:value="80.1121430045305" calcext:value-type="float">
            <text:p>80.1121430045</text:p>
          </table:table-cell>
          <table:table-cell table:formula="of:=([.AB17]*([.G17]-[.F17])*8/[.Z17])/3600" office:value-type="float" office:value="0.0190372277777777" calcext:value-type="float">
            <text:p>0.0190372278</text:p>
          </table:table-cell>
          <table:table-cell table:formula="of:=100*([.AO17]-[.AH17])/[.AH17]" office:value-type="float" office:value="-1.40781330782958" calcext:value-type="float">
            <text:p>-1.4078133078</text:p>
          </table:table-cell>
          <table:table-cell table:formula="of:=[.AE17]*[.AG17]" office:value-type="float" office:value="0.0235244063888889" calcext:value-type="float">
            <text:p>0.0235244064</text:p>
          </table:table-cell>
          <table:table-cell table:formula="of:=100*([.AQ17]-[.AH17])/[.AH17]" office:value-type="float" office:value="21.8309038264058" calcext:value-type="float">
            <text:p>21.8309038264</text:p>
          </table:table-cell>
          <table:table-cell table:number-columns-repeated="2"/>
          <table:table-cell table:formula="of:=[.AR17]" office:value-type="float" office:value="21.8309038264058" calcext:value-type="float">
            <text:p>21.8309038264</text:p>
          </table:table-cell>
          <table:table-cell table:formula="of:=[.AQ17]" office:value-type="float" office:value="0.0235244063888889" calcext:value-type="float">
            <text:p>0.0235244064</text:p>
          </table:table-cell>
          <table:table-cell table:formula="of:=[.AH17]" office:value-type="float" office:value="0.0193090633411111" calcext:value-type="float">
            <text:p>0.0193090633</text:p>
          </table:table-cell>
          <table:table-cell table:formula="of:=[.AJ17]" office:value-type="float" office:value="10.4675724824065" calcext:value-type="float">
            <text:p>10.4675724824</text:p>
          </table:table-cell>
          <table:table-cell table:formula="of:=[.AO17]" office:value-type="float" office:value="0.0190372277777777" calcext:value-type="float">
            <text:p>0.0190372278</text:p>
          </table:table-cell>
          <table:table-cell table:formula="of:=[.AP17]" office:value-type="float" office:value="-1.40781330782958" calcext:value-type="float">
            <text:p>-1.4078133078</text:p>
          </table:table-cell>
          <table:table-cell table:formula="of:=[.AM17]" office:value-type="float" office:value="0.0347779677777775" calcext:value-type="float">
            <text:p>0.0347779678</text:p>
          </table:table-cell>
          <table:table-cell table:formula="of:=[.AN17]" office:value-type="float" office:value="80.1121430045305" calcext:value-type="float">
            <text:p>80.1121430045</text:p>
          </table:table-cell>
          <table:table-cell table:formula="of:=[.AK17]" office:value-type="float" office:value="0.106050955555556" calcext:value-type="float">
            <text:p>0.1060509556</text:p>
          </table:table-cell>
          <table:table-cell table:formula="of:=[.AL17]" office:value-type="float" office:value="449.228896721061" calcext:value-type="float">
            <text:p>449.2288967211</text:p>
          </table:table-cell>
          <table:table-cell/>
        </table:table-row>
        <table:table-row table:style-name="ro1">
          <table:table-cell office:value-type="string" calcext:value-type="string">
            <text:p>M-1MB</text:p>
          </table:table-cell>
          <table:table-cell office:value-type="float" office:value="2375.42" calcext:value-type="float">
            <text:p>2375.42</text:p>
          </table:table-cell>
          <table:table-cell office:value-type="float" office:value="321.09" calcext:value-type="float">
            <text:p>321.09</text:p>
          </table:table-cell>
          <table:table-cell office:value-type="float" office:value="2041" calcext:value-type="float">
            <text:p>2041</text:p>
          </table:table-cell>
          <table:table-cell table:formula="of:=[.B18]-[.C18]-[.D18]" office:value-type="float" office:value="13.3299999999999" calcext:value-type="float">
            <text:p>13.33</text:p>
          </table:table-cell>
          <table:table-cell office:value-type="float" office:value="1597" calcext:value-type="float">
            <text:p>1597</text:p>
          </table:table-cell>
          <table:table-cell office:value-type="float" office:value="1040056" calcext:value-type="float">
            <text:p>1040056</text:p>
          </table:table-cell>
          <table:table-cell table:formula="of:=[.I18]-5+[.E18]" office:value-type="float" office:value="196.230973" calcext:value-type="float">
            <text:p>196.230973</text:p>
          </table:table-cell>
          <table:table-cell table:style-name="ce8" office:value-type="float" office:value="187.900973" calcext:value-type="float">
            <text:p>187.900973</text:p>
          </table:table-cell>
          <table:table-cell table:style-name="ce8" office:value-type="float" office:value="188.013281" calcext:value-type="float">
            <text:p>188.013281</text:p>
          </table:table-cell>
          <table:table-cell office:value-type="float" office:value="201.4" calcext:value-type="float">
            <text:p>201.4</text:p>
          </table:table-cell>
          <table:table-cell table:number-columns-repeated="2" office:value-type="float" office:value="189.236045" calcext:value-type="float">
            <text:p>189.236045</text:p>
          </table:table-cell>
          <table:table-cell office:value-type="float" office:value="202.6" calcext:value-type="float">
            <text:p>202.6</text:p>
          </table:table-cell>
          <table:table-cell table:formula="of:=[.N18]+10" office:value-type="float" office:value="212.6" calcext:value-type="float">
            <text:p>212.6</text:p>
          </table:table-cell>
          <table:table-cell office:value-type="float" office:value="0.796987" calcext:value-type="float">
            <text:p>0.796987</text:p>
          </table:table-cell>
          <table:table-cell office:value-type="float" office:value="0.77665" calcext:value-type="float">
            <text:p>0.77665</text:p>
          </table:table-cell>
          <table:table-cell table:formula="of:=[.L18]-[.I18]" office:value-type="float" office:value="1.335072" calcext:value-type="float">
            <text:p>1.335072</text:p>
          </table:table-cell>
          <table:table-cell table:formula="of:=[.M18]-[.J18]" office:value-type="float" office:value="1.22276399999998" calcext:value-type="float">
            <text:p>1.222764</text:p>
          </table:table-cell>
          <table:table-cell office:value-type="float" office:value="205.43" calcext:value-type="float">
            <text:p>205.43</text:p>
          </table:table-cell>
          <table:table-cell office:value-type="float" office:value="255.58" calcext:value-type="float">
            <text:p>255.58</text:p>
          </table:table-cell>
          <table:table-cell office:value-type="float" office:value="209.363" calcext:value-type="float">
            <text:p>209.363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8]-[.F18])*8/[.R18]" office:value-type="float" office:value="6222639.67786009" calcext:value-type="float">
            <text:p>6222639.67786009</text:p>
          </table:table-cell>
          <table:table-cell table:formula="of:=([.G18]-[.F18])*8/[.S18]" office:value-type="float" office:value="6794174.50955386" calcext:value-type="float">
            <text:p>6794174.50955386</text:p>
          </table:table-cell>
          <table:table-cell table:formula="of:=[.U18]-[.T18]-[.W18]" office:value-type="float" office:value="44.15" calcext:value-type="float">
            <text:p>44.15</text:p>
          </table:table-cell>
          <table:table-cell office:value-type="float" office:value="46" calcext:value-type="float">
            <text:p>46</text:p>
          </table:table-cell>
          <table:table-cell table:formula="of:=[.P18]/[.R18]" office:value-type="float" office:value="0.596961811797418" calcext:value-type="float">
            <text:p>0.5969618118</text:p>
          </table:table-cell>
          <table:table-cell table:formula="of:=[.P18]/[.S18]" office:value-type="float" office:value="0.651791351397335" calcext:value-type="float">
            <text:p>0.6517913514</text:p>
          </table:table-cell>
          <table:table-cell table:formula="of:=[.P18]*[.AB18]/3600" office:value-type="float" office:value="0.0101837227777778" calcext:value-type="float">
            <text:p>0.0101837228</text:p>
          </table:table-cell>
          <table:table-cell table:formula="of:=[.AH18]/[.AE18]" office:value-type="float" office:value="1.55966166244816" calcext:value-type="float">
            <text:p>1.5596616624</text:p>
          </table:table-cell>
          <table:table-cell office:value-type="float" office:value="1.7" calcext:value-type="float">
            <text:p>1.7</text:p>
          </table:table-cell>
          <table:table-cell table:formula="of:=(([.V18]-[.T18])*([.O18]-[.H18])-[.W18]*([.N18]-[.K18]))/3600" office:value-type="float" office:value="0.0158831619975001" calcext:value-type="float">
            <text:p>0.015883162</text:p>
          </table:table-cell>
          <table:table-cell office:value-type="float" office:value="0.017479395" calcext:value-type="float">
            <text:p>0.017479395</text:p>
          </table:table-cell>
          <table:table-cell table:formula="of:=100*([.AH18]-[.AI18])/[.AI18]" office:value-type="float" office:value="-9.13208381926224" calcext:value-type="float">
            <text:p>-9.1320838193</text:p>
          </table:table-cell>
          <table:table-cell table:formula="of:=([.AB18]*([.G18]-[.F18])*8/[.X18])/3600" office:value-type="float" office:value="0.106153586666667" calcext:value-type="float">
            <text:p>0.1061535867</text:p>
          </table:table-cell>
          <table:table-cell table:formula="of:=100*([.AK18]-[.AH18])/[.AH18]" office:value-type="float" office:value="568.340388918622" calcext:value-type="float">
            <text:p>568.3403889186</text:p>
          </table:table-cell>
          <table:table-cell table:formula="of:=([.AB18]*([.G18]-[.F18])*8/[.Y18])/3600" office:value-type="float" office:value="0.0170592533333333" calcext:value-type="float">
            <text:p>0.0170592533</text:p>
          </table:table-cell>
          <table:table-cell table:formula="of:=100*([.AM18]-[.AH18])/[.AH18]" office:value-type="float" office:value="7.40464232511344" calcext:value-type="float">
            <text:p>7.4046423251</text:p>
          </table:table-cell>
          <table:table-cell table:formula="of:=([.AB18]*([.G18]-[.F18])*8/[.Z18])/3600" office:value-type="float" office:value="0.0156242066666665" calcext:value-type="float">
            <text:p>0.0156242067</text:p>
          </table:table-cell>
          <table:table-cell table:formula="of:=100*([.AO18]-[.AH18])/[.AH18]" office:value-type="float" office:value="-1.63037643810702" calcext:value-type="float">
            <text:p>-1.6303764381</text:p>
          </table:table-cell>
          <table:table-cell table:formula="of:=[.AE18]*[.AG18]" office:value-type="float" office:value="0.0173123287222222" calcext:value-type="float">
            <text:p>0.0173123287</text:p>
          </table:table-cell>
          <table:table-cell table:formula="of:=100*([.AQ18]-[.AH18])/[.AH18]" office:value-type="float" office:value="8.99799879235067" calcext:value-type="float">
            <text:p>8.9979987924</text:p>
          </table:table-cell>
          <table:table-cell table:number-columns-repeated="2"/>
          <table:table-cell table:formula="of:=[.AR18]" office:value-type="float" office:value="8.99799879235067" calcext:value-type="float">
            <text:p>8.9979987924</text:p>
          </table:table-cell>
          <table:table-cell table:formula="of:=[.AQ18]" office:value-type="float" office:value="0.0173123287222222" calcext:value-type="float">
            <text:p>0.0173123287</text:p>
          </table:table-cell>
          <table:table-cell table:formula="of:=[.AH18]" office:value-type="float" office:value="0.0158831619975001" calcext:value-type="float">
            <text:p>0.015883162</text:p>
          </table:table-cell>
          <table:table-cell table:formula="of:=[.AJ18]" office:value-type="float" office:value="-9.13208381926224" calcext:value-type="float">
            <text:p>-9.1320838193</text:p>
          </table:table-cell>
          <table:table-cell table:formula="of:=[.AO18]" office:value-type="float" office:value="0.0156242066666665" calcext:value-type="float">
            <text:p>0.0156242067</text:p>
          </table:table-cell>
          <table:table-cell table:formula="of:=[.AP18]" office:value-type="float" office:value="-1.63037643810702" calcext:value-type="float">
            <text:p>-1.6303764381</text:p>
          </table:table-cell>
          <table:table-cell table:formula="of:=[.AM18]" office:value-type="float" office:value="0.0170592533333333" calcext:value-type="float">
            <text:p>0.0170592533</text:p>
          </table:table-cell>
          <table:table-cell table:formula="of:=[.AN18]" office:value-type="float" office:value="7.40464232511344" calcext:value-type="float">
            <text:p>7.4046423251</text:p>
          </table:table-cell>
          <table:table-cell table:formula="of:=[.AK18]" office:value-type="float" office:value="0.106153586666667" calcext:value-type="float">
            <text:p>0.1061535867</text:p>
          </table:table-cell>
          <table:table-cell table:formula="of:=[.AL18]" office:value-type="float" office:value="568.340388918622" calcext:value-type="float">
            <text:p>568.3403889186</text:p>
          </table:table-cell>
          <table:table-cell/>
        </table:table-row>
        <table:table-row table:style-name="ro1">
          <table:table-cell office:value-type="string" calcext:value-type="string">
            <text:p>N-</text:p>
          </table:table-cell>
          <table:table-cell table:number-columns-repeated="3"/>
          <table:table-cell table:formula="of:=[.B19]-[.C19]-[.D19]" office:value-type="float" office:value="0" calcext:value-type="float">
            <text:p>0</text:p>
          </table:table-cell>
          <table:table-cell table:number-columns-repeated="2"/>
          <table:table-cell table:formula="of:=[.I19]-5+[.E19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19]+10" office:value-type="float" office:value="10" calcext:value-type="float">
            <text:p>10</text:p>
          </table:table-cell>
          <table:table-cell table:number-columns-repeated="2"/>
          <table:table-cell table:formula="of:=[.L19]-[.I19]" office:value-type="float" office:value="0" calcext:value-type="float">
            <text:p>0</text:p>
          </table:table-cell>
          <table:table-cell table:formula="of:=[.M19]-[.J19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19]-[.F19])*8/[.R19]" office:value-type="string" office:string-value="" calcext:value-type="error">
            <text:p>#DIV/0!</text:p>
          </table:table-cell>
          <table:table-cell table:formula="of:=([.G19]-[.F19])*8/[.S19]" office:value-type="string" office:string-value="" calcext:value-type="error">
            <text:p>#DIV/0!</text:p>
          </table:table-cell>
          <table:table-cell table:formula="of:=[.U19]-[.T19]-[.W19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19]/[.R19]" office:value-type="string" office:string-value="" calcext:value-type="error">
            <text:p>#DIV/0!</text:p>
          </table:table-cell>
          <table:table-cell table:formula="of:=[.P19]/[.S19]" office:value-type="string" office:string-value="" calcext:value-type="error">
            <text:p>#DIV/0!</text:p>
          </table:table-cell>
          <table:table-cell table:formula="of:=[.P19]*[.AB19]/3600" office:value-type="float" office:value="0" calcext:value-type="float">
            <text:p>0</text:p>
          </table:table-cell>
          <table:table-cell table:formula="of:=[.AH19]/[.AE19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19]-[.T19])*([.O19]-[.H19])-[.W19]*([.N19]-[.K19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19]-[.AI19])/[.AI19]" office:value-type="float" office:value="-100" calcext:value-type="float">
            <text:p>-100</text:p>
          </table:table-cell>
          <table:table-cell table:formula="of:=([.AB19]*([.G19]-[.F19])*8/[.X19])/3600" office:value-type="float" office:value="0" calcext:value-type="float">
            <text:p>0</text:p>
          </table:table-cell>
          <table:table-cell table:formula="of:=100*([.AK19]-[.AH19])/[.AH19]" office:value-type="string" office:string-value="" calcext:value-type="error">
            <text:p>#DIV/0!</text:p>
          </table:table-cell>
          <table:table-cell table:formula="of:=([.AB19]*([.G19]-[.F19])*8/[.Y19])/3600" office:value-type="string" office:string-value="" calcext:value-type="error">
            <text:p>#DIV/0!</text:p>
          </table:table-cell>
          <table:table-cell table:formula="of:=100*([.AM19]-[.AH19])/[.AH19]" office:value-type="string" office:string-value="" calcext:value-type="error">
            <text:p>#DIV/0!</text:p>
          </table:table-cell>
          <table:table-cell table:formula="of:=([.AB19]*([.G19]-[.F19])*8/[.Z19])/3600" office:value-type="string" office:string-value="" calcext:value-type="error">
            <text:p>#DIV/0!</text:p>
          </table:table-cell>
          <table:table-cell table:formula="of:=100*([.AO19]-[.AH19])/[.AH19]" office:value-type="string" office:string-value="" calcext:value-type="error">
            <text:p>#DIV/0!</text:p>
          </table:table-cell>
          <table:table-cell table:formula="of:=[.AE19]*[.AG19]" office:value-type="float" office:value="0" calcext:value-type="float">
            <text:p>0</text:p>
          </table:table-cell>
          <table:table-cell table:formula="of:=100*([.AQ19]-[.AH19])/[.AH19]" office:value-type="string" office:string-value="" calcext:value-type="error">
            <text:p>#DIV/0!</text:p>
          </table:table-cell>
          <table:table-cell table:number-columns-repeated="2"/>
          <table:table-cell table:formula="of:=[.AR19]" office:value-type="string" office:string-value="" calcext:value-type="error">
            <text:p>#DIV/0!</text:p>
          </table:table-cell>
          <table:table-cell table:formula="of:=[.AQ19]" office:value-type="float" office:value="0" calcext:value-type="float">
            <text:p>0</text:p>
          </table:table-cell>
          <table:table-cell table:formula="of:=[.AH19]" office:value-type="float" office:value="0" calcext:value-type="float">
            <text:p>0</text:p>
          </table:table-cell>
          <table:table-cell table:formula="of:=[.AJ19]" office:value-type="float" office:value="-100" calcext:value-type="float">
            <text:p>-100</text:p>
          </table:table-cell>
          <table:table-cell table:formula="of:=[.AO19]" office:value-type="string" office:string-value="" calcext:value-type="error">
            <text:p>#DIV/0!</text:p>
          </table:table-cell>
          <table:table-cell table:formula="of:=[.AP19]" office:value-type="string" office:string-value="" calcext:value-type="error">
            <text:p>#DIV/0!</text:p>
          </table:table-cell>
          <table:table-cell table:formula="of:=[.AM19]" office:value-type="string" office:string-value="" calcext:value-type="error">
            <text:p>#DIV/0!</text:p>
          </table:table-cell>
          <table:table-cell table:formula="of:=[.AN19]" office:value-type="string" office:string-value="" calcext:value-type="error">
            <text:p>#DIV/0!</text:p>
          </table:table-cell>
          <table:table-cell table:formula="of:=[.AK19]" office:value-type="float" office:value="0" calcext:value-type="float">
            <text:p>0</text:p>
          </table:table-cell>
          <table:table-cell table:formula="of:=[.AL1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-</text:p>
          </table:table-cell>
          <table:table-cell table:number-columns-repeated="3"/>
          <table:table-cell table:formula="of:=[.B20]-[.C20]-[.D20]" office:value-type="float" office:value="0" calcext:value-type="float">
            <text:p>0</text:p>
          </table:table-cell>
          <table:table-cell table:number-columns-repeated="2"/>
          <table:table-cell table:formula="of:=[.I20]-5+[.E20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20]+10" office:value-type="float" office:value="10" calcext:value-type="float">
            <text:p>10</text:p>
          </table:table-cell>
          <table:table-cell table:number-columns-repeated="2"/>
          <table:table-cell table:formula="of:=[.L20]-[.I20]" office:value-type="float" office:value="0" calcext:value-type="float">
            <text:p>0</text:p>
          </table:table-cell>
          <table:table-cell table:formula="of:=[.M20]-[.J20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0]-[.F20])*8/[.R20]" office:value-type="string" office:string-value="" calcext:value-type="error">
            <text:p>#DIV/0!</text:p>
          </table:table-cell>
          <table:table-cell table:formula="of:=([.G20]-[.F20])*8/[.S20]" office:value-type="string" office:string-value="" calcext:value-type="error">
            <text:p>#DIV/0!</text:p>
          </table:table-cell>
          <table:table-cell table:formula="of:=[.U20]-[.T20]-[.W20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20]/[.R20]" office:value-type="string" office:string-value="" calcext:value-type="error">
            <text:p>#DIV/0!</text:p>
          </table:table-cell>
          <table:table-cell table:formula="of:=[.P20]/[.S20]" office:value-type="string" office:string-value="" calcext:value-type="error">
            <text:p>#DIV/0!</text:p>
          </table:table-cell>
          <table:table-cell table:formula="of:=[.P20]*[.AB20]/3600" office:value-type="float" office:value="0" calcext:value-type="float">
            <text:p>0</text:p>
          </table:table-cell>
          <table:table-cell table:formula="of:=[.AH20]/[.AE20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20]-[.T20])*([.O20]-[.H20])-[.W20]*([.N20]-[.K20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20]-[.AI20])/[.AI20]" office:value-type="float" office:value="-100" calcext:value-type="float">
            <text:p>-100</text:p>
          </table:table-cell>
          <table:table-cell table:formula="of:=([.AB20]*([.G20]-[.F20])*8/[.X20])/3600" office:value-type="float" office:value="0" calcext:value-type="float">
            <text:p>0</text:p>
          </table:table-cell>
          <table:table-cell table:formula="of:=100*([.AK20]-[.AH20])/[.AH20]" office:value-type="string" office:string-value="" calcext:value-type="error">
            <text:p>#DIV/0!</text:p>
          </table:table-cell>
          <table:table-cell table:formula="of:=([.AB20]*([.G20]-[.F20])*8/[.Y20])/3600" office:value-type="string" office:string-value="" calcext:value-type="error">
            <text:p>#DIV/0!</text:p>
          </table:table-cell>
          <table:table-cell table:formula="of:=100*([.AM20]-[.AH20])/[.AH20]" office:value-type="string" office:string-value="" calcext:value-type="error">
            <text:p>#DIV/0!</text:p>
          </table:table-cell>
          <table:table-cell table:formula="of:=([.AB20]*([.G20]-[.F20])*8/[.Z20])/3600" office:value-type="string" office:string-value="" calcext:value-type="error">
            <text:p>#DIV/0!</text:p>
          </table:table-cell>
          <table:table-cell table:formula="of:=100*([.AO20]-[.AH20])/[.AH20]" office:value-type="string" office:string-value="" calcext:value-type="error">
            <text:p>#DIV/0!</text:p>
          </table:table-cell>
          <table:table-cell table:formula="of:=[.AE20]*[.AG20]" office:value-type="float" office:value="0" calcext:value-type="float">
            <text:p>0</text:p>
          </table:table-cell>
          <table:table-cell table:formula="of:=100*([.AQ20]-[.AH20])/[.AH20]" office:value-type="string" office:string-value="" calcext:value-type="error">
            <text:p>#DIV/0!</text:p>
          </table:table-cell>
          <table:table-cell table:number-columns-repeated="2"/>
          <table:table-cell table:formula="of:=[.AR20]" office:value-type="string" office:string-value="" calcext:value-type="error">
            <text:p>#DIV/0!</text:p>
          </table:table-cell>
          <table:table-cell table:formula="of:=[.AQ20]" office:value-type="float" office:value="0" calcext:value-type="float">
            <text:p>0</text:p>
          </table:table-cell>
          <table:table-cell table:formula="of:=[.AH20]" office:value-type="float" office:value="0" calcext:value-type="float">
            <text:p>0</text:p>
          </table:table-cell>
          <table:table-cell table:formula="of:=[.AJ20]" office:value-type="float" office:value="-100" calcext:value-type="float">
            <text:p>-100</text:p>
          </table:table-cell>
          <table:table-cell table:formula="of:=[.AO20]" office:value-type="string" office:string-value="" calcext:value-type="error">
            <text:p>#DIV/0!</text:p>
          </table:table-cell>
          <table:table-cell table:formula="of:=[.AP20]" office:value-type="string" office:string-value="" calcext:value-type="error">
            <text:p>#DIV/0!</text:p>
          </table:table-cell>
          <table:table-cell table:formula="of:=[.AM20]" office:value-type="string" office:string-value="" calcext:value-type="error">
            <text:p>#DIV/0!</text:p>
          </table:table-cell>
          <table:table-cell table:formula="of:=[.AN20]" office:value-type="string" office:string-value="" calcext:value-type="error">
            <text:p>#DIV/0!</text:p>
          </table:table-cell>
          <table:table-cell table:formula="of:=[.AK20]" office:value-type="float" office:value="0" calcext:value-type="float">
            <text:p>0</text:p>
          </table:table-cell>
          <table:table-cell table:formula="of:=[.AL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B21]-[.C21]-[.D21]" office:value-type="float" office:value="0" calcext:value-type="float">
            <text:p>0</text:p>
          </table:table-cell>
          <table:table-cell table:number-columns-repeated="2"/>
          <table:table-cell table:formula="of:=[.I21]-5+[.E21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21]+10" office:value-type="float" office:value="10" calcext:value-type="float">
            <text:p>10</text:p>
          </table:table-cell>
          <table:table-cell table:number-columns-repeated="2"/>
          <table:table-cell table:formula="of:=[.L21]-[.I21]" office:value-type="float" office:value="0" calcext:value-type="float">
            <text:p>0</text:p>
          </table:table-cell>
          <table:table-cell table:formula="of:=[.M21]-[.J21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1]-[.F21])*8/[.R21]" office:value-type="string" office:string-value="" calcext:value-type="error">
            <text:p>#DIV/0!</text:p>
          </table:table-cell>
          <table:table-cell table:formula="of:=([.G21]-[.F21])*8/[.S21]" office:value-type="string" office:string-value="" calcext:value-type="error">
            <text:p>#DIV/0!</text:p>
          </table:table-cell>
          <table:table-cell table:formula="of:=[.U21]-[.T21]-[.W21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21]/[.R21]" office:value-type="string" office:string-value="" calcext:value-type="error">
            <text:p>#DIV/0!</text:p>
          </table:table-cell>
          <table:table-cell table:formula="of:=[.P21]/[.S21]" office:value-type="string" office:string-value="" calcext:value-type="error">
            <text:p>#DIV/0!</text:p>
          </table:table-cell>
          <table:table-cell table:formula="of:=[.P21]*[.AB21]/3600" office:value-type="float" office:value="0" calcext:value-type="float">
            <text:p>0</text:p>
          </table:table-cell>
          <table:table-cell table:formula="of:=[.AH21]/[.AE21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21]-[.T21])*([.O21]-[.H21])-[.W21]*([.N21]-[.K21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21]-[.AI21])/[.AI21]" office:value-type="float" office:value="-100" calcext:value-type="float">
            <text:p>-100</text:p>
          </table:table-cell>
          <table:table-cell table:formula="of:=([.AB21]*([.G21]-[.F21])*8/[.X21])/3600" office:value-type="float" office:value="0" calcext:value-type="float">
            <text:p>0</text:p>
          </table:table-cell>
          <table:table-cell table:formula="of:=100*([.AK21]-[.AH21])/[.AH21]" office:value-type="string" office:string-value="" calcext:value-type="error">
            <text:p>#DIV/0!</text:p>
          </table:table-cell>
          <table:table-cell table:formula="of:=([.AB21]*([.G21]-[.F21])*8/[.Y21])/3600" office:value-type="string" office:string-value="" calcext:value-type="error">
            <text:p>#DIV/0!</text:p>
          </table:table-cell>
          <table:table-cell table:formula="of:=100*([.AM21]-[.AH21])/[.AH21]" office:value-type="string" office:string-value="" calcext:value-type="error">
            <text:p>#DIV/0!</text:p>
          </table:table-cell>
          <table:table-cell table:formula="of:=([.AB21]*([.G21]-[.F21])*8/[.Z21])/3600" office:value-type="string" office:string-value="" calcext:value-type="error">
            <text:p>#DIV/0!</text:p>
          </table:table-cell>
          <table:table-cell table:formula="of:=100*([.AO21]-[.AH21])/[.AH21]" office:value-type="string" office:string-value="" calcext:value-type="error">
            <text:p>#DIV/0!</text:p>
          </table:table-cell>
          <table:table-cell table:formula="of:=[.AE21]*[.AG21]" office:value-type="float" office:value="0" calcext:value-type="float">
            <text:p>0</text:p>
          </table:table-cell>
          <table:table-cell table:formula="of:=100*([.AQ21]-[.AH21])/[.AH21]" office:value-type="string" office:string-value="" calcext:value-type="error">
            <text:p>#DIV/0!</text:p>
          </table:table-cell>
          <table:table-cell table:number-columns-repeated="2"/>
          <table:table-cell table:formula="of:=[.AR21]" office:value-type="string" office:string-value="" calcext:value-type="error">
            <text:p>#DIV/0!</text:p>
          </table:table-cell>
          <table:table-cell table:formula="of:=[.AQ21]" office:value-type="float" office:value="0" calcext:value-type="float">
            <text:p>0</text:p>
          </table:table-cell>
          <table:table-cell table:formula="of:=[.AH21]" office:value-type="float" office:value="0" calcext:value-type="float">
            <text:p>0</text:p>
          </table:table-cell>
          <table:table-cell table:formula="of:=[.AJ21]" office:value-type="float" office:value="-100" calcext:value-type="float">
            <text:p>-100</text:p>
          </table:table-cell>
          <table:table-cell table:formula="of:=[.AO21]" office:value-type="string" office:string-value="" calcext:value-type="error">
            <text:p>#DIV/0!</text:p>
          </table:table-cell>
          <table:table-cell table:formula="of:=[.AP21]" office:value-type="string" office:string-value="" calcext:value-type="error">
            <text:p>#DIV/0!</text:p>
          </table:table-cell>
          <table:table-cell table:formula="of:=[.AM21]" office:value-type="string" office:string-value="" calcext:value-type="error">
            <text:p>#DIV/0!</text:p>
          </table:table-cell>
          <table:table-cell table:formula="of:=[.AN21]" office:value-type="string" office:string-value="" calcext:value-type="error">
            <text:p>#DIV/0!</text:p>
          </table:table-cell>
          <table:table-cell table:formula="of:=[.AK21]" office:value-type="float" office:value="0" calcext:value-type="float">
            <text:p>0</text:p>
          </table:table-cell>
          <table:table-cell table:formula="of:=[.AL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-100KB</text:p>
          </table:table-cell>
          <table:table-cell table:number-columns-repeated="3"/>
          <table:table-cell table:formula="of:=[.B22]-[.C22]-[.D22]" office:value-type="float" office:value="0" calcext:value-type="float">
            <text:p>0</text:p>
          </table:table-cell>
          <table:table-cell table:number-columns-repeated="2"/>
          <table:table-cell table:formula="of:=[.I22]-5+[.E22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22]+10" office:value-type="float" office:value="10" calcext:value-type="float">
            <text:p>10</text:p>
          </table:table-cell>
          <table:table-cell table:number-columns-repeated="2"/>
          <table:table-cell table:formula="of:=[.L22]-[.I22]" office:value-type="float" office:value="0" calcext:value-type="float">
            <text:p>0</text:p>
          </table:table-cell>
          <table:table-cell table:formula="of:=[.M22]-[.J22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2]-[.F22])*8/[.R22]" office:value-type="string" office:string-value="" calcext:value-type="error">
            <text:p>#DIV/0!</text:p>
          </table:table-cell>
          <table:table-cell table:formula="of:=([.G22]-[.F22])*8/[.S22]" office:value-type="string" office:string-value="" calcext:value-type="error">
            <text:p>#DIV/0!</text:p>
          </table:table-cell>
          <table:table-cell table:formula="of:=[.U22]-[.T22]-[.W22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22]/[.R22]" office:value-type="string" office:string-value="" calcext:value-type="error">
            <text:p>#DIV/0!</text:p>
          </table:table-cell>
          <table:table-cell table:formula="of:=[.P22]/[.S22]" office:value-type="string" office:string-value="" calcext:value-type="error">
            <text:p>#DIV/0!</text:p>
          </table:table-cell>
          <table:table-cell table:formula="of:=[.P22]*[.AB22]/3600" office:value-type="float" office:value="0" calcext:value-type="float">
            <text:p>0</text:p>
          </table:table-cell>
          <table:table-cell table:formula="of:=[.AH22]/[.AE22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22]-[.T22])*([.O22]-[.H22])-[.W22]*([.N22]-[.K22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22]-[.AI22])/[.AI22]" office:value-type="float" office:value="-100" calcext:value-type="float">
            <text:p>-100</text:p>
          </table:table-cell>
          <table:table-cell table:formula="of:=([.AB22]*([.G22]-[.F22])*8/[.X22])/3600" office:value-type="float" office:value="0" calcext:value-type="float">
            <text:p>0</text:p>
          </table:table-cell>
          <table:table-cell table:formula="of:=100*([.AK22]-[.AH22])/[.AH22]" office:value-type="string" office:string-value="" calcext:value-type="error">
            <text:p>#DIV/0!</text:p>
          </table:table-cell>
          <table:table-cell table:formula="of:=([.AB22]*([.G22]-[.F22])*8/[.Y22])/3600" office:value-type="string" office:string-value="" calcext:value-type="error">
            <text:p>#DIV/0!</text:p>
          </table:table-cell>
          <table:table-cell table:formula="of:=100*([.AM22]-[.AH22])/[.AH22]" office:value-type="string" office:string-value="" calcext:value-type="error">
            <text:p>#DIV/0!</text:p>
          </table:table-cell>
          <table:table-cell table:formula="of:=([.AB22]*([.G22]-[.F22])*8/[.Z22])/3600" office:value-type="string" office:string-value="" calcext:value-type="error">
            <text:p>#DIV/0!</text:p>
          </table:table-cell>
          <table:table-cell table:formula="of:=100*([.AO22]-[.AH22])/[.AH22]" office:value-type="string" office:string-value="" calcext:value-type="error">
            <text:p>#DIV/0!</text:p>
          </table:table-cell>
          <table:table-cell table:formula="of:=[.AE22]*[.AG22]" office:value-type="float" office:value="0" calcext:value-type="float">
            <text:p>0</text:p>
          </table:table-cell>
          <table:table-cell table:formula="of:=100*([.AQ22]-[.AH22])/[.AH22]" office:value-type="string" office:string-value="" calcext:value-type="error">
            <text:p>#DIV/0!</text:p>
          </table:table-cell>
          <table:table-cell table:number-columns-repeated="2"/>
          <table:table-cell table:formula="of:=[.AR22]" office:value-type="string" office:string-value="" calcext:value-type="error">
            <text:p>#DIV/0!</text:p>
          </table:table-cell>
          <table:table-cell table:formula="of:=[.AQ22]" office:value-type="float" office:value="0" calcext:value-type="float">
            <text:p>0</text:p>
          </table:table-cell>
          <table:table-cell table:formula="of:=[.AH22]" office:value-type="float" office:value="0" calcext:value-type="float">
            <text:p>0</text:p>
          </table:table-cell>
          <table:table-cell table:formula="of:=[.AJ22]" office:value-type="float" office:value="-100" calcext:value-type="float">
            <text:p>-100</text:p>
          </table:table-cell>
          <table:table-cell table:formula="of:=[.AO22]" office:value-type="string" office:string-value="" calcext:value-type="error">
            <text:p>#DIV/0!</text:p>
          </table:table-cell>
          <table:table-cell table:formula="of:=[.AP22]" office:value-type="string" office:string-value="" calcext:value-type="error">
            <text:p>#DIV/0!</text:p>
          </table:table-cell>
          <table:table-cell table:formula="of:=[.AM22]" office:value-type="string" office:string-value="" calcext:value-type="error">
            <text:p>#DIV/0!</text:p>
          </table:table-cell>
          <table:table-cell table:formula="of:=[.AN22]" office:value-type="string" office:string-value="" calcext:value-type="error">
            <text:p>#DIV/0!</text:p>
          </table:table-cell>
          <table:table-cell table:formula="of:=[.AK22]" office:value-type="float" office:value="0" calcext:value-type="float">
            <text:p>0</text:p>
          </table:table-cell>
          <table:table-cell table:formula="of:=[.AL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Q-100KB</text:p>
          </table:table-cell>
          <table:table-cell table:number-columns-repeated="3"/>
          <table:table-cell table:formula="of:=[.B23]-[.C23]-[.D23]" office:value-type="float" office:value="0" calcext:value-type="float">
            <text:p>0</text:p>
          </table:table-cell>
          <table:table-cell table:number-columns-repeated="2"/>
          <table:table-cell table:formula="of:=[.I23]-5+[.E23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23]+10" office:value-type="float" office:value="10" calcext:value-type="float">
            <text:p>10</text:p>
          </table:table-cell>
          <table:table-cell table:number-columns-repeated="2"/>
          <table:table-cell table:formula="of:=[.L23]-[.I23]" office:value-type="float" office:value="0" calcext:value-type="float">
            <text:p>0</text:p>
          </table:table-cell>
          <table:table-cell table:formula="of:=[.M23]-[.J23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3]-[.F23])*8/[.R23]" office:value-type="string" office:string-value="" calcext:value-type="error">
            <text:p>#DIV/0!</text:p>
          </table:table-cell>
          <table:table-cell table:formula="of:=([.G23]-[.F23])*8/[.S23]" office:value-type="string" office:string-value="" calcext:value-type="error">
            <text:p>#DIV/0!</text:p>
          </table:table-cell>
          <table:table-cell table:formula="of:=[.U23]-[.T23]-[.W23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23]/[.R23]" office:value-type="string" office:string-value="" calcext:value-type="error">
            <text:p>#DIV/0!</text:p>
          </table:table-cell>
          <table:table-cell table:formula="of:=[.P23]/[.S23]" office:value-type="string" office:string-value="" calcext:value-type="error">
            <text:p>#DIV/0!</text:p>
          </table:table-cell>
          <table:table-cell table:formula="of:=[.P23]*[.AB23]/3600" office:value-type="float" office:value="0" calcext:value-type="float">
            <text:p>0</text:p>
          </table:table-cell>
          <table:table-cell table:formula="of:=[.AH23]/[.AE23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23]-[.T23])*([.O23]-[.H23])-[.W23]*([.N23]-[.K23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23]-[.AI23])/[.AI23]" office:value-type="float" office:value="-100" calcext:value-type="float">
            <text:p>-100</text:p>
          </table:table-cell>
          <table:table-cell table:formula="of:=([.AB23]*([.G23]-[.F23])*8/[.X23])/3600" office:value-type="float" office:value="0" calcext:value-type="float">
            <text:p>0</text:p>
          </table:table-cell>
          <table:table-cell table:formula="of:=100*([.AK23]-[.AH23])/[.AH23]" office:value-type="string" office:string-value="" calcext:value-type="error">
            <text:p>#DIV/0!</text:p>
          </table:table-cell>
          <table:table-cell table:formula="of:=([.AB23]*([.G23]-[.F23])*8/[.Y23])/3600" office:value-type="string" office:string-value="" calcext:value-type="error">
            <text:p>#DIV/0!</text:p>
          </table:table-cell>
          <table:table-cell table:formula="of:=100*([.AM23]-[.AH23])/[.AH23]" office:value-type="string" office:string-value="" calcext:value-type="error">
            <text:p>#DIV/0!</text:p>
          </table:table-cell>
          <table:table-cell table:formula="of:=([.AB23]*([.G23]-[.F23])*8/[.Z23])/3600" office:value-type="string" office:string-value="" calcext:value-type="error">
            <text:p>#DIV/0!</text:p>
          </table:table-cell>
          <table:table-cell table:formula="of:=100*([.AO23]-[.AH23])/[.AH23]" office:value-type="string" office:string-value="" calcext:value-type="error">
            <text:p>#DIV/0!</text:p>
          </table:table-cell>
          <table:table-cell table:formula="of:=[.AE23]*[.AG23]" office:value-type="float" office:value="0" calcext:value-type="float">
            <text:p>0</text:p>
          </table:table-cell>
          <table:table-cell table:formula="of:=100*([.AQ23]-[.AH23])/[.AH23]" office:value-type="string" office:string-value="" calcext:value-type="error">
            <text:p>#DIV/0!</text:p>
          </table:table-cell>
          <table:table-cell table:number-columns-repeated="2"/>
          <table:table-cell table:formula="of:=[.AR23]" office:value-type="string" office:string-value="" calcext:value-type="error">
            <text:p>#DIV/0!</text:p>
          </table:table-cell>
          <table:table-cell table:formula="of:=[.AQ23]" office:value-type="float" office:value="0" calcext:value-type="float">
            <text:p>0</text:p>
          </table:table-cell>
          <table:table-cell table:formula="of:=[.AH23]" office:value-type="float" office:value="0" calcext:value-type="float">
            <text:p>0</text:p>
          </table:table-cell>
          <table:table-cell table:formula="of:=[.AJ23]" office:value-type="float" office:value="-100" calcext:value-type="float">
            <text:p>-100</text:p>
          </table:table-cell>
          <table:table-cell table:formula="of:=[.AO23]" office:value-type="string" office:string-value="" calcext:value-type="error">
            <text:p>#DIV/0!</text:p>
          </table:table-cell>
          <table:table-cell table:formula="of:=[.AP23]" office:value-type="string" office:string-value="" calcext:value-type="error">
            <text:p>#DIV/0!</text:p>
          </table:table-cell>
          <table:table-cell table:formula="of:=[.AM23]" office:value-type="string" office:string-value="" calcext:value-type="error">
            <text:p>#DIV/0!</text:p>
          </table:table-cell>
          <table:table-cell table:formula="of:=[.AN23]" office:value-type="string" office:string-value="" calcext:value-type="error">
            <text:p>#DIV/0!</text:p>
          </table:table-cell>
          <table:table-cell table:formula="of:=[.AK23]" office:value-type="float" office:value="0" calcext:value-type="float">
            <text:p>0</text:p>
          </table:table-cell>
          <table:table-cell table:formula="of:=[.AL2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R-100KB</text:p>
          </table:table-cell>
          <table:table-cell table:number-columns-repeated="3"/>
          <table:table-cell table:formula="of:=[.B24]-[.C24]-[.D24]" office:value-type="float" office:value="0" calcext:value-type="float">
            <text:p>0</text:p>
          </table:table-cell>
          <table:table-cell table:number-columns-repeated="2"/>
          <table:table-cell table:formula="of:=[.I24]-5+[.E24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24]+10" office:value-type="float" office:value="10" calcext:value-type="float">
            <text:p>10</text:p>
          </table:table-cell>
          <table:table-cell table:number-columns-repeated="2"/>
          <table:table-cell table:formula="of:=[.L24]-[.I24]" office:value-type="float" office:value="0" calcext:value-type="float">
            <text:p>0</text:p>
          </table:table-cell>
          <table:table-cell table:formula="of:=[.M24]-[.J24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4]-[.F24])*8/[.R24]" office:value-type="string" office:string-value="" calcext:value-type="error">
            <text:p>#DIV/0!</text:p>
          </table:table-cell>
          <table:table-cell table:formula="of:=([.G24]-[.F24])*8/[.S24]" office:value-type="string" office:string-value="" calcext:value-type="error">
            <text:p>#DIV/0!</text:p>
          </table:table-cell>
          <table:table-cell table:formula="of:=[.U24]-[.T24]-[.W24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24]/[.R24]" office:value-type="string" office:string-value="" calcext:value-type="error">
            <text:p>#DIV/0!</text:p>
          </table:table-cell>
          <table:table-cell table:formula="of:=[.P24]/[.S24]" office:value-type="string" office:string-value="" calcext:value-type="error">
            <text:p>#DIV/0!</text:p>
          </table:table-cell>
          <table:table-cell table:formula="of:=[.P24]*[.AB24]/3600" office:value-type="float" office:value="0" calcext:value-type="float">
            <text:p>0</text:p>
          </table:table-cell>
          <table:table-cell table:formula="of:=[.AH24]/[.AE24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24]-[.T24])*([.O24]-[.H24])-[.W24]*([.N24]-[.K24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24]-[.AI24])/[.AI24]" office:value-type="float" office:value="-100" calcext:value-type="float">
            <text:p>-100</text:p>
          </table:table-cell>
          <table:table-cell table:formula="of:=([.AB24]*([.G24]-[.F24])*8/[.X24])/3600" office:value-type="float" office:value="0" calcext:value-type="float">
            <text:p>0</text:p>
          </table:table-cell>
          <table:table-cell table:formula="of:=100*([.AK24]-[.AH24])/[.AH24]" office:value-type="string" office:string-value="" calcext:value-type="error">
            <text:p>#DIV/0!</text:p>
          </table:table-cell>
          <table:table-cell table:formula="of:=([.AB24]*([.G24]-[.F24])*8/[.Y24])/3600" office:value-type="string" office:string-value="" calcext:value-type="error">
            <text:p>#DIV/0!</text:p>
          </table:table-cell>
          <table:table-cell table:formula="of:=100*([.AM24]-[.AH24])/[.AH24]" office:value-type="string" office:string-value="" calcext:value-type="error">
            <text:p>#DIV/0!</text:p>
          </table:table-cell>
          <table:table-cell table:formula="of:=([.AB24]*([.G24]-[.F24])*8/[.Z24])/3600" office:value-type="string" office:string-value="" calcext:value-type="error">
            <text:p>#DIV/0!</text:p>
          </table:table-cell>
          <table:table-cell table:formula="of:=100*([.AO24]-[.AH24])/[.AH24]" office:value-type="string" office:string-value="" calcext:value-type="error">
            <text:p>#DIV/0!</text:p>
          </table:table-cell>
          <table:table-cell table:formula="of:=[.AE24]*[.AG24]" office:value-type="float" office:value="0" calcext:value-type="float">
            <text:p>0</text:p>
          </table:table-cell>
          <table:table-cell table:formula="of:=100*([.AQ24]-[.AH24])/[.AH24]" office:value-type="string" office:string-value="" calcext:value-type="error">
            <text:p>#DIV/0!</text:p>
          </table:table-cell>
          <table:table-cell table:number-columns-repeated="2"/>
          <table:table-cell table:formula="of:=[.AR24]" office:value-type="string" office:string-value="" calcext:value-type="error">
            <text:p>#DIV/0!</text:p>
          </table:table-cell>
          <table:table-cell table:formula="of:=[.AQ24]" office:value-type="float" office:value="0" calcext:value-type="float">
            <text:p>0</text:p>
          </table:table-cell>
          <table:table-cell table:formula="of:=[.AH24]" office:value-type="float" office:value="0" calcext:value-type="float">
            <text:p>0</text:p>
          </table:table-cell>
          <table:table-cell table:formula="of:=[.AJ24]" office:value-type="float" office:value="-100" calcext:value-type="float">
            <text:p>-100</text:p>
          </table:table-cell>
          <table:table-cell table:formula="of:=[.AO24]" office:value-type="string" office:string-value="" calcext:value-type="error">
            <text:p>#DIV/0!</text:p>
          </table:table-cell>
          <table:table-cell table:formula="of:=[.AP24]" office:value-type="string" office:string-value="" calcext:value-type="error">
            <text:p>#DIV/0!</text:p>
          </table:table-cell>
          <table:table-cell table:formula="of:=[.AM24]" office:value-type="string" office:string-value="" calcext:value-type="error">
            <text:p>#DIV/0!</text:p>
          </table:table-cell>
          <table:table-cell table:formula="of:=[.AN24]" office:value-type="string" office:string-value="" calcext:value-type="error">
            <text:p>#DIV/0!</text:p>
          </table:table-cell>
          <table:table-cell table:formula="of:=[.AK24]" office:value-type="float" office:value="0" calcext:value-type="float">
            <text:p>0</text:p>
          </table:table-cell>
          <table:table-cell table:formula="of:=[.AL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-</text:p>
          </table:table-cell>
          <table:table-cell table:number-columns-repeated="3"/>
          <table:table-cell table:formula="of:=[.B25]-[.C25]-[.D25]" office:value-type="float" office:value="0" calcext:value-type="float">
            <text:p>0</text:p>
          </table:table-cell>
          <table:table-cell table:number-columns-repeated="2"/>
          <table:table-cell table:formula="of:=[.I25]-5+[.E25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25]+10" office:value-type="float" office:value="10" calcext:value-type="float">
            <text:p>10</text:p>
          </table:table-cell>
          <table:table-cell table:number-columns-repeated="2"/>
          <table:table-cell table:formula="of:=[.L25]-[.I25]" office:value-type="float" office:value="0" calcext:value-type="float">
            <text:p>0</text:p>
          </table:table-cell>
          <table:table-cell table:formula="of:=[.M25]-[.J25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5]-[.F25])*8/[.R25]" office:value-type="string" office:string-value="" calcext:value-type="error">
            <text:p>#DIV/0!</text:p>
          </table:table-cell>
          <table:table-cell table:formula="of:=([.G25]-[.F25])*8/[.S25]" office:value-type="string" office:string-value="" calcext:value-type="error">
            <text:p>#DIV/0!</text:p>
          </table:table-cell>
          <table:table-cell table:formula="of:=[.U25]-[.T25]-[.W25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25]/[.R25]" office:value-type="string" office:string-value="" calcext:value-type="error">
            <text:p>#DIV/0!</text:p>
          </table:table-cell>
          <table:table-cell table:formula="of:=[.P25]/[.S25]" office:value-type="string" office:string-value="" calcext:value-type="error">
            <text:p>#DIV/0!</text:p>
          </table:table-cell>
          <table:table-cell table:formula="of:=[.P25]*[.AB25]/3600" office:value-type="float" office:value="0" calcext:value-type="float">
            <text:p>0</text:p>
          </table:table-cell>
          <table:table-cell table:formula="of:=[.AH25]/[.AE25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25]-[.T25])*([.O25]-[.H25])-[.W25]*([.N25]-[.K25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25]-[.AI25])/[.AI25]" office:value-type="float" office:value="-100" calcext:value-type="float">
            <text:p>-100</text:p>
          </table:table-cell>
          <table:table-cell table:formula="of:=([.AB25]*([.G25]-[.F25])*8/[.X25])/3600" office:value-type="float" office:value="0" calcext:value-type="float">
            <text:p>0</text:p>
          </table:table-cell>
          <table:table-cell table:formula="of:=100*([.AK25]-[.AH25])/[.AH25]" office:value-type="string" office:string-value="" calcext:value-type="error">
            <text:p>#DIV/0!</text:p>
          </table:table-cell>
          <table:table-cell table:formula="of:=([.AB25]*([.G25]-[.F25])*8/[.Y25])/3600" office:value-type="string" office:string-value="" calcext:value-type="error">
            <text:p>#DIV/0!</text:p>
          </table:table-cell>
          <table:table-cell table:formula="of:=100*([.AM25]-[.AH25])/[.AH25]" office:value-type="string" office:string-value="" calcext:value-type="error">
            <text:p>#DIV/0!</text:p>
          </table:table-cell>
          <table:table-cell table:formula="of:=([.AB25]*([.G25]-[.F25])*8/[.Z25])/3600" office:value-type="string" office:string-value="" calcext:value-type="error">
            <text:p>#DIV/0!</text:p>
          </table:table-cell>
          <table:table-cell table:formula="of:=100*([.AO25]-[.AH25])/[.AH25]" office:value-type="string" office:string-value="" calcext:value-type="error">
            <text:p>#DIV/0!</text:p>
          </table:table-cell>
          <table:table-cell table:formula="of:=[.AE25]*[.AG25]" office:value-type="float" office:value="0" calcext:value-type="float">
            <text:p>0</text:p>
          </table:table-cell>
          <table:table-cell table:formula="of:=100*([.AQ25]-[.AH25])/[.AH25]" office:value-type="string" office:string-value="" calcext:value-type="error">
            <text:p>#DIV/0!</text:p>
          </table:table-cell>
          <table:table-cell table:number-columns-repeated="2"/>
          <table:table-cell table:formula="of:=[.AR25]" office:value-type="string" office:string-value="" calcext:value-type="error">
            <text:p>#DIV/0!</text:p>
          </table:table-cell>
          <table:table-cell table:formula="of:=[.AQ25]" office:value-type="float" office:value="0" calcext:value-type="float">
            <text:p>0</text:p>
          </table:table-cell>
          <table:table-cell table:formula="of:=[.AH25]" office:value-type="float" office:value="0" calcext:value-type="float">
            <text:p>0</text:p>
          </table:table-cell>
          <table:table-cell table:formula="of:=[.AJ25]" office:value-type="float" office:value="-100" calcext:value-type="float">
            <text:p>-100</text:p>
          </table:table-cell>
          <table:table-cell table:formula="of:=[.AO25]" office:value-type="string" office:string-value="" calcext:value-type="error">
            <text:p>#DIV/0!</text:p>
          </table:table-cell>
          <table:table-cell table:formula="of:=[.AP25]" office:value-type="string" office:string-value="" calcext:value-type="error">
            <text:p>#DIV/0!</text:p>
          </table:table-cell>
          <table:table-cell table:formula="of:=[.AM25]" office:value-type="string" office:string-value="" calcext:value-type="error">
            <text:p>#DIV/0!</text:p>
          </table:table-cell>
          <table:table-cell table:formula="of:=[.AN25]" office:value-type="string" office:string-value="" calcext:value-type="error">
            <text:p>#DIV/0!</text:p>
          </table:table-cell>
          <table:table-cell table:formula="of:=[.AK25]" office:value-type="float" office:value="0" calcext:value-type="float">
            <text:p>0</text:p>
          </table:table-cell>
          <table:table-cell table:formula="of:=[.AL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T-</text:p>
          </table:table-cell>
          <table:table-cell table:number-columns-repeated="3"/>
          <table:table-cell table:formula="of:=[.B26]-[.C26]-[.D26]" office:value-type="float" office:value="0" calcext:value-type="float">
            <text:p>0</text:p>
          </table:table-cell>
          <table:table-cell table:number-columns-repeated="2"/>
          <table:table-cell table:formula="of:=[.I26]-5+[.E26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26]+10" office:value-type="float" office:value="10" calcext:value-type="float">
            <text:p>10</text:p>
          </table:table-cell>
          <table:table-cell table:number-columns-repeated="2"/>
          <table:table-cell table:formula="of:=[.L26]-[.I26]" office:value-type="float" office:value="0" calcext:value-type="float">
            <text:p>0</text:p>
          </table:table-cell>
          <table:table-cell table:formula="of:=[.M26]-[.J26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6]-[.F26])*8/[.R26]" office:value-type="string" office:string-value="" calcext:value-type="error">
            <text:p>#DIV/0!</text:p>
          </table:table-cell>
          <table:table-cell table:formula="of:=([.G26]-[.F26])*8/[.S26]" office:value-type="string" office:string-value="" calcext:value-type="error">
            <text:p>#DIV/0!</text:p>
          </table:table-cell>
          <table:table-cell table:formula="of:=[.U26]-[.T26]-[.W26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26]/[.R26]" office:value-type="string" office:string-value="" calcext:value-type="error">
            <text:p>#DIV/0!</text:p>
          </table:table-cell>
          <table:table-cell table:formula="of:=[.P26]/[.S26]" office:value-type="string" office:string-value="" calcext:value-type="error">
            <text:p>#DIV/0!</text:p>
          </table:table-cell>
          <table:table-cell table:formula="of:=[.P26]*[.AB26]/3600" office:value-type="float" office:value="0" calcext:value-type="float">
            <text:p>0</text:p>
          </table:table-cell>
          <table:table-cell table:formula="of:=[.AH26]/[.AE26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26]-[.T26])*([.O26]-[.H26])-[.W26]*([.N26]-[.K26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26]-[.AI26])/[.AI26]" office:value-type="float" office:value="-100" calcext:value-type="float">
            <text:p>-100</text:p>
          </table:table-cell>
          <table:table-cell table:formula="of:=([.AB26]*([.G26]-[.F26])*8/[.X26])/3600" office:value-type="float" office:value="0" calcext:value-type="float">
            <text:p>0</text:p>
          </table:table-cell>
          <table:table-cell table:formula="of:=100*([.AK26]-[.AH26])/[.AH26]" office:value-type="string" office:string-value="" calcext:value-type="error">
            <text:p>#DIV/0!</text:p>
          </table:table-cell>
          <table:table-cell table:formula="of:=([.AB26]*([.G26]-[.F26])*8/[.Y26])/3600" office:value-type="string" office:string-value="" calcext:value-type="error">
            <text:p>#DIV/0!</text:p>
          </table:table-cell>
          <table:table-cell table:formula="of:=100*([.AM26]-[.AH26])/[.AH26]" office:value-type="string" office:string-value="" calcext:value-type="error">
            <text:p>#DIV/0!</text:p>
          </table:table-cell>
          <table:table-cell table:formula="of:=([.AB26]*([.G26]-[.F26])*8/[.Z26])/3600" office:value-type="string" office:string-value="" calcext:value-type="error">
            <text:p>#DIV/0!</text:p>
          </table:table-cell>
          <table:table-cell table:formula="of:=100*([.AO26]-[.AH26])/[.AH26]" office:value-type="string" office:string-value="" calcext:value-type="error">
            <text:p>#DIV/0!</text:p>
          </table:table-cell>
          <table:table-cell table:formula="of:=[.AE26]*[.AG26]" office:value-type="float" office:value="0" calcext:value-type="float">
            <text:p>0</text:p>
          </table:table-cell>
          <table:table-cell table:formula="of:=100*([.AQ26]-[.AH26])/[.AH26]" office:value-type="string" office:string-value="" calcext:value-type="error">
            <text:p>#DIV/0!</text:p>
          </table:table-cell>
          <table:table-cell table:number-columns-repeated="2"/>
          <table:table-cell table:formula="of:=[.AR26]" office:value-type="string" office:string-value="" calcext:value-type="error">
            <text:p>#DIV/0!</text:p>
          </table:table-cell>
          <table:table-cell table:formula="of:=[.AQ26]" office:value-type="float" office:value="0" calcext:value-type="float">
            <text:p>0</text:p>
          </table:table-cell>
          <table:table-cell table:formula="of:=[.AH26]" office:value-type="float" office:value="0" calcext:value-type="float">
            <text:p>0</text:p>
          </table:table-cell>
          <table:table-cell table:formula="of:=[.AJ26]" office:value-type="float" office:value="-100" calcext:value-type="float">
            <text:p>-100</text:p>
          </table:table-cell>
          <table:table-cell table:formula="of:=[.AO26]" office:value-type="string" office:string-value="" calcext:value-type="error">
            <text:p>#DIV/0!</text:p>
          </table:table-cell>
          <table:table-cell table:formula="of:=[.AP26]" office:value-type="string" office:string-value="" calcext:value-type="error">
            <text:p>#DIV/0!</text:p>
          </table:table-cell>
          <table:table-cell table:formula="of:=[.AM26]" office:value-type="string" office:string-value="" calcext:value-type="error">
            <text:p>#DIV/0!</text:p>
          </table:table-cell>
          <table:table-cell table:formula="of:=[.AN26]" office:value-type="string" office:string-value="" calcext:value-type="error">
            <text:p>#DIV/0!</text:p>
          </table:table-cell>
          <table:table-cell table:formula="of:=[.AK26]" office:value-type="float" office:value="0" calcext:value-type="float">
            <text:p>0</text:p>
          </table:table-cell>
          <table:table-cell table:formula="of:=[.AL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B27]-[.C27]-[.D27]" office:value-type="float" office:value="0" calcext:value-type="float">
            <text:p>0</text:p>
          </table:table-cell>
          <table:table-cell table:number-columns-repeated="2"/>
          <table:table-cell table:formula="of:=[.I27]-5+[.E27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27]+10" office:value-type="float" office:value="10" calcext:value-type="float">
            <text:p>10</text:p>
          </table:table-cell>
          <table:table-cell table:number-columns-repeated="2"/>
          <table:table-cell table:formula="of:=[.L27]-[.I27]" office:value-type="float" office:value="0" calcext:value-type="float">
            <text:p>0</text:p>
          </table:table-cell>
          <table:table-cell table:formula="of:=[.M27]-[.J27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7]-[.F27])*8/[.R27]" office:value-type="string" office:string-value="" calcext:value-type="error">
            <text:p>#DIV/0!</text:p>
          </table:table-cell>
          <table:table-cell table:formula="of:=([.G27]-[.F27])*8/[.S27]" office:value-type="string" office:string-value="" calcext:value-type="error">
            <text:p>#DIV/0!</text:p>
          </table:table-cell>
          <table:table-cell table:formula="of:=[.U27]-[.T27]-[.W27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27]/[.R27]" office:value-type="string" office:string-value="" calcext:value-type="error">
            <text:p>#DIV/0!</text:p>
          </table:table-cell>
          <table:table-cell table:formula="of:=[.P27]/[.S27]" office:value-type="string" office:string-value="" calcext:value-type="error">
            <text:p>#DIV/0!</text:p>
          </table:table-cell>
          <table:table-cell table:formula="of:=[.P27]*[.AB27]/3600" office:value-type="float" office:value="0" calcext:value-type="float">
            <text:p>0</text:p>
          </table:table-cell>
          <table:table-cell table:formula="of:=[.AH27]/[.AE27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27]-[.T27])*([.O27]-[.H27])-[.W27]*([.N27]-[.K27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27]-[.AI27])/[.AI27]" office:value-type="float" office:value="-100" calcext:value-type="float">
            <text:p>-100</text:p>
          </table:table-cell>
          <table:table-cell table:formula="of:=([.AB27]*([.G27]-[.F27])*8/[.X27])/3600" office:value-type="float" office:value="0" calcext:value-type="float">
            <text:p>0</text:p>
          </table:table-cell>
          <table:table-cell table:formula="of:=100*([.AK27]-[.AH27])/[.AH27]" office:value-type="string" office:string-value="" calcext:value-type="error">
            <text:p>#DIV/0!</text:p>
          </table:table-cell>
          <table:table-cell table:formula="of:=([.AB27]*([.G27]-[.F27])*8/[.Y27])/3600" office:value-type="string" office:string-value="" calcext:value-type="error">
            <text:p>#DIV/0!</text:p>
          </table:table-cell>
          <table:table-cell table:formula="of:=100*([.AM27]-[.AH27])/[.AH27]" office:value-type="string" office:string-value="" calcext:value-type="error">
            <text:p>#DIV/0!</text:p>
          </table:table-cell>
          <table:table-cell table:formula="of:=([.AB27]*([.G27]-[.F27])*8/[.Z27])/3600" office:value-type="string" office:string-value="" calcext:value-type="error">
            <text:p>#DIV/0!</text:p>
          </table:table-cell>
          <table:table-cell table:formula="of:=100*([.AO27]-[.AH27])/[.AH27]" office:value-type="string" office:string-value="" calcext:value-type="error">
            <text:p>#DIV/0!</text:p>
          </table:table-cell>
          <table:table-cell table:formula="of:=[.AE27]*[.AG27]" office:value-type="float" office:value="0" calcext:value-type="float">
            <text:p>0</text:p>
          </table:table-cell>
          <table:table-cell table:formula="of:=100*([.AQ27]-[.AH27])/[.AH27]" office:value-type="string" office:string-value="" calcext:value-type="error">
            <text:p>#DIV/0!</text:p>
          </table:table-cell>
          <table:table-cell table:number-columns-repeated="2"/>
          <table:table-cell table:formula="of:=[.AR27]" office:value-type="string" office:string-value="" calcext:value-type="error">
            <text:p>#DIV/0!</text:p>
          </table:table-cell>
          <table:table-cell table:formula="of:=[.AQ27]" office:value-type="float" office:value="0" calcext:value-type="float">
            <text:p>0</text:p>
          </table:table-cell>
          <table:table-cell table:formula="of:=[.AH27]" office:value-type="float" office:value="0" calcext:value-type="float">
            <text:p>0</text:p>
          </table:table-cell>
          <table:table-cell table:formula="of:=[.AJ27]" office:value-type="float" office:value="-100" calcext:value-type="float">
            <text:p>-100</text:p>
          </table:table-cell>
          <table:table-cell table:formula="of:=[.AO27]" office:value-type="string" office:string-value="" calcext:value-type="error">
            <text:p>#DIV/0!</text:p>
          </table:table-cell>
          <table:table-cell table:formula="of:=[.AP27]" office:value-type="string" office:string-value="" calcext:value-type="error">
            <text:p>#DIV/0!</text:p>
          </table:table-cell>
          <table:table-cell table:formula="of:=[.AM27]" office:value-type="string" office:string-value="" calcext:value-type="error">
            <text:p>#DIV/0!</text:p>
          </table:table-cell>
          <table:table-cell table:formula="of:=[.AN27]" office:value-type="string" office:string-value="" calcext:value-type="error">
            <text:p>#DIV/0!</text:p>
          </table:table-cell>
          <table:table-cell table:formula="of:=[.AK27]" office:value-type="float" office:value="0" calcext:value-type="float">
            <text:p>0</text:p>
          </table:table-cell>
          <table:table-cell table:formula="of:=[.AL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B28]-[.C28]-[.D28]" office:value-type="float" office:value="0" calcext:value-type="float">
            <text:p>0</text:p>
          </table:table-cell>
          <table:table-cell table:number-columns-repeated="2"/>
          <table:table-cell table:formula="of:=[.I28]-5+[.E28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28]+10" office:value-type="float" office:value="10" calcext:value-type="float">
            <text:p>10</text:p>
          </table:table-cell>
          <table:table-cell table:number-columns-repeated="2"/>
          <table:table-cell table:formula="of:=[.L28]-[.I28]" office:value-type="float" office:value="0" calcext:value-type="float">
            <text:p>0</text:p>
          </table:table-cell>
          <table:table-cell table:formula="of:=[.M28]-[.J28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8]-[.F28])*8/[.R28]" office:value-type="string" office:string-value="" calcext:value-type="error">
            <text:p>#DIV/0!</text:p>
          </table:table-cell>
          <table:table-cell table:formula="of:=([.G28]-[.F28])*8/[.S28]" office:value-type="string" office:string-value="" calcext:value-type="error">
            <text:p>#DIV/0!</text:p>
          </table:table-cell>
          <table:table-cell table:formula="of:=[.U28]-[.T28]-[.W28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28]/[.R28]" office:value-type="string" office:string-value="" calcext:value-type="error">
            <text:p>#DIV/0!</text:p>
          </table:table-cell>
          <table:table-cell table:formula="of:=[.P28]/[.S28]" office:value-type="string" office:string-value="" calcext:value-type="error">
            <text:p>#DIV/0!</text:p>
          </table:table-cell>
          <table:table-cell table:formula="of:=[.P28]*[.AB28]/3600" office:value-type="float" office:value="0" calcext:value-type="float">
            <text:p>0</text:p>
          </table:table-cell>
          <table:table-cell table:formula="of:=[.AH28]/[.AE28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28]-[.T28])*([.O28]-[.H28])-[.W28]*([.N28]-[.K28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28]-[.AI28])/[.AI28]" office:value-type="float" office:value="-100" calcext:value-type="float">
            <text:p>-100</text:p>
          </table:table-cell>
          <table:table-cell table:formula="of:=([.AB28]*([.G28]-[.F28])*8/[.X28])/3600" office:value-type="float" office:value="0" calcext:value-type="float">
            <text:p>0</text:p>
          </table:table-cell>
          <table:table-cell table:formula="of:=100*([.AK28]-[.AH28])/[.AH28]" office:value-type="string" office:string-value="" calcext:value-type="error">
            <text:p>#DIV/0!</text:p>
          </table:table-cell>
          <table:table-cell table:formula="of:=([.AB28]*([.G28]-[.F28])*8/[.Y28])/3600" office:value-type="string" office:string-value="" calcext:value-type="error">
            <text:p>#DIV/0!</text:p>
          </table:table-cell>
          <table:table-cell table:formula="of:=100*([.AM28]-[.AH28])/[.AH28]" office:value-type="string" office:string-value="" calcext:value-type="error">
            <text:p>#DIV/0!</text:p>
          </table:table-cell>
          <table:table-cell table:formula="of:=([.AB28]*([.G28]-[.F28])*8/[.Z28])/3600" office:value-type="string" office:string-value="" calcext:value-type="error">
            <text:p>#DIV/0!</text:p>
          </table:table-cell>
          <table:table-cell table:formula="of:=100*([.AO28]-[.AH28])/[.AH28]" office:value-type="string" office:string-value="" calcext:value-type="error">
            <text:p>#DIV/0!</text:p>
          </table:table-cell>
          <table:table-cell table:formula="of:=[.AE28]*[.AG28]" office:value-type="float" office:value="0" calcext:value-type="float">
            <text:p>0</text:p>
          </table:table-cell>
          <table:table-cell table:formula="of:=100*([.AQ28]-[.AH28])/[.AH28]" office:value-type="string" office:string-value="" calcext:value-type="error">
            <text:p>#DIV/0!</text:p>
          </table:table-cell>
          <table:table-cell table:number-columns-repeated="2"/>
          <table:table-cell table:formula="of:=[.AR28]" office:value-type="string" office:string-value="" calcext:value-type="error">
            <text:p>#DIV/0!</text:p>
          </table:table-cell>
          <table:table-cell table:formula="of:=[.AQ28]" office:value-type="float" office:value="0" calcext:value-type="float">
            <text:p>0</text:p>
          </table:table-cell>
          <table:table-cell table:formula="of:=[.AH28]" office:value-type="float" office:value="0" calcext:value-type="float">
            <text:p>0</text:p>
          </table:table-cell>
          <table:table-cell table:formula="of:=[.AJ28]" office:value-type="float" office:value="-100" calcext:value-type="float">
            <text:p>-100</text:p>
          </table:table-cell>
          <table:table-cell table:formula="of:=[.AO28]" office:value-type="string" office:string-value="" calcext:value-type="error">
            <text:p>#DIV/0!</text:p>
          </table:table-cell>
          <table:table-cell table:formula="of:=[.AP28]" office:value-type="string" office:string-value="" calcext:value-type="error">
            <text:p>#DIV/0!</text:p>
          </table:table-cell>
          <table:table-cell table:formula="of:=[.AM28]" office:value-type="string" office:string-value="" calcext:value-type="error">
            <text:p>#DIV/0!</text:p>
          </table:table-cell>
          <table:table-cell table:formula="of:=[.AN28]" office:value-type="string" office:string-value="" calcext:value-type="error">
            <text:p>#DIV/0!</text:p>
          </table:table-cell>
          <table:table-cell table:formula="of:=[.AK28]" office:value-type="float" office:value="0" calcext:value-type="float">
            <text:p>0</text:p>
          </table:table-cell>
          <table:table-cell table:formula="of:=[.AL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Multi-A 150MB</text:p>
          </table:table-cell>
          <table:table-cell office:value-type="float" office:value="13.35" calcext:value-type="float">
            <text:p>13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9]-[.C29]-[.D29]" office:value-type="float" office:value="13.35" calcext:value-type="float">
            <text:p>13.35</text:p>
          </table:table-cell>
          <table:table-cell office:value-type="float" office:value="0" calcext:value-type="float">
            <text:p>0</text:p>
          </table:table-cell>
          <table:table-cell office:value-type="float" office:value="155450542" calcext:value-type="float">
            <text:p>155450542</text:p>
          </table:table-cell>
          <table:table-cell table:formula="of:=[.I29]-5+[.E29]" office:value-type="float" office:value="265.535249" calcext:value-type="float">
            <text:p>265.535249</text:p>
          </table:table-cell>
          <table:table-cell table:style-name="ce7" office:value-type="float" office:value="257.185249" calcext:value-type="float">
            <text:p>257.185249</text:p>
          </table:table-cell>
          <table:table-cell table:style-name="ce7"/>
          <table:table-cell office:value-type="float" office:value="273" calcext:value-type="float">
            <text:p>273</text:p>
          </table:table-cell>
          <table:table-cell office:value-type="float" office:value="660.108933" calcext:value-type="float">
            <text:p>660.108933</text:p>
          </table:table-cell>
          <table:table-cell/>
          <table:table-cell office:value-type="float" office:value="673" calcext:value-type="float">
            <text:p>673</text:p>
          </table:table-cell>
          <table:table-cell table:formula="of:=[.N29]+10" office:value-type="float" office:value="683" calcext:value-type="float">
            <text:p>683</text:p>
          </table:table-cell>
          <table:table-cell office:value-type="float" office:value="173.027165" calcext:value-type="float">
            <text:p>173.027165</text:p>
          </table:table-cell>
          <table:table-cell/>
          <table:table-cell table:formula="of:=[.L29]-[.I29]" office:value-type="float" office:value="402.923684" calcext:value-type="float">
            <text:p>402.923684</text:p>
          </table:table-cell>
          <table:table-cell table:formula="of:=[.M29]-[.J29]" office:value-type="float" office:value="0" calcext:value-type="float">
            <text:p>0</text:p>
          </table:table-cell>
          <table:table-cell office:value-type="float" office:value="204.74" calcext:value-type="float">
            <text:p>204.74</text:p>
          </table:table-cell>
          <table:table-cell office:value-type="float" office:value="255.27" calcext:value-type="float">
            <text:p>255.27</text:p>
          </table:table-cell>
          <table:table-cell office:value-type="float" office:value="253.318" calcext:value-type="float">
            <text:p>253.318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29]-[.F29])*8/[.R29]" office:value-type="float" office:value="3086451.31915353" calcext:value-type="float">
            <text:p>3086451.31915353</text:p>
          </table:table-cell>
          <table:table-cell table:style-name="ce8" office:value-type="float" office:value="6171733" calcext:value-type="float">
            <text:p>6171733</text:p>
          </table:table-cell>
          <table:table-cell table:formula="of:=[.U29]-[.T29]-[.W29]" office:value-type="float" office:value="44.53" calcext:value-type="float">
            <text:p>44.53</text:p>
          </table:table-cell>
          <table:table-cell office:value-type="float" office:value="46" calcext:value-type="float">
            <text:p>46</text:p>
          </table:table-cell>
          <table:table-cell table:formula="of:=[.P29]/[.R29]" office:value-type="float" office:value="0.429429124846382" calcext:value-type="float">
            <text:p>0.4294291248</text:p>
          </table:table-cell>
          <table:table-cell table:formula="of:=[.P29]/[.S29]" office:value-type="string" office:string-value="" calcext:value-type="error">
            <text:p>#DIV/0!</text:p>
          </table:table-cell>
          <table:table-cell table:formula="of:=[.P29]*[.AB29]/3600" office:value-type="float" office:value="2.21090266388889" calcext:value-type="float">
            <text:p>2.2109026639</text:p>
          </table:table-cell>
          <table:table-cell table:formula="of:=[.AH29]/[.AE29]" office:value-type="float" office:value="2.24639301380144" calcext:value-type="float">
            <text:p>2.2463930138</text:p>
          </table:table-cell>
          <table:table-cell office:value-type="float" office:value="1.7" calcext:value-type="float">
            <text:p>1.7</text:p>
          </table:table-cell>
          <table:table-cell table:formula="of:=(([.V29]-[.T29])*([.O29]-[.H29])-[.W29]*([.N29]-[.K29]))/3600" office:value-type="float" office:value="4.966556298355" calcext:value-type="float">
            <text:p>4.9665562984</text:p>
          </table:table-cell>
          <table:table-cell office:value-type="float" office:value="1.7" calcext:value-type="float">
            <text:p>1.7</text:p>
          </table:table-cell>
          <table:table-cell table:formula="of:=100*([.AH29]-[.AI29])/[.AI29]" office:value-type="float" office:value="192.150370491471" calcext:value-type="float">
            <text:p>192.1503704915</text:p>
          </table:table-cell>
          <table:table-cell table:formula="of:=([.AB29]*([.G29]-[.F29])*8/[.X29])/3600" office:value-type="float" office:value="15.8904998488889" calcext:value-type="float">
            <text:p>15.8904998489</text:p>
          </table:table-cell>
          <table:table-cell table:formula="of:=100*([.AK29]-[.AH29])/[.AH29]" office:value-type="float" office:value="219.950059846338" calcext:value-type="float">
            <text:p>219.9500598463</text:p>
          </table:table-cell>
          <table:table-cell table:formula="of:=([.AB29]*([.G29]-[.F29])*8/[.Y29])/3600" office:value-type="float" office:value="5.14846929555556" calcext:value-type="float">
            <text:p>5.1484692956</text:p>
          </table:table-cell>
          <table:table-cell table:formula="of:=100*([.AM29]-[.AH29])/[.AH29]" office:value-type="float" office:value="3.66275918911476" calcext:value-type="float">
            <text:p>3.6627591891</text:p>
          </table:table-cell>
          <table:table-cell table:formula="of:=([.AB29]*([.G29]-[.F29])*8/[.Z29])/3600" office:value-type="float" office:value="2.57472250482788" calcext:value-type="float">
            <text:p>2.5747225048</text:p>
          </table:table-cell>
          <table:table-cell table:formula="of:=100*([.AO29]-[.AH29])/[.AH29]" office:value-type="float" office:value="-48.1587975619914" calcext:value-type="float">
            <text:p>-48.158797562</text:p>
          </table:table-cell>
          <table:table-cell table:formula="of:=[.AE29]*[.AG29]" office:value-type="float" office:value="3.75853452861111" calcext:value-type="float">
            <text:p>3.7585345286</text:p>
          </table:table-cell>
          <table:table-cell table:formula="of:=100*([.AQ29]-[.AH29])/[.AH29]" office:value-type="float" office:value="-24.3231264718373" calcext:value-type="float">
            <text:p>-24.3231264718</text:p>
          </table:table-cell>
          <table:table-cell table:number-columns-repeated="2"/>
          <table:table-cell table:formula="of:=[.AR29]" office:value-type="float" office:value="-24.3231264718373" calcext:value-type="float">
            <text:p>-24.3231264718</text:p>
          </table:table-cell>
          <table:table-cell table:formula="of:=[.AQ29]" office:value-type="float" office:value="3.75853452861111" calcext:value-type="float">
            <text:p>3.7585345286</text:p>
          </table:table-cell>
          <table:table-cell table:formula="of:=[.AH29]" office:value-type="float" office:value="4.966556298355" calcext:value-type="float">
            <text:p>4.9665562984</text:p>
          </table:table-cell>
          <table:table-cell table:formula="of:=[.AJ29]" office:value-type="float" office:value="192.150370491471" calcext:value-type="float">
            <text:p>192.1503704915</text:p>
          </table:table-cell>
          <table:table-cell table:formula="of:=[.AO29]" office:value-type="float" office:value="2.57472250482788" calcext:value-type="float">
            <text:p>2.5747225048</text:p>
          </table:table-cell>
          <table:table-cell table:formula="of:=[.AP29]" office:value-type="float" office:value="-48.1587975619914" calcext:value-type="float">
            <text:p>-48.158797562</text:p>
          </table:table-cell>
          <table:table-cell office:value-type="float" office:value="0" calcext:value-type="float">
            <text:p>0</text:p>
          </table:table-cell>
          <table:table-cell table:formula="of:=[.AN29]" office:value-type="float" office:value="3.66275918911476" calcext:value-type="float">
            <text:p>3.6627591891</text:p>
          </table:table-cell>
          <table:table-cell table:formula="of:=[.AK29]" office:value-type="float" office:value="15.8904998488889" calcext:value-type="float">
            <text:p>15.8904998489</text:p>
          </table:table-cell>
          <table:table-cell table:formula="of:=[.AL29]" office:value-type="float" office:value="219.950059846338" calcext:value-type="float">
            <text:p>219.9500598463</text:p>
          </table:table-cell>
          <table:table-cell/>
        </table:table-row>
        <table:table-row table:style-name="ro1">
          <table:table-cell office:value-type="string" calcext:value-type="string">
            <text:p>100MB</text:p>
          </table:table-cell>
          <table:table-cell office:value-type="float" office:value="13.35" calcext:value-type="float">
            <text:p>13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0]-[.C30]-[.D30]" office:value-type="float" office:value="13.35" calcext:value-type="float">
            <text:p>13.35</text:p>
          </table:table-cell>
          <table:table-cell office:value-type="float" office:value="0" calcext:value-type="float">
            <text:p>0</text:p>
          </table:table-cell>
          <table:table-cell office:value-type="float" office:value="103633694" calcext:value-type="float">
            <text:p>103633694</text:p>
          </table:table-cell>
          <table:table-cell table:formula="of:=[.I30]-5+[.E30]" office:value-type="float" office:value="275.845231" calcext:value-type="float">
            <text:p>275.845231</text:p>
          </table:table-cell>
          <table:table-cell table:style-name="ce7" office:value-type="float" office:value="267.495231" calcext:value-type="float">
            <text:p>267.495231</text:p>
          </table:table-cell>
          <table:table-cell table:style-name="ce7"/>
          <table:table-cell office:value-type="float" office:value="273" calcext:value-type="float">
            <text:p>273</text:p>
          </table:table-cell>
          <table:table-cell office:value-type="float" office:value="605.492735" calcext:value-type="float">
            <text:p>605.492735</text:p>
          </table:table-cell>
          <table:table-cell/>
          <table:table-cell office:value-type="float" office:value="673" calcext:value-type="float">
            <text:p>673</text:p>
          </table:table-cell>
          <table:table-cell table:formula="of:=[.N30]+10" office:value-type="float" office:value="683" calcext:value-type="float">
            <text:p>683</text:p>
          </table:table-cell>
          <table:table-cell office:value-type="float" office:value="123.9651399" calcext:value-type="float">
            <text:p>123.9651399</text:p>
          </table:table-cell>
          <table:table-cell/>
          <table:table-cell table:formula="of:=[.L30]-[.I30]" office:value-type="float" office:value="337.997504" calcext:value-type="float">
            <text:p>337.997504</text:p>
          </table:table-cell>
          <table:table-cell table:formula="of:=[.M30]-[.J30]" office:value-type="float" office:value="0" calcext:value-type="float">
            <text:p>0</text:p>
          </table:table-cell>
          <table:table-cell office:value-type="float" office:value="204.74" calcext:value-type="float">
            <text:p>204.74</text:p>
          </table:table-cell>
          <table:table-cell office:value-type="float" office:value="255.27" calcext:value-type="float">
            <text:p>255.27</text:p>
          </table:table-cell>
          <table:table-cell office:value-type="float" office:value="254.151" calcext:value-type="float">
            <text:p>254.151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30]-[.F30])*8/[.R30]" office:value-type="float" office:value="2452886.61066562" calcext:value-type="float">
            <text:p>2452886.61066562</text:p>
          </table:table-cell>
          <table:table-cell table:style-name="ce8" office:value-type="float" office:value="6171733" calcext:value-type="float">
            <text:p>6171733</text:p>
          </table:table-cell>
          <table:table-cell table:formula="of:=[.U30]-[.T30]-[.W30]" office:value-type="float" office:value="44.53" calcext:value-type="float">
            <text:p>44.53</text:p>
          </table:table-cell>
          <table:table-cell office:value-type="float" office:value="46" calcext:value-type="float">
            <text:p>46</text:p>
          </table:table-cell>
          <table:table-cell table:formula="of:=[.P30]/[.R30]" office:value-type="float" office:value="0.366763477342128" calcext:value-type="float">
            <text:p>0.3667634773</text:p>
          </table:table-cell>
          <table:table-cell table:formula="of:=[.P30]/[.S30]" office:value-type="string" office:string-value="" calcext:value-type="error">
            <text:p>#DIV/0!</text:p>
          </table:table-cell>
          <table:table-cell table:formula="of:=[.P30]*[.AB30]/3600" office:value-type="float" office:value="1.58399900983333" calcext:value-type="float">
            <text:p>1.5839990098</text:p>
          </table:table-cell>
          <table:table-cell table:formula="of:=[.AH30]/[.AE30]" office:value-type="float" office:value="3.10710146019796" calcext:value-type="float">
            <text:p>3.1071014602</text:p>
          </table:table-cell>
          <table:table-cell office:value-type="float" office:value="1.7" calcext:value-type="float">
            <text:p>1.7</text:p>
          </table:table-cell>
          <table:table-cell table:style-name="ce8" table:formula="of:=(([.V30]-[.T30])*([.O30]-[.H30])-[.W30]*([.N30]-[.K30]))/3600" office:value-type="float" office:value="4.92164563640528" calcext:value-type="float">
            <text:p>4.9216456364</text:p>
          </table:table-cell>
          <table:table-cell office:value-type="float" office:value="1.7" calcext:value-type="float">
            <text:p>1.7</text:p>
          </table:table-cell>
          <table:table-cell table:formula="of:=100*([.AH30]-[.AI30])/[.AI30]" office:value-type="float" office:value="189.508566847369" calcext:value-type="float">
            <text:p>189.5085668474</text:p>
          </table:table-cell>
          <table:table-cell table:formula="of:=([.AB30]*([.G30]-[.F30])*8/[.X30])/3600" office:value-type="float" office:value="10.5936664977778" calcext:value-type="float">
            <text:p>10.5936664978</text:p>
          </table:table-cell>
          <table:table-cell table:formula="of:=100*([.AK30]-[.AH30])/[.AH30]" office:value-type="float" office:value="115.246429353156" calcext:value-type="float">
            <text:p>115.2464293532</text:p>
          </table:table-cell>
          <table:table-cell table:formula="of:=([.AB30]*([.G30]-[.F30])*8/[.Y30])/3600" office:value-type="float" office:value="4.31885699555556" calcext:value-type="float">
            <text:p>4.3188569956</text:p>
          </table:table-cell>
          <table:table-cell table:formula="of:=100*([.AM30]-[.AH30])/[.AH30]" office:value-type="float" office:value="-12.2477050438355" calcext:value-type="float">
            <text:p>-12.2477050438</text:p>
          </table:table-cell>
          <table:table-cell table:formula="of:=([.AB30]*([.G30]-[.F30])*8/[.Z30])/3600" office:value-type="float" office:value="1.71648165884327" calcext:value-type="float">
            <text:p>1.7164816588</text:p>
          </table:table-cell>
          <table:table-cell table:formula="of:=100*([.AO30]-[.AH30])/[.AH30]" office:value-type="float" office:value="-65.1238267512292" calcext:value-type="float">
            <text:p>-65.1238267512</text:p>
          </table:table-cell>
          <table:table-cell table:formula="of:=[.AE30]*[.AG30]" office:value-type="float" office:value="2.69279831671667" calcext:value-type="float">
            <text:p>2.6927983167</text:p>
          </table:table-cell>
          <table:table-cell table:formula="of:=100*([.AQ30]-[.AH30])/[.AH30]" office:value-type="float" office:value="-45.2866273671125" calcext:value-type="float">
            <text:p>-45.2866273671</text:p>
          </table:table-cell>
          <table:table-cell table:number-columns-repeated="2"/>
          <table:table-cell table:formula="of:=[.AR30]" office:value-type="float" office:value="-45.2866273671125" calcext:value-type="float">
            <text:p>-45.2866273671</text:p>
          </table:table-cell>
          <table:table-cell table:formula="of:=[.AQ30]" office:value-type="float" office:value="2.69279831671667" calcext:value-type="float">
            <text:p>2.6927983167</text:p>
          </table:table-cell>
          <table:table-cell table:formula="of:=[.AH30]" office:value-type="float" office:value="4.92164563640528" calcext:value-type="float">
            <text:p>4.9216456364</text:p>
          </table:table-cell>
          <table:table-cell table:formula="of:=[.AJ30]" office:value-type="float" office:value="189.508566847369" calcext:value-type="float">
            <text:p>189.5085668474</text:p>
          </table:table-cell>
          <table:table-cell table:formula="of:=[.AO30]" office:value-type="float" office:value="1.71648165884327" calcext:value-type="float">
            <text:p>1.7164816588</text:p>
          </table:table-cell>
          <table:table-cell table:formula="of:=[.AP30]" office:value-type="float" office:value="-65.1238267512292" calcext:value-type="float">
            <text:p>-65.1238267512</text:p>
          </table:table-cell>
          <table:table-cell table:formula="of:=[.AM30]" office:value-type="float" office:value="4.31885699555556" calcext:value-type="float">
            <text:p>4.3188569956</text:p>
          </table:table-cell>
          <table:table-cell table:formula="of:=[.AN30]" office:value-type="float" office:value="-12.2477050438355" calcext:value-type="float">
            <text:p>-12.2477050438</text:p>
          </table:table-cell>
          <table:table-cell table:formula="of:=[.AK30]" office:value-type="float" office:value="10.5936664977778" calcext:value-type="float">
            <text:p>10.5936664978</text:p>
          </table:table-cell>
          <table:table-cell table:formula="of:=[.AL30]" office:value-type="float" office:value="115.246429353156" calcext:value-type="float">
            <text:p>115.2464293532</text:p>
          </table:table-cell>
          <table:table-cell/>
        </table:table-row>
        <table:table-row table:style-name="ro1">
          <table:table-cell office:value-type="string" calcext:value-type="string">
            <text:p>50MB</text:p>
          </table:table-cell>
          <table:table-cell office:value-type="float" office:value="13.35" calcext:value-type="float">
            <text:p>13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1]-[.C31]-[.D31]" office:value-type="float" office:value="13.35" calcext:value-type="float">
            <text:p>13.35</text:p>
          </table:table-cell>
          <table:table-cell office:value-type="float" office:value="0" calcext:value-type="float">
            <text:p>0</text:p>
          </table:table-cell>
          <table:table-cell office:value-type="float" office:value="51816847" calcext:value-type="float">
            <text:p>51816847</text:p>
          </table:table-cell>
          <table:table-cell table:formula="of:=[.I31]-5+[.E31]" office:value-type="float" office:value="280.295095" calcext:value-type="float">
            <text:p>280.295095</text:p>
          </table:table-cell>
          <table:table-cell table:style-name="ce7" office:value-type="float" office:value="271.945095" calcext:value-type="float">
            <text:p>271.945095</text:p>
          </table:table-cell>
          <table:table-cell table:style-name="ce7"/>
          <table:table-cell office:value-type="float" office:value="273" calcext:value-type="float">
            <text:p>273</text:p>
          </table:table-cell>
          <table:table-cell office:value-type="float" office:value="490.057386" calcext:value-type="float">
            <text:p>490.057386</text:p>
          </table:table-cell>
          <table:table-cell/>
          <table:table-cell office:value-type="float" office:value="673" calcext:value-type="float">
            <text:p>673</text:p>
          </table:table-cell>
          <table:table-cell table:formula="of:=[.N31]+10" office:value-type="float" office:value="683" calcext:value-type="float">
            <text:p>683</text:p>
          </table:table-cell>
          <table:table-cell office:value-type="float" office:value="67.6754408" calcext:value-type="float">
            <text:p>67.6754408</text:p>
          </table:table-cell>
          <table:table-cell/>
          <table:table-cell table:formula="of:=[.L31]-[.I31]" office:value-type="float" office:value="218.112291" calcext:value-type="float">
            <text:p>218.112291</text:p>
          </table:table-cell>
          <table:table-cell table:formula="of:=[.M31]-[.J31]" office:value-type="float" office:value="0" calcext:value-type="float">
            <text:p>0</text:p>
          </table:table-cell>
          <table:table-cell office:value-type="float" office:value="204.74" calcext:value-type="float">
            <text:p>204.74</text:p>
          </table:table-cell>
          <table:table-cell office:value-type="float" office:value="255.27" calcext:value-type="float">
            <text:p>255.27</text:p>
          </table:table-cell>
          <table:table-cell office:value-type="float" office:value="254.143" calcext:value-type="float">
            <text:p>254.143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31]-[.F31])*8/[.R31]" office:value-type="float" office:value="1900556.69994315" calcext:value-type="float">
            <text:p>1900556.69994315</text:p>
          </table:table-cell>
          <table:table-cell table:style-name="ce8" office:value-type="float" office:value="6171733" calcext:value-type="float">
            <text:p>6171733</text:p>
          </table:table-cell>
          <table:table-cell table:formula="of:=[.U31]-[.T31]-[.W31]" office:value-type="float" office:value="44.53" calcext:value-type="float">
            <text:p>44.53</text:p>
          </table:table-cell>
          <table:table-cell office:value-type="float" office:value="46" calcext:value-type="float">
            <text:p>46</text:p>
          </table:table-cell>
          <table:table-cell table:formula="of:=[.P31]/[.R31]" office:value-type="float" office:value="0.310277978786624" calcext:value-type="float">
            <text:p>0.3102779788</text:p>
          </table:table-cell>
          <table:table-cell table:formula="of:=[.P31]/[.S31]" office:value-type="string" office:string-value="" calcext:value-type="error">
            <text:p>#DIV/0!</text:p>
          </table:table-cell>
          <table:table-cell table:formula="of:=[.P31]*[.AB31]/3600" office:value-type="float" office:value="0.864741743555556" calcext:value-type="float">
            <text:p>0.8647417436</text:p>
          </table:table-cell>
          <table:table-cell table:formula="of:=[.AH31]/[.AE31]" office:value-type="float" office:value="5.61979938329512" calcext:value-type="float">
            <text:p>5.6197993833</text:p>
          </table:table-cell>
          <table:table-cell office:value-type="float" office:value="1.7" calcext:value-type="float">
            <text:p>1.7</text:p>
          </table:table-cell>
          <table:table-cell table:style-name="ce8" table:formula="of:=(([.V31]-[.T31])*([.O31]-[.H31])-[.W31]*([.N31]-[.K31]))/3600" office:value-type="float" office:value="4.85967511714305" calcext:value-type="float">
            <text:p>4.8596751171</text:p>
          </table:table-cell>
          <table:table-cell office:value-type="float" office:value="1.7" calcext:value-type="float">
            <text:p>1.7</text:p>
          </table:table-cell>
          <table:table-cell table:formula="of:=100*([.AH31]-[.AI31])/[.AI31]" office:value-type="float" office:value="185.863242184886" calcext:value-type="float">
            <text:p>185.8632421849</text:p>
          </table:table-cell>
          <table:table-cell table:formula="of:=([.AB31]*([.G31]-[.F31])*8/[.X31])/3600" office:value-type="float" office:value="5.29683324888889" calcext:value-type="float">
            <text:p>5.2968332489</text:p>
          </table:table-cell>
          <table:table-cell table:formula="of:=100*([.AK31]-[.AH31])/[.AH31]" office:value-type="float" office:value="8.99562462938541" calcext:value-type="float">
            <text:p>8.9956246294</text:p>
          </table:table-cell>
          <table:table-cell table:formula="of:=([.AB31]*([.G31]-[.F31])*8/[.Y31])/3600" office:value-type="float" office:value="2.786990385" calcext:value-type="float">
            <text:p>2.786990385</text:p>
          </table:table-cell>
          <table:table-cell table:formula="of:=100*([.AM31]-[.AH31])/[.AH31]" office:value-type="float" office:value="-42.6506851215511" calcext:value-type="float">
            <text:p>-42.6506851216</text:p>
          </table:table-cell>
          <table:table-cell table:formula="of:=([.AB31]*([.G31]-[.F31])*8/[.Z31])/3600" office:value-type="float" office:value="0.858240829421637" calcext:value-type="float">
            <text:p>0.8582408294</text:p>
          </table:table-cell>
          <table:table-cell table:formula="of:=100*([.AO31]-[.AH31])/[.AH31]" office:value-type="float" office:value="-82.3395431024989" calcext:value-type="float">
            <text:p>-82.3395431025</text:p>
          </table:table-cell>
          <table:table-cell table:formula="of:=[.AE31]*[.AG31]" office:value-type="float" office:value="1.47006096404444" calcext:value-type="float">
            <text:p>1.470060964</text:p>
          </table:table-cell>
          <table:table-cell table:formula="of:=100*([.AQ31]-[.AH31])/[.AH31]" office:value-type="float" office:value="-69.7498098410193" calcext:value-type="float">
            <text:p>-69.749809841</text:p>
          </table:table-cell>
          <table:table-cell table:number-columns-repeated="2"/>
          <table:table-cell table:formula="of:=[.AR31]" office:value-type="float" office:value="-69.7498098410193" calcext:value-type="float">
            <text:p>-69.749809841</text:p>
          </table:table-cell>
          <table:table-cell table:formula="of:=[.AQ31]" office:value-type="float" office:value="1.47006096404444" calcext:value-type="float">
            <text:p>1.470060964</text:p>
          </table:table-cell>
          <table:table-cell table:formula="of:=[.AH31]" office:value-type="float" office:value="4.85967511714305" calcext:value-type="float">
            <text:p>4.8596751171</text:p>
          </table:table-cell>
          <table:table-cell table:formula="of:=[.AJ31]" office:value-type="float" office:value="185.863242184886" calcext:value-type="float">
            <text:p>185.8632421849</text:p>
          </table:table-cell>
          <table:table-cell table:formula="of:=[.AO31]" office:value-type="float" office:value="0.858240829421637" calcext:value-type="float">
            <text:p>0.8582408294</text:p>
          </table:table-cell>
          <table:table-cell table:formula="of:=[.AP31]" office:value-type="float" office:value="-82.3395431024989" calcext:value-type="float">
            <text:p>-82.3395431025</text:p>
          </table:table-cell>
          <table:table-cell table:formula="of:=[.AM31]" office:value-type="float" office:value="2.786990385" calcext:value-type="float">
            <text:p>2.786990385</text:p>
          </table:table-cell>
          <table:table-cell table:formula="of:=[.AN31]" office:value-type="float" office:value="-42.6506851215511" calcext:value-type="float">
            <text:p>-42.6506851216</text:p>
          </table:table-cell>
          <table:table-cell table:formula="of:=[.AK31]" office:value-type="float" office:value="5.29683324888889" calcext:value-type="float">
            <text:p>5.2968332489</text:p>
          </table:table-cell>
          <table:table-cell table:formula="of:=[.AL31]" office:value-type="float" office:value="8.99562462938541" calcext:value-type="float">
            <text:p>8.9956246294</text:p>
          </table:table-cell>
          <table:table-cell/>
        </table:table-row>
        <table:table-row table:style-name="ro1">
          <table:table-cell table:number-columns-repeated="4"/>
          <table:table-cell table:formula="of:=[.B32]-[.C32]-[.D32]" office:value-type="float" office:value="0" calcext:value-type="float">
            <text:p>0</text:p>
          </table:table-cell>
          <table:table-cell table:number-columns-repeated="2"/>
          <table:table-cell table:formula="of:=[.I32]-5+[.E32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32]+10" office:value-type="float" office:value="10" calcext:value-type="float">
            <text:p>10</text:p>
          </table:table-cell>
          <table:table-cell table:number-columns-repeated="2"/>
          <table:table-cell table:formula="of:=[.L32]-[.I32]" office:value-type="float" office:value="0" calcext:value-type="float">
            <text:p>0</text:p>
          </table:table-cell>
          <table:table-cell table:formula="of:=[.M32]-[.J32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32]-[.F32])*8/[.R32]" office:value-type="string" office:string-value="" calcext:value-type="error">
            <text:p>#DIV/0!</text:p>
          </table:table-cell>
          <table:table-cell table:formula="of:=([.G32]-[.F32])*8/[.S32]" office:value-type="string" office:string-value="" calcext:value-type="error">
            <text:p>#DIV/0!</text:p>
          </table:table-cell>
          <table:table-cell table:formula="of:=[.U32]-[.T32]-[.W32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32]/[.R32]" office:value-type="string" office:string-value="" calcext:value-type="error">
            <text:p>#DIV/0!</text:p>
          </table:table-cell>
          <table:table-cell table:formula="of:=[.P32]/[.S32]" office:value-type="string" office:string-value="" calcext:value-type="error">
            <text:p>#DIV/0!</text:p>
          </table:table-cell>
          <table:table-cell table:formula="of:=[.P32]*[.AB32]/3600" office:value-type="float" office:value="0" calcext:value-type="float">
            <text:p>0</text:p>
          </table:table-cell>
          <table:table-cell table:formula="of:=[.AH32]/[.AE32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32]-[.T32])*([.O32]-[.H32])-[.W32]*([.N32]-[.K32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32]-[.AI32])/[.AI32]" office:value-type="float" office:value="-100" calcext:value-type="float">
            <text:p>-100</text:p>
          </table:table-cell>
          <table:table-cell table:formula="of:=([.AB32]*([.G32]-[.F32])*8/[.X32])/3600" office:value-type="float" office:value="0" calcext:value-type="float">
            <text:p>0</text:p>
          </table:table-cell>
          <table:table-cell table:formula="of:=100*([.AK32]-[.AH32])/[.AH32]" office:value-type="string" office:string-value="" calcext:value-type="error">
            <text:p>#DIV/0!</text:p>
          </table:table-cell>
          <table:table-cell table:formula="of:=([.AB32]*([.G32]-[.F32])*8/[.Y32])/3600" office:value-type="string" office:string-value="" calcext:value-type="error">
            <text:p>#DIV/0!</text:p>
          </table:table-cell>
          <table:table-cell table:formula="of:=100*([.AM32]-[.AH32])/[.AH32]" office:value-type="string" office:string-value="" calcext:value-type="error">
            <text:p>#DIV/0!</text:p>
          </table:table-cell>
          <table:table-cell table:formula="of:=([.AB32]*([.G32]-[.F32])*8/[.Z32])/3600" office:value-type="string" office:string-value="" calcext:value-type="error">
            <text:p>#DIV/0!</text:p>
          </table:table-cell>
          <table:table-cell table:formula="of:=100*([.AO32]-[.AH32])/[.AH32]" office:value-type="string" office:string-value="" calcext:value-type="error">
            <text:p>#DIV/0!</text:p>
          </table:table-cell>
          <table:table-cell table:formula="of:=[.AE32]*[.AG32]" office:value-type="float" office:value="0" calcext:value-type="float">
            <text:p>0</text:p>
          </table:table-cell>
          <table:table-cell table:formula="of:=100*([.AQ32]-[.AH32])/[.AH32]" office:value-type="string" office:string-value="" calcext:value-type="error">
            <text:p>#DIV/0!</text:p>
          </table:table-cell>
          <table:table-cell table:number-columns-repeated="2"/>
          <table:table-cell table:formula="of:=[.AR32]" office:value-type="string" office:string-value="" calcext:value-type="error">
            <text:p>#DIV/0!</text:p>
          </table:table-cell>
          <table:table-cell table:formula="of:=[.AQ32]" office:value-type="float" office:value="0" calcext:value-type="float">
            <text:p>0</text:p>
          </table:table-cell>
          <table:table-cell table:formula="of:=[.AH32]" office:value-type="float" office:value="0" calcext:value-type="float">
            <text:p>0</text:p>
          </table:table-cell>
          <table:table-cell table:formula="of:=[.AJ32]" office:value-type="float" office:value="-100" calcext:value-type="float">
            <text:p>-100</text:p>
          </table:table-cell>
          <table:table-cell table:formula="of:=[.AO32]" office:value-type="string" office:string-value="" calcext:value-type="error">
            <text:p>#DIV/0!</text:p>
          </table:table-cell>
          <table:table-cell table:formula="of:=[.AP32]" office:value-type="string" office:string-value="" calcext:value-type="error">
            <text:p>#DIV/0!</text:p>
          </table:table-cell>
          <table:table-cell table:formula="of:=[.AM32]" office:value-type="string" office:string-value="" calcext:value-type="error">
            <text:p>#DIV/0!</text:p>
          </table:table-cell>
          <table:table-cell table:formula="of:=[.AN32]" office:value-type="string" office:string-value="" calcext:value-type="error">
            <text:p>#DIV/0!</text:p>
          </table:table-cell>
          <table:table-cell table:formula="of:=[.AK32]" office:value-type="float" office:value="0" calcext:value-type="float">
            <text:p>0</text:p>
          </table:table-cell>
          <table:table-cell table:formula="of:=[.AL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B33]-[.C33]-[.D33]" office:value-type="float" office:value="0" calcext:value-type="float">
            <text:p>0</text:p>
          </table:table-cell>
          <table:table-cell table:number-columns-repeated="2"/>
          <table:table-cell table:formula="of:=[.I33]-5+[.E33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33]+10" office:value-type="float" office:value="10" calcext:value-type="float">
            <text:p>10</text:p>
          </table:table-cell>
          <table:table-cell table:number-columns-repeated="2"/>
          <table:table-cell table:formula="of:=[.L33]-[.I33]" office:value-type="float" office:value="0" calcext:value-type="float">
            <text:p>0</text:p>
          </table:table-cell>
          <table:table-cell table:formula="of:=[.M33]-[.J33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33]-[.F33])*8/[.R33]" office:value-type="string" office:string-value="" calcext:value-type="error">
            <text:p>#DIV/0!</text:p>
          </table:table-cell>
          <table:table-cell table:formula="of:=([.G33]-[.F33])*8/[.S33]" office:value-type="string" office:string-value="" calcext:value-type="error">
            <text:p>#DIV/0!</text:p>
          </table:table-cell>
          <table:table-cell table:formula="of:=[.U33]-[.T33]-[.W33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33]/[.R33]" office:value-type="string" office:string-value="" calcext:value-type="error">
            <text:p>#DIV/0!</text:p>
          </table:table-cell>
          <table:table-cell table:formula="of:=[.P33]/[.S33]" office:value-type="string" office:string-value="" calcext:value-type="error">
            <text:p>#DIV/0!</text:p>
          </table:table-cell>
          <table:table-cell table:formula="of:=[.P33]*[.AB33]/3600" office:value-type="float" office:value="0" calcext:value-type="float">
            <text:p>0</text:p>
          </table:table-cell>
          <table:table-cell table:formula="of:=[.AH33]/[.AE33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33]-[.T33])*([.O33]-[.H33])-[.W33]*([.N33]-[.K33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33]-[.AI33])/[.AI33]" office:value-type="float" office:value="-100" calcext:value-type="float">
            <text:p>-100</text:p>
          </table:table-cell>
          <table:table-cell table:formula="of:=([.AB33]*([.G33]-[.F33])*8/[.X33])/3600" office:value-type="float" office:value="0" calcext:value-type="float">
            <text:p>0</text:p>
          </table:table-cell>
          <table:table-cell table:formula="of:=100*([.AK33]-[.AH33])/[.AH33]" office:value-type="string" office:string-value="" calcext:value-type="error">
            <text:p>#DIV/0!</text:p>
          </table:table-cell>
          <table:table-cell table:formula="of:=([.AB33]*([.G33]-[.F33])*8/[.Y33])/3600" office:value-type="string" office:string-value="" calcext:value-type="error">
            <text:p>#DIV/0!</text:p>
          </table:table-cell>
          <table:table-cell table:formula="of:=100*([.AM33]-[.AH33])/[.AH33]" office:value-type="string" office:string-value="" calcext:value-type="error">
            <text:p>#DIV/0!</text:p>
          </table:table-cell>
          <table:table-cell table:formula="of:=([.AB33]*([.G33]-[.F33])*8/[.Z33])/3600" office:value-type="string" office:string-value="" calcext:value-type="error">
            <text:p>#DIV/0!</text:p>
          </table:table-cell>
          <table:table-cell table:formula="of:=100*([.AO33]-[.AH33])/[.AH33]" office:value-type="string" office:string-value="" calcext:value-type="error">
            <text:p>#DIV/0!</text:p>
          </table:table-cell>
          <table:table-cell table:formula="of:=[.AE33]*[.AG33]" office:value-type="float" office:value="0" calcext:value-type="float">
            <text:p>0</text:p>
          </table:table-cell>
          <table:table-cell table:formula="of:=100*([.AQ33]-[.AH33])/[.AH33]" office:value-type="string" office:string-value="" calcext:value-type="error">
            <text:p>#DIV/0!</text:p>
          </table:table-cell>
          <table:table-cell table:number-columns-repeated="2"/>
          <table:table-cell table:formula="of:=[.AR33]" office:value-type="string" office:string-value="" calcext:value-type="error">
            <text:p>#DIV/0!</text:p>
          </table:table-cell>
          <table:table-cell table:formula="of:=[.AQ33]" office:value-type="float" office:value="0" calcext:value-type="float">
            <text:p>0</text:p>
          </table:table-cell>
          <table:table-cell table:formula="of:=[.AH33]" office:value-type="float" office:value="0" calcext:value-type="float">
            <text:p>0</text:p>
          </table:table-cell>
          <table:table-cell table:formula="of:=[.AJ33]" office:value-type="float" office:value="-100" calcext:value-type="float">
            <text:p>-100</text:p>
          </table:table-cell>
          <table:table-cell table:formula="of:=[.AO33]" office:value-type="string" office:string-value="" calcext:value-type="error">
            <text:p>#DIV/0!</text:p>
          </table:table-cell>
          <table:table-cell table:formula="of:=[.AP33]" office:value-type="string" office:string-value="" calcext:value-type="error">
            <text:p>#DIV/0!</text:p>
          </table:table-cell>
          <table:table-cell table:formula="of:=[.AM33]" office:value-type="string" office:string-value="" calcext:value-type="error">
            <text:p>#DIV/0!</text:p>
          </table:table-cell>
          <table:table-cell table:formula="of:=[.AN33]" office:value-type="string" office:string-value="" calcext:value-type="error">
            <text:p>#DIV/0!</text:p>
          </table:table-cell>
          <table:table-cell table:formula="of:=[.AK33]" office:value-type="float" office:value="0" calcext:value-type="float">
            <text:p>0</text:p>
          </table:table-cell>
          <table:table-cell table:formula="of:=[.AL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B34]-[.C34]-[.D34]" office:value-type="float" office:value="0" calcext:value-type="float">
            <text:p>0</text:p>
          </table:table-cell>
          <table:table-cell table:number-columns-repeated="2"/>
          <table:table-cell table:formula="of:=[.I34]-5+[.E34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34]+10" office:value-type="float" office:value="10" calcext:value-type="float">
            <text:p>10</text:p>
          </table:table-cell>
          <table:table-cell table:number-columns-repeated="2"/>
          <table:table-cell table:formula="of:=[.L34]-[.I34]" office:value-type="float" office:value="0" calcext:value-type="float">
            <text:p>0</text:p>
          </table:table-cell>
          <table:table-cell table:formula="of:=[.M34]-[.J34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34]-[.F34])*8/[.R34]" office:value-type="string" office:string-value="" calcext:value-type="error">
            <text:p>#DIV/0!</text:p>
          </table:table-cell>
          <table:table-cell table:formula="of:=([.G34]-[.F34])*8/[.S34]" office:value-type="string" office:string-value="" calcext:value-type="error">
            <text:p>#DIV/0!</text:p>
          </table:table-cell>
          <table:table-cell table:formula="of:=[.U34]-[.T34]-[.W34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34]/[.R34]" office:value-type="string" office:string-value="" calcext:value-type="error">
            <text:p>#DIV/0!</text:p>
          </table:table-cell>
          <table:table-cell table:formula="of:=[.P34]/[.S34]" office:value-type="string" office:string-value="" calcext:value-type="error">
            <text:p>#DIV/0!</text:p>
          </table:table-cell>
          <table:table-cell table:formula="of:=[.P34]*[.AB34]/3600" office:value-type="float" office:value="0" calcext:value-type="float">
            <text:p>0</text:p>
          </table:table-cell>
          <table:table-cell table:formula="of:=[.AH34]/[.AE34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34]-[.T34])*([.O34]-[.H34])-[.W34]*([.N34]-[.K34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34]-[.AI34])/[.AI34]" office:value-type="float" office:value="-100" calcext:value-type="float">
            <text:p>-100</text:p>
          </table:table-cell>
          <table:table-cell table:formula="of:=([.AB34]*([.G34]-[.F34])*8/[.X34])/3600" office:value-type="float" office:value="0" calcext:value-type="float">
            <text:p>0</text:p>
          </table:table-cell>
          <table:table-cell table:formula="of:=100*([.AK34]-[.AH34])/[.AH34]" office:value-type="string" office:string-value="" calcext:value-type="error">
            <text:p>#DIV/0!</text:p>
          </table:table-cell>
          <table:table-cell table:formula="of:=([.AB34]*([.G34]-[.F34])*8/[.Y34])/3600" office:value-type="string" office:string-value="" calcext:value-type="error">
            <text:p>#DIV/0!</text:p>
          </table:table-cell>
          <table:table-cell table:formula="of:=100*([.AM34]-[.AH34])/[.AH34]" office:value-type="string" office:string-value="" calcext:value-type="error">
            <text:p>#DIV/0!</text:p>
          </table:table-cell>
          <table:table-cell table:formula="of:=([.AB34]*([.G34]-[.F34])*8/[.Z34])/3600" office:value-type="string" office:string-value="" calcext:value-type="error">
            <text:p>#DIV/0!</text:p>
          </table:table-cell>
          <table:table-cell table:formula="of:=100*([.AO34]-[.AH34])/[.AH34]" office:value-type="string" office:string-value="" calcext:value-type="error">
            <text:p>#DIV/0!</text:p>
          </table:table-cell>
          <table:table-cell table:formula="of:=[.AE34]*[.AG34]" office:value-type="float" office:value="0" calcext:value-type="float">
            <text:p>0</text:p>
          </table:table-cell>
          <table:table-cell table:formula="of:=100*([.AQ34]-[.AH34])/[.AH34]" office:value-type="string" office:string-value="" calcext:value-type="error">
            <text:p>#DIV/0!</text:p>
          </table:table-cell>
          <table:table-cell table:number-columns-repeated="2"/>
          <table:table-cell table:formula="of:=[.AR34]" office:value-type="string" office:string-value="" calcext:value-type="error">
            <text:p>#DIV/0!</text:p>
          </table:table-cell>
          <table:table-cell table:formula="of:=[.AQ34]" office:value-type="float" office:value="0" calcext:value-type="float">
            <text:p>0</text:p>
          </table:table-cell>
          <table:table-cell table:formula="of:=[.AH34]" office:value-type="float" office:value="0" calcext:value-type="float">
            <text:p>0</text:p>
          </table:table-cell>
          <table:table-cell table:formula="of:=[.AJ34]" office:value-type="float" office:value="-100" calcext:value-type="float">
            <text:p>-100</text:p>
          </table:table-cell>
          <table:table-cell table:formula="of:=[.AO34]" office:value-type="string" office:string-value="" calcext:value-type="error">
            <text:p>#DIV/0!</text:p>
          </table:table-cell>
          <table:table-cell table:formula="of:=[.AP34]" office:value-type="string" office:string-value="" calcext:value-type="error">
            <text:p>#DIV/0!</text:p>
          </table:table-cell>
          <table:table-cell table:formula="of:=[.AM34]" office:value-type="string" office:string-value="" calcext:value-type="error">
            <text:p>#DIV/0!</text:p>
          </table:table-cell>
          <table:table-cell table:formula="of:=[.AN34]" office:value-type="string" office:string-value="" calcext:value-type="error">
            <text:p>#DIV/0!</text:p>
          </table:table-cell>
          <table:table-cell table:formula="of:=[.AK34]" office:value-type="float" office:value="0" calcext:value-type="float">
            <text:p>0</text:p>
          </table:table-cell>
          <table:table-cell table:formula="of:=[.AL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B35]-[.C35]-[.D35]" office:value-type="float" office:value="0" calcext:value-type="float">
            <text:p>0</text:p>
          </table:table-cell>
          <table:table-cell table:number-columns-repeated="2"/>
          <table:table-cell table:formula="of:=[.I35]-5+[.E35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35]+10" office:value-type="float" office:value="10" calcext:value-type="float">
            <text:p>10</text:p>
          </table:table-cell>
          <table:table-cell table:number-columns-repeated="2"/>
          <table:table-cell table:formula="of:=[.L35]-[.I35]" office:value-type="float" office:value="0" calcext:value-type="float">
            <text:p>0</text:p>
          </table:table-cell>
          <table:table-cell table:formula="of:=[.M35]-[.J35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35]-[.F35])*8/[.R35]" office:value-type="string" office:string-value="" calcext:value-type="error">
            <text:p>#DIV/0!</text:p>
          </table:table-cell>
          <table:table-cell table:formula="of:=([.G35]-[.F35])*8/[.S35]" office:value-type="string" office:string-value="" calcext:value-type="error">
            <text:p>#DIV/0!</text:p>
          </table:table-cell>
          <table:table-cell table:formula="of:=[.U35]-[.T35]-[.W35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35]/[.R35]" office:value-type="string" office:string-value="" calcext:value-type="error">
            <text:p>#DIV/0!</text:p>
          </table:table-cell>
          <table:table-cell table:formula="of:=[.P35]/[.S35]" office:value-type="string" office:string-value="" calcext:value-type="error">
            <text:p>#DIV/0!</text:p>
          </table:table-cell>
          <table:table-cell table:formula="of:=[.P35]*[.AB35]/3600" office:value-type="float" office:value="0" calcext:value-type="float">
            <text:p>0</text:p>
          </table:table-cell>
          <table:table-cell table:formula="of:=[.AH35]/[.AE35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35]-[.T35])*([.O35]-[.H35])-[.W35]*([.N35]-[.K35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35]-[.AI35])/[.AI35]" office:value-type="float" office:value="-100" calcext:value-type="float">
            <text:p>-100</text:p>
          </table:table-cell>
          <table:table-cell table:formula="of:=([.AB35]*([.G35]-[.F35])*8/[.X35])/3600" office:value-type="float" office:value="0" calcext:value-type="float">
            <text:p>0</text:p>
          </table:table-cell>
          <table:table-cell table:formula="of:=100*([.AK35]-[.AH35])/[.AH35]" office:value-type="string" office:string-value="" calcext:value-type="error">
            <text:p>#DIV/0!</text:p>
          </table:table-cell>
          <table:table-cell table:formula="of:=([.AB35]*([.G35]-[.F35])*8/[.Y35])/3600" office:value-type="string" office:string-value="" calcext:value-type="error">
            <text:p>#DIV/0!</text:p>
          </table:table-cell>
          <table:table-cell table:formula="of:=100*([.AM35]-[.AH35])/[.AH35]" office:value-type="string" office:string-value="" calcext:value-type="error">
            <text:p>#DIV/0!</text:p>
          </table:table-cell>
          <table:table-cell table:formula="of:=([.AB35]*([.G35]-[.F35])*8/[.Z35])/3600" office:value-type="string" office:string-value="" calcext:value-type="error">
            <text:p>#DIV/0!</text:p>
          </table:table-cell>
          <table:table-cell table:formula="of:=100*([.AO35]-[.AH35])/[.AH35]" office:value-type="string" office:string-value="" calcext:value-type="error">
            <text:p>#DIV/0!</text:p>
          </table:table-cell>
          <table:table-cell table:formula="of:=[.AE35]*[.AG35]" office:value-type="float" office:value="0" calcext:value-type="float">
            <text:p>0</text:p>
          </table:table-cell>
          <table:table-cell table:formula="of:=100*([.AQ35]-[.AH35])/[.AH35]" office:value-type="string" office:string-value="" calcext:value-type="error">
            <text:p>#DIV/0!</text:p>
          </table:table-cell>
          <table:table-cell table:number-columns-repeated="2"/>
          <table:table-cell table:formula="of:=[.AR35]" office:value-type="string" office:string-value="" calcext:value-type="error">
            <text:p>#DIV/0!</text:p>
          </table:table-cell>
          <table:table-cell table:formula="of:=[.AQ35]" office:value-type="float" office:value="0" calcext:value-type="float">
            <text:p>0</text:p>
          </table:table-cell>
          <table:table-cell table:formula="of:=[.AH35]" office:value-type="float" office:value="0" calcext:value-type="float">
            <text:p>0</text:p>
          </table:table-cell>
          <table:table-cell table:formula="of:=[.AJ35]" office:value-type="float" office:value="-100" calcext:value-type="float">
            <text:p>-100</text:p>
          </table:table-cell>
          <table:table-cell table:formula="of:=[.AO35]" office:value-type="string" office:string-value="" calcext:value-type="error">
            <text:p>#DIV/0!</text:p>
          </table:table-cell>
          <table:table-cell table:formula="of:=[.AP35]" office:value-type="string" office:string-value="" calcext:value-type="error">
            <text:p>#DIV/0!</text:p>
          </table:table-cell>
          <table:table-cell table:formula="of:=[.AM35]" office:value-type="string" office:string-value="" calcext:value-type="error">
            <text:p>#DIV/0!</text:p>
          </table:table-cell>
          <table:table-cell table:formula="of:=[.AN35]" office:value-type="string" office:string-value="" calcext:value-type="error">
            <text:p>#DIV/0!</text:p>
          </table:table-cell>
          <table:table-cell table:formula="of:=[.AK35]" office:value-type="float" office:value="0" calcext:value-type="float">
            <text:p>0</text:p>
          </table:table-cell>
          <table:table-cell table:formula="of:=[.AL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[.B36]-[.C36]-[.D36]" office:value-type="float" office:value="0" calcext:value-type="float">
            <text:p>0</text:p>
          </table:table-cell>
          <table:table-cell table:number-columns-repeated="2"/>
          <table:table-cell table:formula="of:=[.I36]-5+[.E36]" office:value-type="float" office:value="-5" calcext:value-type="float">
            <text:p>-5</text:p>
          </table:table-cell>
          <table:table-cell table:style-name="ce7" table:number-columns-repeated="2"/>
          <table:table-cell table:number-columns-repeated="4"/>
          <table:table-cell table:formula="of:=[.N36]+10" office:value-type="float" office:value="10" calcext:value-type="float">
            <text:p>10</text:p>
          </table:table-cell>
          <table:table-cell table:number-columns-repeated="2"/>
          <table:table-cell table:formula="of:=[.L36]-[.I36]" office:value-type="float" office:value="0" calcext:value-type="float">
            <text:p>0</text:p>
          </table:table-cell>
          <table:table-cell table:formula="of:=[.M36]-[.J36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([.G36]-[.F36])*8/[.R36]" office:value-type="string" office:string-value="" calcext:value-type="error">
            <text:p>#DIV/0!</text:p>
          </table:table-cell>
          <table:table-cell table:formula="of:=([.G36]-[.F36])*8/[.S36]" office:value-type="string" office:string-value="" calcext:value-type="error">
            <text:p>#DIV/0!</text:p>
          </table:table-cell>
          <table:table-cell table:formula="of:=[.U36]-[.T36]-[.W36]"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  <table:table-cell table:formula="of:=[.P36]/[.R36]" office:value-type="string" office:string-value="" calcext:value-type="error">
            <text:p>#DIV/0!</text:p>
          </table:table-cell>
          <table:table-cell table:formula="of:=[.P36]/[.S36]" office:value-type="string" office:string-value="" calcext:value-type="error">
            <text:p>#DIV/0!</text:p>
          </table:table-cell>
          <table:table-cell table:formula="of:=[.P36]*[.AB36]/3600" office:value-type="float" office:value="0" calcext:value-type="float">
            <text:p>0</text:p>
          </table:table-cell>
          <table:table-cell table:formula="of:=[.AH36]/[.AE36]" office:value-type="string" office:string-value="" calcext:value-type="error">
            <text:p>#DIV/0!</text:p>
          </table:table-cell>
          <table:table-cell office:value-type="float" office:value="1.7" calcext:value-type="float">
            <text:p>1.7</text:p>
          </table:table-cell>
          <table:table-cell table:formula="of:=(([.V36]-[.T36])*([.O36]-[.H36])-[.W36]*([.N36]-[.K36]))/360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100*([.AH36]-[.AI36])/[.AI36]" office:value-type="float" office:value="-100" calcext:value-type="float">
            <text:p>-100</text:p>
          </table:table-cell>
          <table:table-cell table:formula="of:=([.AB36]*([.G36]-[.F36])*8/[.X36])/3600" office:value-type="float" office:value="0" calcext:value-type="float">
            <text:p>0</text:p>
          </table:table-cell>
          <table:table-cell table:formula="of:=100*([.AK36]-[.AH36])/[.AH36]" office:value-type="string" office:string-value="" calcext:value-type="error">
            <text:p>#DIV/0!</text:p>
          </table:table-cell>
          <table:table-cell table:formula="of:=([.AB36]*([.G36]-[.F36])*8/[.Y36])/3600" office:value-type="string" office:string-value="" calcext:value-type="error">
            <text:p>#DIV/0!</text:p>
          </table:table-cell>
          <table:table-cell table:formula="of:=100*([.AM36]-[.AH36])/[.AH36]" office:value-type="string" office:string-value="" calcext:value-type="error">
            <text:p>#DIV/0!</text:p>
          </table:table-cell>
          <table:table-cell table:formula="of:=([.AB36]*([.G36]-[.F36])*8/[.Z36])/3600" office:value-type="string" office:string-value="" calcext:value-type="error">
            <text:p>#DIV/0!</text:p>
          </table:table-cell>
          <table:table-cell table:formula="of:=100*([.AO36]-[.AH36])/[.AH36]" office:value-type="string" office:string-value="" calcext:value-type="error">
            <text:p>#DIV/0!</text:p>
          </table:table-cell>
          <table:table-cell table:formula="of:=[.AE36]*[.AG36]" office:value-type="float" office:value="0" calcext:value-type="float">
            <text:p>0</text:p>
          </table:table-cell>
          <table:table-cell table:formula="of:=100*([.AQ36]-[.AH36])/[.AH36]" office:value-type="string" office:string-value="" calcext:value-type="error">
            <text:p>#DIV/0!</text:p>
          </table:table-cell>
          <table:table-cell table:number-columns-repeated="2"/>
          <table:table-cell table:formula="of:=[.AR36]" office:value-type="string" office:string-value="" calcext:value-type="error">
            <text:p>#DIV/0!</text:p>
          </table:table-cell>
          <table:table-cell table:formula="of:=[.AQ36]" office:value-type="float" office:value="0" calcext:value-type="float">
            <text:p>0</text:p>
          </table:table-cell>
          <table:table-cell table:formula="of:=[.AH36]" office:value-type="float" office:value="0" calcext:value-type="float">
            <text:p>0</text:p>
          </table:table-cell>
          <table:table-cell table:formula="of:=[.AJ36]" office:value-type="float" office:value="-100" calcext:value-type="float">
            <text:p>-100</text:p>
          </table:table-cell>
          <table:table-cell table:formula="of:=[.AO36]" office:value-type="string" office:string-value="" calcext:value-type="error">
            <text:p>#DIV/0!</text:p>
          </table:table-cell>
          <table:table-cell table:formula="of:=[.AP36]" office:value-type="string" office:string-value="" calcext:value-type="error">
            <text:p>#DIV/0!</text:p>
          </table:table-cell>
          <table:table-cell table:formula="of:=[.AM36]" office:value-type="string" office:string-value="" calcext:value-type="error">
            <text:p>#DIV/0!</text:p>
          </table:table-cell>
          <table:table-cell table:formula="of:=[.AN36]" office:value-type="string" office:string-value="" calcext:value-type="error">
            <text:p>#DIV/0!</text:p>
          </table:table-cell>
          <table:table-cell table:formula="of:=[.AK36]" office:value-type="float" office:value="0" calcext:value-type="float">
            <text:p>0</text:p>
          </table:table-cell>
          <table:table-cell table:formula="of:=[.AL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6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Normalized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4"/>
          <table:table-cell table:style-name="Default" office:value-type="string" calcext:value-type="string">
            <text:p>GT</text:p>
          </table:table-cell>
          <table:table-cell table:style-name="Default" office:value-type="string" calcext:value-type="string">
            <text:p>RA </text:p>
          </table:table-cell>
          <table:table-cell office:value-type="string" calcext:value-type="string">
            <text:p>Android fixed rate</text:p>
          </table:table-cell>
          <table:table-cell table:style-name="Default" office:value-type="string" calcext:value-type="string">
            <text:p>Android rate</text:p>
          </table:table-cell>
          <table:table-cell table:style-name="Default" office:value-type="string" calcext:value-type="string">
            <text:p>Android off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GT</text:p>
          </table:table-cell>
          <table:table-cell office:value-type="string" calcext:value-type="string">
            <text:p>RA </text:p>
          </table:table-cell>
          <table:table-cell table:style-name="Default" office:value-type="string" calcext:value-type="string">
            <text:p>Android fixed rate</text:p>
          </table:table-cell>
          <table:table-cell office:value-type="string" calcext:value-type="string">
            <text:p>Android rate</text:p>
          </table:table-cell>
          <table:table-cell office:value-type="string" calcext:value-type="string">
            <text:p>Android off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3"/>
          <table:table-cell table:style-name="Default" office:value-type="string" calcext:value-type="string">
            <text:p>average</text:p>
          </table:table-cell>
          <table:table-cell table:style-name="Default" table:formula="of:=AVERAGE([.AW4:.AW6])" office:value-type="float" office:value="1.61975071154445" calcext:value-type="float">
            <text:p>1.6197507115</text:p>
          </table:table-cell>
          <table:table-cell table:style-name="Default" table:formula="of:=AVERAGE([.AV4:.AV6])" office:value-type="float" office:value="1.47718827568519" calcext:value-type="float">
            <text:p>1.4771882757</text:p>
          </table:table-cell>
          <table:table-cell table:formula="of:=AVERAGE([.AY4:.AY6])" office:value-type="float" office:value="1.60248747166667" calcext:value-type="float">
            <text:p>1.6024874717</text:p>
          </table:table-cell>
          <table:table-cell table:style-name="Default" table:formula="of:=AVERAGE([.BA4:.BA6])" office:value-type="float" office:value="1.62661452277778" calcext:value-type="float">
            <text:p>1.6266145228</text:p>
          </table:table-cell>
          <table:table-cell table:style-name="Default" table:formula="of:=AVERAGE([.BC4:.BC6])" office:value-type="float" office:value="10.6114031437037" calcext:value-type="float">
            <text:p>10.6114031437</text:p>
          </table:table-cell>
          <table:table-cell/>
          <table:table-cell table:style-name="Default"/>
          <table:table-cell office:value-type="string" calcext:value-type="string">
            <text:p>average</text:p>
          </table:table-cell>
          <table:table-cell table:style-name="Default" table:formula="of:=[.AS41]/[.AS41]" office:value-type="float" office:value="1" calcext:value-type="float">
            <text:p>1</text:p>
          </table:table-cell>
          <table:table-cell table:formula="of:=[.AT41]/[.AS41]" office:value-type="float" office:value="0.911984952472516" calcext:value-type="float">
            <text:p>0.9119849525</text:p>
          </table:table-cell>
          <table:table-cell table:style-name="Default" table:formula="of:=[.AU41]/[.AS41]" office:value-type="float" office:value="0.989342039021969" calcext:value-type="float">
            <text:p>0.989342039</text:p>
          </table:table-cell>
          <table:table-cell table:formula="of:=[.AV41]/[.AS41]" office:value-type="float" office:value="1.00423757259954" calcext:value-type="float">
            <text:p>1.0042375726</text:p>
          </table:table-cell>
          <table:table-cell table:formula="of:=[.AW41]/[.AS41]" office:value-type="float" office:value="6.55125697310893" calcext:value-type="float">
            <text:p>6.5512569731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2"/>
          <table:table-cell table:style-name="Default" office:value-type="string" calcext:value-type="string">
            <text:p>100MB</text:p>
          </table:table-cell>
          <table:table-cell table:style-name="Default" office:value-type="string" calcext:value-type="string">
            <text:p>error</text:p>
          </table:table-cell>
          <table:table-cell table:style-name="Default" table:formula="of:=AVERAGE([.AX4:.AX6])" office:value-type="float" office:value="-0.0000000281249703526498" calcext:value-type="float">
            <text:p>-2.81249703526498E-008</text:p>
          </table:table-cell>
          <table:table-cell table:style-name="Default" table:formula="of:=AVERAGE([.AU4:.AU6])" office:value-type="float" office:value="-8.71813512900856" calcext:value-type="float">
            <text:p>-8.718135129</text:p>
          </table:table-cell>
          <table:table-cell table:formula="of:=AVERAGE([.AZ4:.AZ6])" office:value-type="float" office:value="-1.01670036126095" calcext:value-type="float">
            <text:p>-1.0167003613</text:p>
          </table:table-cell>
          <table:table-cell table:style-name="Default" table:formula="of:=AVERAGE([.BB4:.BB6])" office:value-type="float" office:value="0.46970287430063" calcext:value-type="float">
            <text:p>0.4697028743</text:p>
          </table:table-cell>
          <table:table-cell table:style-name="Default" table:formula="of:=AVERAGE([.BD4:.BD6])" office:value-type="float" office:value="555.634441735448" calcext:value-type="float">
            <text:p>555.6344417354</text:p>
          </table:table-cell>
          <table:table-cell/>
          <table:table-cell table:style-name="Default" office:value-type="string" calcext:value-type="string">
            <text:p>100MB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3"/>
          <table:table-cell table:style-name="Default" office:value-type="string" calcext:value-type="string">
            <text:p>SD</text:p>
          </table:table-cell>
          <table:table-cell table:style-name="Default" table:formula="of:=STDEV([.AW4:.AW6])" office:value-type="float" office:value="0.0558073660803355" calcext:value-type="float">
            <text:p>0.0558073661</text:p>
          </table:table-cell>
          <table:table-cell table:style-name="Default" table:formula="of:=STDEV([.AV4:.AV6])" office:value-type="float" office:value="0.0100240165155997" calcext:value-type="float">
            <text:p>0.0100240165</text:p>
          </table:table-cell>
          <table:table-cell table:formula="of:=STDEV([.AY4:.AY6])" office:value-type="float" office:value="0.0202478168749389" calcext:value-type="float">
            <text:p>0.0202478169</text:p>
          </table:table-cell>
          <table:table-cell table:style-name="Default" table:formula="of:=STDEV([.BA4:.BA6])" office:value-type="float" office:value="0.0265147335696187" calcext:value-type="float">
            <text:p>0.0265147336</text:p>
          </table:table-cell>
          <table:table-cell table:style-name="Default" table:formula="of:=STDEV([.BC4:.BC6])" office:value-type="float" office:value="0.0000138692364664546" calcext:value-type="float">
            <text:p>1.38692364664546E-005</text:p>
          </table:table-cell>
          <table:table-cell/>
          <table:table-cell table:style-name="Default"/>
          <table:table-cell office:value-type="string" calcext:value-type="string">
            <text:p>SD</text:p>
          </table:table-cell>
          <table:table-cell table:style-name="Default" table:formula="of:=[.AS43]/[.AS41]" office:value-type="float" office:value="0.0344542932949989" calcext:value-type="float">
            <text:p>0.0344542933</text:p>
          </table:table-cell>
          <table:table-cell table:formula="of:=[.AT43]/[.AS41]" office:value-type="float" office:value="0.00618861683106885" calcext:value-type="float">
            <text:p>0.0061886168</text:p>
          </table:table-cell>
          <table:table-cell table:style-name="Default" table:formula="of:=[.AU43]/[.AS41]" office:value-type="float" office:value="0.0125005760026075" calcext:value-type="float">
            <text:p>0.012500576</text:p>
          </table:table-cell>
          <table:table-cell table:formula="of:=[.AV43]/[.AS41]" office:value-type="float" office:value="0.0163696384762422" calcext:value-type="float">
            <text:p>0.0163696385</text:p>
          </table:table-cell>
          <table:table-cell table:formula="of:=[.AW43]/[.AS41]" office:value-type="float" office:value="0.00000856257470214674" calcext:value-type="float">
            <text:p>8.56257470214674E-006</text:p>
          </table:table-cell>
        </table:table-row>
        <table:table-row table:style-name="ro1" table:number-rows-repeated="2">
          <table:table-cell table:style-name="Default" table:number-columns-repeated="8"/>
          <table:table-cell table:number-columns-repeated="2"/>
          <table:table-cell table:style-name="Default" table:number-columns-repeated="3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3"/>
          <table:table-cell table:style-name="Default" office:value-type="string" calcext:value-type="string">
            <text:p>average</text:p>
          </table:table-cell>
          <table:table-cell table:style-name="Default" table:formula="of:=AVERAGE([.AW10:.AW12])" office:value-type="float" office:value="0.157752162812963" calcext:value-type="float">
            <text:p>0.1577521628</text:p>
          </table:table-cell>
          <table:table-cell table:style-name="Default" table:formula="of:=AVERAGE([.AV10:.AV12])" office:value-type="float" office:value="0.159300676944444" calcext:value-type="float">
            <text:p>0.1593006769</text:p>
          </table:table-cell>
          <table:table-cell table:formula="of:=AVERAGE([.AY10:.AY12])" office:value-type="float" office:value="0.155705140185185" calcext:value-type="float">
            <text:p>0.1557051402</text:p>
          </table:table-cell>
          <table:table-cell table:style-name="Default" table:formula="of:=AVERAGE([.BA10:.BA12])" office:value-type="float" office:value="0.322219560555556" calcext:value-type="float">
            <text:p>0.3222195606</text:p>
          </table:table-cell>
          <table:table-cell table:style-name="Default" table:formula="of:=AVERAGE([.BC10:.BC12])" office:value-type="float" office:value="1.06098301481481" calcext:value-type="float">
            <text:p>1.0609830148</text:p>
          </table:table-cell>
          <table:table-cell/>
          <table:table-cell table:style-name="Default"/>
          <table:table-cell office:value-type="string" calcext:value-type="string">
            <text:p>average</text:p>
          </table:table-cell>
          <table:table-cell table:style-name="Default" table:formula="of:=[.AS46]/[.AS46]" office:value-type="float" office:value="1" calcext:value-type="float">
            <text:p>1</text:p>
          </table:table-cell>
          <table:table-cell table:formula="of:=[.AT46]/[.AS46]" office:value-type="float" office:value="1.00981611981648" calcext:value-type="float">
            <text:p>1.0098161198</text:p>
          </table:table-cell>
          <table:table-cell table:style-name="Default" table:formula="of:=[.AU46]/[.AS46]" office:value-type="float" office:value="0.98702380625865" calcext:value-type="float">
            <text:p>0.9870238063</text:p>
          </table:table-cell>
          <table:table-cell table:formula="of:=[.AV46]/[.AS46]" office:value-type="float" office:value="2.04256825903294" calcext:value-type="float">
            <text:p>2.042568259</text:p>
          </table:table-cell>
          <table:table-cell table:formula="of:=[.AW46]/[.AS46]" office:value-type="float" office:value="6.72563213014554" calcext:value-type="float">
            <text:p>6.7256321301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2"/>
          <table:table-cell table:style-name="Default" office:value-type="string" calcext:value-type="string">
            <text:p>10MB</text:p>
          </table:table-cell>
          <table:table-cell table:style-name="Default" office:value-type="string" calcext:value-type="string">
            <text:p>error</text:p>
          </table:table-cell>
          <table:table-cell table:style-name="Default" table:formula="of:=AVERAGE([.AX10:.AX12])" office:value-type="float" office:value="-0.000000118563806550398" calcext:value-type="float">
            <text:p>-1.18563806550398E-007</text:p>
          </table:table-cell>
          <table:table-cell table:style-name="Default" table:formula="of:=AVERAGE([.AU10:.AU12])" office:value-type="float" office:value="0.983661822287581" calcext:value-type="float">
            <text:p>0.9836618223</text:p>
          </table:table-cell>
          <table:table-cell table:formula="of:=AVERAGE([.AZ10:.AZ12])" office:value-type="float" office:value="-1.29385145938187" calcext:value-type="float">
            <text:p>-1.2938514594</text:p>
          </table:table-cell>
          <table:table-cell table:style-name="Default" table:formula="of:=AVERAGE([.BB10:.BB12])" office:value-type="float" office:value="104.245687069882" calcext:value-type="float">
            <text:p>104.2456870699</text:p>
          </table:table-cell>
          <table:table-cell table:style-name="Default" table:formula="of:=AVERAGE([.BD10:.BD12])" office:value-type="float" office:value="572.705093028321" calcext:value-type="float">
            <text:p>572.7050930283</text:p>
          </table:table-cell>
          <table:table-cell/>
          <table:table-cell table:style-name="Default" office:value-type="string" calcext:value-type="string">
            <text:p>10MB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3"/>
          <table:table-cell table:style-name="Default" office:value-type="string" calcext:value-type="string">
            <text:p>SD</text:p>
          </table:table-cell>
          <table:table-cell table:style-name="Default" table:formula="of:=STDEV([.AW10:.AW12])" office:value-type="float" office:value="0.00279292410390225" calcext:value-type="float">
            <text:p>0.0027929241</text:p>
          </table:table-cell>
          <table:table-cell table:style-name="Default" table:formula="of:=STDEV([.AV10:.AV12])" office:value-type="float" office:value="0.00676584733370153" calcext:value-type="float">
            <text:p>0.0067658473</text:p>
          </table:table-cell>
          <table:table-cell table:formula="of:=STDEV([.AY10:.AY12])" office:value-type="float" office:value="0.00298907232026688" calcext:value-type="float">
            <text:p>0.0029890723</text:p>
          </table:table-cell>
          <table:table-cell table:style-name="Default" table:formula="of:=STDEV([.BA10:.BA12])" office:value-type="float" office:value="0.00848385602072831" calcext:value-type="float">
            <text:p>0.008483856</text:p>
          </table:table-cell>
          <table:table-cell table:style-name="Default" table:formula="of:=STDEV([.BC10:.BC12])" office:value-type="float" office:value="0.00000365911770614646" calcext:value-type="float">
            <text:p>3.65911770614646E-006</text:p>
          </table:table-cell>
          <table:table-cell/>
          <table:table-cell table:style-name="Default"/>
          <table:table-cell office:value-type="string" calcext:value-type="string">
            <text:p>SD</text:p>
          </table:table-cell>
          <table:table-cell table:style-name="Default" table:formula="of:=[.AS48]/[.AS46]" office:value-type="float" office:value="0.0177045059421065" calcext:value-type="float">
            <text:p>0.0177045059</text:p>
          </table:table-cell>
          <table:table-cell table:formula="of:=[.AT48]/[.AS46]" office:value-type="float" office:value="0.0428890939626823" calcext:value-type="float">
            <text:p>0.042889094</text:p>
          </table:table-cell>
          <table:table-cell table:style-name="Default" table:formula="of:=[.AU48]/[.AS46]" office:value-type="float" office:value="0.018947900725842" calcext:value-type="float">
            <text:p>0.0189479007</text:p>
          </table:table-cell>
          <table:table-cell table:formula="of:=[.AV48]/[.AS46]" office:value-type="float" office:value="0.0537796494795896" calcext:value-type="float">
            <text:p>0.0537796495</text:p>
          </table:table-cell>
          <table:table-cell table:formula="of:=[.AW48]/[.AS46]" office:value-type="float" office:value="0.0000231953568236326" calcext:value-type="float">
            <text:p>2.31953568236326E-005</text:p>
          </table:table-cell>
        </table:table-row>
        <table:table-row table:style-name="ro1" table:number-rows-repeated="2">
          <table:table-cell table:style-name="Default" table:number-columns-repeated="8"/>
          <table:table-cell table:number-columns-repeated="2"/>
          <table:table-cell table:style-name="Default" table:number-columns-repeated="3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3"/>
          <table:table-cell table:style-name="Default" office:value-type="string" calcext:value-type="string">
            <text:p>average</text:p>
          </table:table-cell>
          <table:table-cell table:style-name="Default" table:formula="of:=AVERAGE([.AW16:.AW18])" office:value-type="float" office:value="0.0174793952047222" calcext:value-type="float">
            <text:p>0.0174793952</text:p>
          </table:table-cell>
          <table:table-cell table:style-name="Default" table:formula="of:=AVERAGE([.AV16:.AV18])" office:value-type="float" office:value="0.0201041483703704" calcext:value-type="float">
            <text:p>0.0201041484</text:p>
          </table:table-cell>
          <table:table-cell table:formula="of:=AVERAGE([.AY16:.AY18])" office:value-type="float" office:value="0.016629822037037" calcext:value-type="float">
            <text:p>0.016629822</text:p>
          </table:table-cell>
          <table:table-cell table:style-name="Default" table:formula="of:=AVERAGE([.BA16:.BA18])" office:value-type="float" office:value="0.0334910283333332" calcext:value-type="float">
            <text:p>0.0334910283</text:p>
          </table:table-cell>
          <table:table-cell table:style-name="Default" table:formula="of:=AVERAGE([.BC16:.BC18])" office:value-type="float" office:value="0.106098114074074" calcext:value-type="float">
            <text:p>0.1060981141</text:p>
          </table:table-cell>
          <table:table-cell/>
          <table:table-cell table:style-name="Default"/>
          <table:table-cell office:value-type="string" calcext:value-type="string">
            <text:p>average</text:p>
          </table:table-cell>
          <table:table-cell table:style-name="Default" table:formula="of:=[.AS51]/[.AS51]" office:value-type="float" office:value="1" calcext:value-type="float">
            <text:p>1</text:p>
          </table:table-cell>
          <table:table-cell table:formula="of:=[.AT51]/[.AS51]" office:value-type="float" office:value="1.15016269927572" calcext:value-type="float">
            <text:p>1.1501626993</text:p>
          </table:table-cell>
          <table:table-cell table:style-name="Default" table:formula="of:=[.AU51]/[.AS51]" office:value-type="float" office:value="0.951395734364099" calcext:value-type="float">
            <text:p>0.9513957344</text:p>
          </table:table-cell>
          <table:table-cell table:formula="of:=[.AV51]/[.AS51]" office:value-type="float" office:value="1.91602901250755" calcext:value-type="float">
            <text:p>1.9160290125</text:p>
          </table:table-cell>
          <table:table-cell table:formula="of:=[.AW51]/[.AS51]" office:value-type="float" office:value="6.0698961738339" calcext:value-type="float">
            <text:p>6.0698961738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2"/>
          <table:table-cell table:style-name="Default" office:value-type="string" calcext:value-type="string">
            <text:p>1MB</text:p>
          </table:table-cell>
          <table:table-cell table:style-name="Default" office:value-type="string" calcext:value-type="string">
            <text:p>error</text:p>
          </table:table-cell>
          <table:table-cell table:style-name="Default" table:formula="of:=AVERAGE([.AX16:.AX18])" office:value-type="float" office:value="0.00000117122041457899" calcext:value-type="float">
            <text:p>1.17122041457899E-006</text:p>
          </table:table-cell>
          <table:table-cell table:style-name="Default" table:formula="of:=AVERAGE([.AU16:.AU18])" office:value-type="float" office:value="14.5860052690355" calcext:value-type="float">
            <text:p>14.586005269</text:p>
          </table:table-cell>
          <table:table-cell table:formula="of:=AVERAGE([.AZ16:.AZ18])" office:value-type="float" office:value="-4.91302226715616" calcext:value-type="float">
            <text:p>-4.9130222672</text:p>
          </table:table-cell>
          <table:table-cell table:style-name="Default" table:formula="of:=AVERAGE([.BB16:.BB18])" office:value-type="float" office:value="89.8432887142313" calcext:value-type="float">
            <text:p>89.8432887142</text:p>
          </table:table-cell>
          <table:table-cell table:style-name="Default" table:formula="of:=AVERAGE([.BD16:.BD18])" office:value-type="float" office:value="510.908893597119" calcext:value-type="float">
            <text:p>510.9088935971</text:p>
          </table:table-cell>
          <table:table-cell/>
          <table:table-cell table:style-name="Default" office:value-type="string" calcext:value-type="string">
            <text:p>1MB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3"/>
          <table:table-cell table:style-name="Default" office:value-type="string" calcext:value-type="string">
            <text:p>SD</text:p>
          </table:table-cell>
          <table:table-cell table:style-name="Default" table:formula="of:=STDEV([.AW16:.AW18])" office:value-type="float" office:value="0.00172483880512219" calcext:value-type="float">
            <text:p>0.0017248388</text:p>
          </table:table-cell>
          <table:table-cell table:style-name="Default" table:formula="of:=STDEV([.AV16:.AV18])" office:value-type="float" office:value="0.00315335984676504" calcext:value-type="float">
            <text:p>0.0031533598</text:p>
          </table:table-cell>
          <table:table-cell table:formula="of:=STDEV([.AY16:.AY18])" office:value-type="float" office:value="0.00209426370308746" calcext:value-type="float">
            <text:p>0.0020942637</text:p>
          </table:table-cell>
          <table:table-cell table:style-name="Default" table:formula="of:=STDEV([.BA16:.BA18])" office:value-type="float" office:value="0.0158275943653657" calcext:value-type="float">
            <text:p>0.0158275944</text:p>
          </table:table-cell>
          <table:table-cell table:style-name="Default" table:formula="of:=STDEV([.BC16:.BC18])" office:value-type="float" office:value="0.000051818231470767" calcext:value-type="float">
            <text:p>5.1818231470767E-005</text:p>
          </table:table-cell>
          <table:table-cell/>
          <table:table-cell table:style-name="Default"/>
          <table:table-cell office:value-type="string" calcext:value-type="string">
            <text:p>SD</text:p>
          </table:table-cell>
          <table:table-cell table:style-name="Default" table:formula="of:=[.AS53]/[.AS51]" office:value-type="float" office:value="0.0986784030523095" calcext:value-type="float">
            <text:p>0.0986784031</text:p>
          </table:table-cell>
          <table:table-cell table:formula="of:=[.AT53]/[.AS51]" office:value-type="float" office:value="0.180404402431105" calcext:value-type="float">
            <text:p>0.1804044024</text:p>
          </table:table-cell>
          <table:table-cell table:style-name="Default" table:formula="of:=[.AU53]/[.AS51]" office:value-type="float" office:value="0.119813281784582" calcext:value-type="float">
            <text:p>0.1198132818</text:p>
          </table:table-cell>
          <table:table-cell table:formula="of:=[.AV53]/[.AS51]" office:value-type="float" office:value="0.905500114848924" calcext:value-type="float">
            <text:p>0.9055001148</text:p>
          </table:table-cell>
          <table:table-cell table:formula="of:=[.AW53]/[.AS51]" office:value-type="float" office:value="0.00296453228866682" calcext:value-type="float">
            <text:p>0.0029645323</text:p>
          </table:table-cell>
        </table:table-row>
        <table:table-row table:style-name="ro1" table:number-rows-repeated="5">
          <table:table-cell table:style-name="Default" table:number-columns-repeated="8"/>
          <table:table-cell table:number-columns-repeated="2"/>
          <table:table-cell table:style-name="Default" table:number-columns-repeated="3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6"/>
          <table:table-cell/>
          <table:table-cell table:style-name="Default"/>
          <table:table-cell table:style-name="Default" table:formula="of:=sumav([.A29:.AV31])" office:value-type="string" office:string-value="" calcext:value-type="error">
            <text:p>#NAME?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2"/>
          <table:table-cell table:style-name="Default" table:number-columns-repeated="3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 table:number-columns-repeated="36"/>
          <table:table-cell office:value-type="float" office:value="4.9665562984" calcext:value-type="float">
            <text:p>4.9665562984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 style:data-style-name="N2" text:time-value="03:00:54.839274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2:27:56.992417427</meta:creation-date>
    <dc:date>2015-04-11T04:32:23.662070149</dc:date>
    <meta:editing-duration>PT16H9M41S</meta:editing-duration>
    <meta:editing-cycles>34</meta:editing-cycles>
    <meta:generator>LibreOffice/4.2.7.2$Linux_X86_64 LibreOffice_project/420m0$Build-2</meta:generator>
    <meta:document-statistic meta:table-count="1" meta:cell-count="1633" meta:object-count="0"/>
  </office:meta>
</office:document-meta>
</file>